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7.197cm"/>
    </style:style>
    <style:style style:name="co5" style:family="table-column">
      <style:table-column-properties fo:break-before="auto" style:column-width="8.994cm"/>
    </style:style>
    <style:style style:name="co6" style:family="table-column">
      <style:table-column-properties fo:break-before="auto" style:column-width="7.47cm"/>
    </style:style>
    <style:style style:name="co7" style:family="table-column">
      <style:table-column-properties fo:break-before="auto" style:column-width="18.852cm"/>
    </style:style>
    <style:style style:name="co8" style:family="table-column">
      <style:table-column-properties fo:break-before="auto" style:column-width="3.956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AGE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pessoa</text:p>
          </table:table-cell>
          <table:table-cell office:value-type="string" calcext:value-type="string">
            <text:p>id_documento</text:p>
          </table:table-cell>
          <table:table-cell office:value-type="string" calcext:value-type="string">
            <text:p>tx_nome_pessoa</text:p>
          </table:table-cell>
          <table:table-cell office:value-type="string" calcext:value-type="string">
            <text:p>tx_nome_documento</text:p>
          </table:table-cell>
          <table:table-cell office:value-type="string" calcext:value-type="string">
            <text:p>tx_nome_arquivo</text:p>
          </table:table-cell>
          <table:table-cell office:value-type="string" calcext:value-type="string">
            <text:p>tx_url_arquivo</text:p>
          </table:table-cell>
          <table:table-cell office:value-type="string" calcext:value-type="string">
            <text:p>tx_descricao</text:p>
          </table:table-cell>
          <table:table-cell office:value-type="string" calcext:value-type="string">
            <text:p>tx_tipo_arquivo</text:p>
          </table:table-cell>
          <table:table-cell office:value-type="string" calcext:value-type="string">
            <text:p>tx_formato_arquiv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4534835" calcext:value-type="float">
            <text:p>45348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magem do logo enviada através das Opções de Conta</text:p>
          </table:table-cell>
          <table:table-cell office:value-type="string" calcext:value-type="string">
            <text:p>WhatsApp Image 2022-11-11 at 15.00.17.jpeg</text:p>
          </table:table-cell>
          <table:table-cell office:value-type="string" calcext:value-type="string">
            <text:p>https://app.easydentalcloud.com.br/wsefs/service.svc/download?file=7CF304C4-862A-4065-94D3-30E8489AC0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12613" calcext:value-type="float">
            <text:p>5512613</text:p>
          </table:table-cell>
          <table:table-cell office:value-type="float" office:value="1585162" calcext:value-type="float">
            <text:p>1585162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15807AB-5B4E-45B7-B0D3-56AD0781CEA2</text:p>
          </table:table-cell>
          <table:table-cell/>
          <table:table-cell office:value-type="string" calcext:value-type="string">
            <text:p>Identificação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2613" calcext:value-type="float">
            <text:p>5512613</text:p>
          </table:table-cell>
          <table:table-cell office:value-type="float" office:value="1586110" calcext:value-type="float">
            <text:p>1586110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444039-8C48-42AF-96F7-FC5D4799D66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12613" calcext:value-type="float">
            <text:p>5512613</text:p>
          </table:table-cell>
          <table:table-cell office:value-type="float" office:value="1586111" calcext:value-type="float">
            <text:p>1586111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D4B0F0-A889-4671-8E06-170779BBF5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12613" calcext:value-type="float">
            <text:p>5512613</text:p>
          </table:table-cell>
          <table:table-cell office:value-type="float" office:value="1664879" calcext:value-type="float">
            <text:p>1664879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21FF592-B194-44EF-AD78-126DBBE373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12613" calcext:value-type="float">
            <text:p>5512613</text:p>
          </table:table-cell>
          <table:table-cell office:value-type="float" office:value="1664880" calcext:value-type="float">
            <text:p>1664880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AA2DC0-B86E-4634-B78E-186995BE5E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12613" calcext:value-type="float">
            <text:p>5512613</text:p>
          </table:table-cell>
          <table:table-cell office:value-type="float" office:value="1664881" calcext:value-type="float">
            <text:p>1664881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EE307B-0CEC-41A8-8E39-847DA32DBA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20564" calcext:value-type="float">
            <text:p>5520564</text:p>
          </table:table-cell>
          <table:table-cell office:value-type="float" office:value="1586115" calcext:value-type="float">
            <text:p>1586115</text:p>
          </table:table-cell>
          <table:table-cell office:value-type="string" calcext:value-type="string">
            <text:p>Geovana da Penha Xavier Faleir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C53CC7-17F3-45DA-98B0-AD659CFD5D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25587" calcext:value-type="float">
            <text:p>5525587</text:p>
          </table:table-cell>
          <table:table-cell office:value-type="float" office:value="1664892" calcext:value-type="float">
            <text:p>1664892</text:p>
          </table:table-cell>
          <table:table-cell office:value-type="string" calcext:value-type="string">
            <text:p>Elenice Simões Macha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E49322-86E2-473D-B8B5-4FE10CBF0B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25587" calcext:value-type="float">
            <text:p>5525587</text:p>
          </table:table-cell>
          <table:table-cell office:value-type="float" office:value="1851771" calcext:value-type="float">
            <text:p>1851771</text:p>
          </table:table-cell>
          <table:table-cell office:value-type="string" calcext:value-type="string">
            <text:p>Elenice Simões Macha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A68BFC-5E6E-4276-B990-06616A0776A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25587" calcext:value-type="float">
            <text:p>5525587</text:p>
          </table:table-cell>
          <table:table-cell office:value-type="float" office:value="1851777" calcext:value-type="float">
            <text:p>1851777</text:p>
          </table:table-cell>
          <table:table-cell office:value-type="string" calcext:value-type="string">
            <text:p>Elenice Simões Macha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AB56A2-B1E9-4D64-B43A-AD1EB4B860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25587" calcext:value-type="float">
            <text:p>5525587</text:p>
          </table:table-cell>
          <table:table-cell office:value-type="float" office:value="1851780" calcext:value-type="float">
            <text:p>1851780</text:p>
          </table:table-cell>
          <table:table-cell office:value-type="string" calcext:value-type="string">
            <text:p>Elenice Simões Macha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F6F65B-8317-445C-A6B3-11A3A5B02F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30628" calcext:value-type="float">
            <text:p>5530628</text:p>
          </table:table-cell>
          <table:table-cell office:value-type="float" office:value="1667206" calcext:value-type="float">
            <text:p>1667206</text:p>
          </table:table-cell>
          <table:table-cell office:value-type="string" calcext:value-type="string">
            <text:p>Adelina Francisc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123E9C-F702-4205-8350-99ED0248E6D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30628" calcext:value-type="float">
            <text:p>5530628</text:p>
          </table:table-cell>
          <table:table-cell office:value-type="float" office:value="1667207" calcext:value-type="float">
            <text:p>1667207</text:p>
          </table:table-cell>
          <table:table-cell office:value-type="string" calcext:value-type="string">
            <text:p>Adelina Francisc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A9365C-5E5D-47CA-924A-27312F90B8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30634" calcext:value-type="float">
            <text:p>5530634</text:p>
          </table:table-cell>
          <table:table-cell office:value-type="float" office:value="1667210" calcext:value-type="float">
            <text:p>1667210</text:p>
          </table:table-cell>
          <table:table-cell office:value-type="string" calcext:value-type="string">
            <text:p>Ana Carl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1F195C-589D-483E-9EB3-F2F68747C6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30642" calcext:value-type="float">
            <text:p>5530642</text:p>
          </table:table-cell>
          <table:table-cell office:value-type="float" office:value="1664763" calcext:value-type="float">
            <text:p>1664763</text:p>
          </table:table-cell>
          <table:table-cell office:value-type="string" calcext:value-type="string">
            <text:p>Alessandro Alves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181B78-2A6E-47B3-8C1D-350F80D573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30642" calcext:value-type="float">
            <text:p>5530642</text:p>
          </table:table-cell>
          <table:table-cell office:value-type="float" office:value="1664764" calcext:value-type="float">
            <text:p>1664764</text:p>
          </table:table-cell>
          <table:table-cell office:value-type="string" calcext:value-type="string">
            <text:p>Alessandro Alves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1716F4-238D-4F05-BACE-6A57B7A369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30642" calcext:value-type="float">
            <text:p>5530642</text:p>
          </table:table-cell>
          <table:table-cell office:value-type="float" office:value="1664765" calcext:value-type="float">
            <text:p>1664765</text:p>
          </table:table-cell>
          <table:table-cell office:value-type="string" calcext:value-type="string">
            <text:p>Alessandro Alves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8A8976-0BF0-419C-A12F-103D844BC0E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30651" calcext:value-type="float">
            <text:p>5530651</text:p>
          </table:table-cell>
          <table:table-cell office:value-type="float" office:value="1664592" calcext:value-type="float">
            <text:p>1664592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81179E-3308-42DC-8E48-674621347B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30651" calcext:value-type="float">
            <text:p>5530651</text:p>
          </table:table-cell>
          <table:table-cell office:value-type="float" office:value="1664605" calcext:value-type="float">
            <text:p>1664605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228A08-280F-4941-9A35-7E76D179132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30651" calcext:value-type="float">
            <text:p>5530651</text:p>
          </table:table-cell>
          <table:table-cell office:value-type="float" office:value="1664607" calcext:value-type="float">
            <text:p>1664607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AB193B-B744-43CC-9E1C-4936D6CAB4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30651" calcext:value-type="float">
            <text:p>5530651</text:p>
          </table:table-cell>
          <table:table-cell office:value-type="float" office:value="1664608" calcext:value-type="float">
            <text:p>1664608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02DCDE-65ED-4444-BB93-FBFAF038EB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30651" calcext:value-type="float">
            <text:p>5530651</text:p>
          </table:table-cell>
          <table:table-cell office:value-type="float" office:value="1664609" calcext:value-type="float">
            <text:p>1664609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338F88-D56A-4EC0-9BB1-781F7090084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30651" calcext:value-type="float">
            <text:p>5530651</text:p>
          </table:table-cell>
          <table:table-cell office:value-type="float" office:value="1664610" calcext:value-type="float">
            <text:p>1664610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015EAA-3F81-46A1-B9E2-F5B16C6FDA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30651" calcext:value-type="float">
            <text:p>5530651</text:p>
          </table:table-cell>
          <table:table-cell office:value-type="float" office:value="1664611" calcext:value-type="float">
            <text:p>1664611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1ED009-7926-4211-BD85-7BC9F799E2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30651" calcext:value-type="float">
            <text:p>5530651</text:p>
          </table:table-cell>
          <table:table-cell office:value-type="float" office:value="1664612" calcext:value-type="float">
            <text:p>1664612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164F7F-70BB-4A16-9DAB-FEA711A5E4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30674" calcext:value-type="float">
            <text:p>5530674</text:p>
          </table:table-cell>
          <table:table-cell office:value-type="float" office:value="1667204" calcext:value-type="float">
            <text:p>1667204</text:p>
          </table:table-cell>
          <table:table-cell office:value-type="string" calcext:value-type="string">
            <text:p>Ana Maria de Oliveira Sou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1D01B7-663F-483B-9B86-9A7EB191AD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30674" calcext:value-type="float">
            <text:p>5530674</text:p>
          </table:table-cell>
          <table:table-cell office:value-type="float" office:value="1667205" calcext:value-type="float">
            <text:p>1667205</text:p>
          </table:table-cell>
          <table:table-cell office:value-type="string" calcext:value-type="string">
            <text:p>Ana Maria de Oliveira Sou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4B915A-D56C-4B60-A103-61027B84AE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604547" calcext:value-type="float">
            <text:p>1604547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0E45E9-017E-4821-9570-260C444A89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593309" calcext:value-type="float">
            <text:p>1593309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FE9B8C-5436-43E9-8E77-29B5F25145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593310" calcext:value-type="float">
            <text:p>1593310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4A85EB0-2110-4031-A9A4-DC31937C6C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593312" calcext:value-type="float">
            <text:p>1593312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7D8ECD-B391-4964-9119-A0AC06F8DD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593313" calcext:value-type="float">
            <text:p>1593313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6F7FA9-0710-4928-8133-217829280A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593317" calcext:value-type="float">
            <text:p>1593317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232847-4C29-4550-B692-DFF5B9EC43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593321" calcext:value-type="float">
            <text:p>1593321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1EF8A0C-895A-499A-BF60-A94905C6A8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593324" calcext:value-type="float">
            <text:p>1593324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210DB8-585A-4136-8560-7FFEEA80FA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593325" calcext:value-type="float">
            <text:p>1593325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4567F77-F504-4931-9881-D89F079D72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593327" calcext:value-type="float">
            <text:p>1593327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AF22CA-5855-45BE-A3AE-D2BEF27942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604556" calcext:value-type="float">
            <text:p>1604556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3D3956-8350-420A-AA56-D59AE0F379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604555" calcext:value-type="float">
            <text:p>1604555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7B6DBF-899F-4D77-9860-8CADE0ED0F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604554" calcext:value-type="float">
            <text:p>1604554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0881FB-6027-49DE-A251-B69C58AE26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604553" calcext:value-type="float">
            <text:p>1604553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B554CD-C6BA-4EB7-A0D4-FEAB7357D3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604552" calcext:value-type="float">
            <text:p>1604552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8A420F-E154-44DE-A1F7-A9E170D674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604551" calcext:value-type="float">
            <text:p>1604551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425A66-ED07-49AC-9663-17F3CC6F4D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604550" calcext:value-type="float">
            <text:p>1604550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7C16399-DC5C-40F4-9F09-18BE94E41A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604549" calcext:value-type="float">
            <text:p>1604549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784B044-ECDC-47C2-A469-CB7C252539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604429" calcext:value-type="float">
            <text:p>1604429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387DA1-02F9-4F4B-BF13-3D753FFFD9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604428" calcext:value-type="float">
            <text:p>1604428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B53AE6-4691-4277-9E93-DF12D93B3B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604425" calcext:value-type="float">
            <text:p>1604425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9A07B13-8D19-46F7-87FB-CEA1449AD1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1604423" calcext:value-type="float">
            <text:p>1604423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00EC63-1556-4F3E-87D2-E7D00AC296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683572" calcext:value-type="float">
            <text:p>1683572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5FB4BF9-5F95-4074-A288-FB8FD1F2BED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683505" calcext:value-type="float">
            <text:p>168350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56AFAD-2136-4D5C-AC95-414A7E8710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683504" calcext:value-type="float">
            <text:p>1683504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0D30B6F-9B9D-44FF-9327-BDA1F9279C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683499" calcext:value-type="float">
            <text:p>1683499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8E6B5C-5602-4F01-9678-F201CCBEE7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683498" calcext:value-type="float">
            <text:p>1683498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359B71-7766-4DB9-A60F-AE1FE4BA90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683497" calcext:value-type="float">
            <text:p>1683497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5003EF-92D7-4D9B-8E2E-BFC45EB9D0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683496" calcext:value-type="float">
            <text:p>168349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DFBAE5-86C5-4698-B3EB-9F6B53356CB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705950" calcext:value-type="float">
            <text:p>1705950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3A1AD3-C71B-421E-A14E-9E7A48C080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705951" calcext:value-type="float">
            <text:p>1705951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92E4ECA-D4F0-41FD-9A9F-755606BFE4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705968" calcext:value-type="float">
            <text:p>1705968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3F9ED1-144C-447C-A826-0117A605C6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683116" calcext:value-type="float">
            <text:p>168311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1FAB118-4508-4BEF-B21E-973C63D028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683115" calcext:value-type="float">
            <text:p>168311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96611A1-87AD-4CFB-8F95-B79C5CEC08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683111" calcext:value-type="float">
            <text:p>1683111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6E995D-F7B8-4800-AD25-86C207BCF78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683110" calcext:value-type="float">
            <text:p>1683110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61A49C-452C-4C7A-A581-81B67FFF14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850997" calcext:value-type="float">
            <text:p>1850997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506C46-AC09-4F12-9EC9-CAFD3EA9E2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850998" calcext:value-type="float">
            <text:p>1850998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1D46C3-9FF3-42DE-908E-77514DEA75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706196" calcext:value-type="float">
            <text:p>170619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BE31D9-294D-49A6-8704-C1EAF9F66B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706197" calcext:value-type="float">
            <text:p>1706197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3C40B7-6AB0-4386-83A7-9D0E01DDEC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772904" calcext:value-type="float">
            <text:p>1772904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7A93228-2B5F-4A35-AAA2-225AA26C5C4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772905" calcext:value-type="float">
            <text:p>177290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4C3AD5-42DD-48C8-BABD-06D308CF1C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772907" calcext:value-type="float">
            <text:p>1772907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565B57-BC27-48DD-871D-F797AE6D72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794085" calcext:value-type="float">
            <text:p>179408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60D2C2-F1B9-425C-B41D-02756BF9DDC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1794086" calcext:value-type="float">
            <text:p>179408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B466F6-B5E9-4BF1-8695-97BD13DB6C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7439" calcext:value-type="float">
            <text:p>2057439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92DD59-F8BF-4275-AE62-D49AFF522D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7440" calcext:value-type="float">
            <text:p>2057440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FDFBEC-504F-430C-B5DA-0E6B8C12C4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7442" calcext:value-type="float">
            <text:p>2057442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6843D87-DC24-4ADE-BF51-9F8D0965C2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6305" calcext:value-type="float">
            <text:p>205630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57E1364-6316-440F-B19B-0DE9533771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6306" calcext:value-type="float">
            <text:p>205630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C8D79AC-AC96-492B-B57C-DA587DC16F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6308" calcext:value-type="float">
            <text:p>2056308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548DF4-FEED-4A54-A8D3-6B0225DAD75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6314" calcext:value-type="float">
            <text:p>2056314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0CE010-624D-4CEE-AFE5-E230353AB3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6315" calcext:value-type="float">
            <text:p>205631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F34D01-D5D2-42AE-A425-5C0900DF89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6304" calcext:value-type="float">
            <text:p>2056304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E4A855-AF97-497C-A3CE-533DE5F6ABD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8425" calcext:value-type="float">
            <text:p>2058425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BC5F8E-B00F-48AC-BFCF-0808095B35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8426" calcext:value-type="float">
            <text:p>205842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C62D0B-278F-4897-8DC7-706AF58643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8428" calcext:value-type="float">
            <text:p>2058428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81EE70B-D8BA-49BA-85F8-14069E4EEC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8429" calcext:value-type="float">
            <text:p>2058429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139714E-FDA7-4CBB-8651-ACFFD73123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8431" calcext:value-type="float">
            <text:p>2058431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02B56A-B8E0-4F3C-B5A7-4B7386E20E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6263" calcext:value-type="float">
            <text:p>2056263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FAAB71-FBAE-4AD2-A80A-EB111B9BE5A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6273" calcext:value-type="float">
            <text:p>2056273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837AB6-8918-45DA-8617-5D8F3B0E25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6296" calcext:value-type="float">
            <text:p>2056296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8E914E-27CB-45EE-B252-EA91B1AE34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6300" calcext:value-type="float">
            <text:p>2056300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471A47-FCD5-4147-BC43-687A662061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6301" calcext:value-type="float">
            <text:p>2056301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2E2CF6-7FFC-4654-9737-CC332228498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6303" calcext:value-type="float">
            <text:p>2056303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4FA5EA-FCA0-4A96-8A6D-C83BBB25CF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8424" calcext:value-type="float">
            <text:p>2058424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29D110-EB45-48E1-BD3A-F47A51C3BF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2058434" calcext:value-type="float">
            <text:p>2058434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326DCA6-FF5E-4376-82F2-7BFBCB94645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741567" calcext:value-type="float">
            <text:p>1741567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50CB50-140C-4BB7-8F6D-EFA68F2EC9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741637" calcext:value-type="float">
            <text:p>1741637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6C786A-5426-4A78-A8A1-AE52180184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741638" calcext:value-type="float">
            <text:p>1741638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A9F12B-0F81-4AB3-A056-A1D9AC8591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741639" calcext:value-type="float">
            <text:p>1741639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ACE01E-5F00-42E3-9299-444EEC2D3D7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741663" calcext:value-type="float">
            <text:p>1741663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BF76312-4C37-48C3-A28D-E3AF4E349B7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741664" calcext:value-type="float">
            <text:p>1741664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76ACA3-BC5E-4876-9A2B-93C32C4222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704009" calcext:value-type="float">
            <text:p>1704009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7ADEC45-2A06-4DEA-A603-999AB904C5B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704010" calcext:value-type="float">
            <text:p>1704010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685E02-712D-49EF-A06D-BEE2951088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704030" calcext:value-type="float">
            <text:p>1704030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EB7A6F-1F19-40E7-AA99-1B21BFB4A6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704031" calcext:value-type="float">
            <text:p>1704031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7F781F-3963-4921-BA4C-1CB066C3E0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680358" calcext:value-type="float">
            <text:p>1680358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390629-6086-4600-AF3B-5465262165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680359" calcext:value-type="float">
            <text:p>1680359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72E71C-E29A-4FFB-8901-E3A3C03165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681082" calcext:value-type="float">
            <text:p>1681082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BFE3FC-DF5A-4248-AAD4-2C0536DE9B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681083" calcext:value-type="float">
            <text:p>1681083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B75AD2-DB5B-49D8-8EAB-D1FAD10CEC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599526" calcext:value-type="float">
            <text:p>1599526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06C9F5-FDD9-4646-93CD-2CE3D030BA4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599524" calcext:value-type="float">
            <text:p>1599524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7E77F99-8CB3-48A1-9D0E-421EEC2CA0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599523" calcext:value-type="float">
            <text:p>1599523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B862FC-6E46-4468-8175-DFBF61F479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599521" calcext:value-type="float">
            <text:p>1599521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2A8A807-EE51-4107-BF14-60A4CB4786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599520" calcext:value-type="float">
            <text:p>1599520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600DD01-9E6F-4AD2-8BBD-459BB7D7CE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599159" calcext:value-type="float">
            <text:p>1599159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462F67-F710-4AF3-8B14-59B71339260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599169" calcext:value-type="float">
            <text:p>1599169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5F5533-C52C-4B30-AB6D-1163E40271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599500" calcext:value-type="float">
            <text:p>1599500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470732-E973-4ADC-9833-A79B81937A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1599518" calcext:value-type="float">
            <text:p>1599518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A571DF-8E7A-4446-ADD9-44E358CDE9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549588" calcext:value-type="float">
            <text:p>5549588</text:p>
          </table:table-cell>
          <table:table-cell office:value-type="float" office:value="1603060" calcext:value-type="float">
            <text:p>1603060</text:p>
          </table:table-cell>
          <table:table-cell office:value-type="string" calcext:value-type="string">
            <text:p>Ravilla Cristin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9C284B-5C79-4FDC-90F4-DEB83F3223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549588" calcext:value-type="float">
            <text:p>5549588</text:p>
          </table:table-cell>
          <table:table-cell office:value-type="float" office:value="1603062" calcext:value-type="float">
            <text:p>1603062</text:p>
          </table:table-cell>
          <table:table-cell office:value-type="string" calcext:value-type="string">
            <text:p>Ravilla Cristin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D11FF5-AA90-41B9-9EA5-7A1B3A8D3A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49588" calcext:value-type="float">
            <text:p>5549588</text:p>
          </table:table-cell>
          <table:table-cell office:value-type="float" office:value="1664794" calcext:value-type="float">
            <text:p>1664794</text:p>
          </table:table-cell>
          <table:table-cell office:value-type="string" calcext:value-type="string">
            <text:p>Ravilla Cristin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B946FE-A80A-4BC9-99E0-D30BDDDD936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549588" calcext:value-type="float">
            <text:p>5549588</text:p>
          </table:table-cell>
          <table:table-cell office:value-type="float" office:value="1664795" calcext:value-type="float">
            <text:p>1664795</text:p>
          </table:table-cell>
          <table:table-cell office:value-type="string" calcext:value-type="string">
            <text:p>Ravilla Cristin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BCF6CC-1D61-497A-B9D9-854AB2F6D58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549880" calcext:value-type="float">
            <text:p>5549880</text:p>
          </table:table-cell>
          <table:table-cell office:value-type="float" office:value="1664954" calcext:value-type="float">
            <text:p>1664954</text:p>
          </table:table-cell>
          <table:table-cell office:value-type="string" calcext:value-type="string">
            <text:p>Deisiane José da Co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0B74D1-7400-4436-A679-402BE4F814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549880" calcext:value-type="float">
            <text:p>5549880</text:p>
          </table:table-cell>
          <table:table-cell office:value-type="float" office:value="1664956" calcext:value-type="float">
            <text:p>1664956</text:p>
          </table:table-cell>
          <table:table-cell office:value-type="string" calcext:value-type="string">
            <text:p>Deisiane José da Co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855661-E214-4646-96EB-0788746B7A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72548" calcext:value-type="float">
            <text:p>5572548</text:p>
          </table:table-cell>
          <table:table-cell office:value-type="float" office:value="1681087" calcext:value-type="float">
            <text:p>1681087</text:p>
          </table:table-cell>
          <table:table-cell office:value-type="string" calcext:value-type="string">
            <text:p>Jair Ribeiro Camp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A9AB7B-58E9-4912-8174-FE6E4FE3CC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572548" calcext:value-type="float">
            <text:p>5572548</text:p>
          </table:table-cell>
          <table:table-cell office:value-type="float" office:value="1681062" calcext:value-type="float">
            <text:p>1681062</text:p>
          </table:table-cell>
          <table:table-cell office:value-type="string" calcext:value-type="string">
            <text:p>Jair Ribeiro Camp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006D05-C4E2-4211-9FC1-74348071E4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572548" calcext:value-type="float">
            <text:p>5572548</text:p>
          </table:table-cell>
          <table:table-cell office:value-type="float" office:value="1681081" calcext:value-type="float">
            <text:p>1681081</text:p>
          </table:table-cell>
          <table:table-cell office:value-type="string" calcext:value-type="string">
            <text:p>Jair Ribeiro Camp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C8D9EE-C78C-45DA-B2E6-05D9293089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574162" calcext:value-type="float">
            <text:p>5574162</text:p>
          </table:table-cell>
          <table:table-cell office:value-type="float" office:value="1664734" calcext:value-type="float">
            <text:p>1664734</text:p>
          </table:table-cell>
          <table:table-cell office:value-type="string" calcext:value-type="string">
            <text:p>Luana Honorio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16369E0-D418-4E78-8143-C49F1D02B90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74162" calcext:value-type="float">
            <text:p>5574162</text:p>
          </table:table-cell>
          <table:table-cell office:value-type="float" office:value="1664737" calcext:value-type="float">
            <text:p>1664737</text:p>
          </table:table-cell>
          <table:table-cell office:value-type="string" calcext:value-type="string">
            <text:p>Luana Honorio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A3E6F5-67DC-47AD-B62E-ED03AB64DA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574162" calcext:value-type="float">
            <text:p>5574162</text:p>
          </table:table-cell>
          <table:table-cell office:value-type="float" office:value="1664738" calcext:value-type="float">
            <text:p>1664738</text:p>
          </table:table-cell>
          <table:table-cell office:value-type="string" calcext:value-type="string">
            <text:p>Luana Honorio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BDBABD-7190-4610-B75E-ECBF1E5D91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574162" calcext:value-type="float">
            <text:p>5574162</text:p>
          </table:table-cell>
          <table:table-cell office:value-type="float" office:value="1664739" calcext:value-type="float">
            <text:p>1664739</text:p>
          </table:table-cell>
          <table:table-cell office:value-type="string" calcext:value-type="string">
            <text:p>Luana Honorio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822038-8DBD-4ACB-A4FE-A03508FC52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574162" calcext:value-type="float">
            <text:p>5574162</text:p>
          </table:table-cell>
          <table:table-cell office:value-type="float" office:value="1664740" calcext:value-type="float">
            <text:p>1664740</text:p>
          </table:table-cell>
          <table:table-cell office:value-type="string" calcext:value-type="string">
            <text:p>Luana Honorio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1D1811-C300-4E52-AEEC-EA3DD9349B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574238" calcext:value-type="float">
            <text:p>5574238</text:p>
          </table:table-cell>
          <table:table-cell office:value-type="float" office:value="1683582" calcext:value-type="float">
            <text:p>1683582</text:p>
          </table:table-cell>
          <table:table-cell office:value-type="string" calcext:value-type="string">
            <text:p>Ane Beatriz Cordeiro de Paul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BF68E0-1D98-4872-9175-FC0E1DBC7D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574238" calcext:value-type="float">
            <text:p>5574238</text:p>
          </table:table-cell>
          <table:table-cell office:value-type="float" office:value="1683613" calcext:value-type="float">
            <text:p>1683613</text:p>
          </table:table-cell>
          <table:table-cell office:value-type="string" calcext:value-type="string">
            <text:p>Ane Beatriz Cordeiro de Paul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027A44-0B64-4E4E-9530-EE311A2D7B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574308" calcext:value-type="float">
            <text:p>5574308</text:p>
          </table:table-cell>
          <table:table-cell office:value-type="float" office:value="1667202" calcext:value-type="float">
            <text:p>1667202</text:p>
          </table:table-cell>
          <table:table-cell office:value-type="string" calcext:value-type="string">
            <text:p>Amanda Martins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193114-B925-457D-A222-949EE43AF5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07504" calcext:value-type="float">
            <text:p>1607504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D774B5-46F4-44A3-A558-8E3D3EBA04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07505" calcext:value-type="float">
            <text:p>1607505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1F0DF23-E92F-4027-BFAF-93A2C6AFF2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07507" calcext:value-type="float">
            <text:p>1607507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A47E0B-B462-45BB-ADA6-4B7058E466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07500" calcext:value-type="float">
            <text:p>1607500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E4E9F8-89A0-404B-B140-1C7FEC5B4F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07497" calcext:value-type="float">
            <text:p>1607497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103F96-E066-40BC-81B9-D70DA46497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07496" calcext:value-type="float">
            <text:p>1607496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EECE74-9B18-4BB7-8F51-4630A0C993E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07509" calcext:value-type="float">
            <text:p>1607509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169996-B783-41F4-B7C9-1CE7C91956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07514" calcext:value-type="float">
            <text:p>1607514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3449666-5879-40AB-9340-D756566F1D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07515" calcext:value-type="float">
            <text:p>1607515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4C9516-CEAF-4225-B889-4BAA70F494E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07516" calcext:value-type="float">
            <text:p>1607516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9ACE1E-AA0E-4756-8132-F337CC8FB0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07517" calcext:value-type="float">
            <text:p>1607517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CB0991-A621-4C7D-A45C-78F429FE33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07518" calcext:value-type="float">
            <text:p>1607518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731D97-46A0-4506-BCB6-69C92A6AD2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78803" calcext:value-type="float">
            <text:p>1678803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20F2CC-432F-4536-964A-7E211275297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79130" calcext:value-type="float">
            <text:p>1679130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2EA76D-409D-445C-8109-4B3FB41630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79021" calcext:value-type="float">
            <text:p>1679021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3A543E-48E8-4D8F-9091-3E34A6881B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78845" calcext:value-type="float">
            <text:p>1678845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21107C-95C0-401A-B442-A1F88AE236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678840" calcext:value-type="float">
            <text:p>1678840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E13287-7CB5-4FB9-905D-E61173E4F5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1851552" calcext:value-type="float">
            <text:p>1851552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233E6E-9542-4E7E-856B-F5BF8B9822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2384636" calcext:value-type="float">
            <text:p>2384636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D71ED6-31EF-4380-9355-6E3B61926A1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2384638" calcext:value-type="float">
            <text:p>2384638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1350CE-608F-4230-9CB8-4661E4DA4A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2384699" calcext:value-type="float">
            <text:p>2384699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3C685A9-E56D-489F-8507-F18B808A51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2384700" calcext:value-type="float">
            <text:p>2384700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D588DC-A6A7-4A23-A255-CDDE818E3E8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2384701" calcext:value-type="float">
            <text:p>2384701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97A5D9-40AB-4EF9-8520-5F2A5B0595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2384702" calcext:value-type="float">
            <text:p>2384702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AC3167-8980-45C7-BF5F-8029F7A1FE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2384724" calcext:value-type="float">
            <text:p>2384724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6B7868-57AC-4ACF-AADC-C52D30744B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2384725" calcext:value-type="float">
            <text:p>2384725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B19847-265E-42A4-A9D7-7E33AC76088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2384726" calcext:value-type="float">
            <text:p>2384726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9201C6-E6CF-4695-B81E-5A150E903E0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586949" calcext:value-type="float">
            <text:p>5586949</text:p>
          </table:table-cell>
          <table:table-cell office:value-type="float" office:value="1664659" calcext:value-type="float">
            <text:p>1664659</text:p>
          </table:table-cell>
          <table:table-cell office:value-type="string" calcext:value-type="string">
            <text:p>Juliana Mendes Lop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173D1C-664D-4A58-B8AD-CD80BC8C78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586949" calcext:value-type="float">
            <text:p>5586949</text:p>
          </table:table-cell>
          <table:table-cell office:value-type="float" office:value="1664661" calcext:value-type="float">
            <text:p>1664661</text:p>
          </table:table-cell>
          <table:table-cell office:value-type="string" calcext:value-type="string">
            <text:p>Juliana Mendes Lop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5254E3-2960-432A-A9B0-46F984A55C3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586949" calcext:value-type="float">
            <text:p>5586949</text:p>
          </table:table-cell>
          <table:table-cell office:value-type="float" office:value="1664663" calcext:value-type="float">
            <text:p>1664663</text:p>
          </table:table-cell>
          <table:table-cell office:value-type="string" calcext:value-type="string">
            <text:p>Juliana Mendes Lop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47B2F6-C5E8-407C-A959-844DB8762A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586949" calcext:value-type="float">
            <text:p>5586949</text:p>
          </table:table-cell>
          <table:table-cell office:value-type="float" office:value="1664665" calcext:value-type="float">
            <text:p>1664665</text:p>
          </table:table-cell>
          <table:table-cell office:value-type="string" calcext:value-type="string">
            <text:p>Juliana Mendes Lop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8C1C05-B655-4708-9E67-A5192BD220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587550" calcext:value-type="float">
            <text:p>5587550</text:p>
          </table:table-cell>
          <table:table-cell office:value-type="float" office:value="1679182" calcext:value-type="float">
            <text:p>1679182</text:p>
          </table:table-cell>
          <table:table-cell office:value-type="string" calcext:value-type="string">
            <text:p>Cristia De Paula Cordeiro Mai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EFC0BAA-1FB0-4E27-9957-D0A997C406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666463" calcext:value-type="float">
            <text:p>5666463</text:p>
          </table:table-cell>
          <table:table-cell office:value-type="float" office:value="1664848" calcext:value-type="float">
            <text:p>1664848</text:p>
          </table:table-cell>
          <table:table-cell office:value-type="string" calcext:value-type="string">
            <text:p>Eduarda Alves Nun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5E3D692-8E49-4E09-BEC4-CE439F4B43F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666463" calcext:value-type="float">
            <text:p>5666463</text:p>
          </table:table-cell>
          <table:table-cell office:value-type="float" office:value="1664850" calcext:value-type="float">
            <text:p>1664850</text:p>
          </table:table-cell>
          <table:table-cell office:value-type="string" calcext:value-type="string">
            <text:p>Eduarda Alves Nun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752BCB-6C0B-4179-91FC-1051E5516F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666463" calcext:value-type="float">
            <text:p>5666463</text:p>
          </table:table-cell>
          <table:table-cell office:value-type="float" office:value="1664857" calcext:value-type="float">
            <text:p>1664857</text:p>
          </table:table-cell>
          <table:table-cell office:value-type="string" calcext:value-type="string">
            <text:p>Eduarda Alves Nun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22A2FA-C44D-45DC-9E0C-E427D30E4A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666463" calcext:value-type="float">
            <text:p>5666463</text:p>
          </table:table-cell>
          <table:table-cell office:value-type="float" office:value="1664858" calcext:value-type="float">
            <text:p>1664858</text:p>
          </table:table-cell>
          <table:table-cell office:value-type="string" calcext:value-type="string">
            <text:p>Eduarda Alves Nun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02C6C6-E628-4266-935F-09E00120FC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704554" calcext:value-type="float">
            <text:p>5704554</text:p>
          </table:table-cell>
          <table:table-cell office:value-type="float" office:value="1971573" calcext:value-type="float">
            <text:p>1971573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A9C27F-699D-4312-8AD7-3ED4C3366A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704554" calcext:value-type="float">
            <text:p>5704554</text:p>
          </table:table-cell>
          <table:table-cell office:value-type="float" office:value="1971575" calcext:value-type="float">
            <text:p>1971575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3066AC-0179-4FFF-B955-16CEBD75644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704554" calcext:value-type="float">
            <text:p>5704554</text:p>
          </table:table-cell>
          <table:table-cell office:value-type="float" office:value="1971576" calcext:value-type="float">
            <text:p>1971576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BB6D32-FD70-4655-B27E-B90C13FBD2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704554" calcext:value-type="float">
            <text:p>5704554</text:p>
          </table:table-cell>
          <table:table-cell office:value-type="float" office:value="1971578" calcext:value-type="float">
            <text:p>1971578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41F2D2-B937-4700-917F-0DDB9733F9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704554" calcext:value-type="float">
            <text:p>5704554</text:p>
          </table:table-cell>
          <table:table-cell office:value-type="float" office:value="1971579" calcext:value-type="float">
            <text:p>1971579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0681EE-7CC6-4950-8DA1-E749730096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704554" calcext:value-type="float">
            <text:p>5704554</text:p>
          </table:table-cell>
          <table:table-cell office:value-type="float" office:value="1971580" calcext:value-type="float">
            <text:p>1971580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8E5855-6CDC-4140-869C-B07C0D2A2B8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704554" calcext:value-type="float">
            <text:p>5704554</text:p>
          </table:table-cell>
          <table:table-cell office:value-type="float" office:value="1971586" calcext:value-type="float">
            <text:p>1971586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AB3DE0D-A891-4C9D-9484-CAB0491C96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704554" calcext:value-type="float">
            <text:p>5704554</text:p>
          </table:table-cell>
          <table:table-cell office:value-type="float" office:value="1971587" calcext:value-type="float">
            <text:p>1971587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5C4A47-1C38-418D-9848-2A1E074C88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704687" calcext:value-type="float">
            <text:p>5704687</text:p>
          </table:table-cell>
          <table:table-cell office:value-type="float" office:value="2176998" calcext:value-type="float">
            <text:p>2176998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5791C6-E753-4711-AAA7-2E101E5FD5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704687" calcext:value-type="float">
            <text:p>5704687</text:p>
          </table:table-cell>
          <table:table-cell office:value-type="float" office:value="2176999" calcext:value-type="float">
            <text:p>2176999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B554E3-4D65-43EB-A7F2-93B89C10BE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704687" calcext:value-type="float">
            <text:p>5704687</text:p>
          </table:table-cell>
          <table:table-cell office:value-type="float" office:value="2177000" calcext:value-type="float">
            <text:p>2177000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7E3F24-332C-420D-8EA1-5A7318E3B3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704687" calcext:value-type="float">
            <text:p>5704687</text:p>
          </table:table-cell>
          <table:table-cell office:value-type="float" office:value="2176914" calcext:value-type="float">
            <text:p>2176914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BD9E3C8-9434-4CE9-94CA-AE76FE89F7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704687" calcext:value-type="float">
            <text:p>5704687</text:p>
          </table:table-cell>
          <table:table-cell office:value-type="float" office:value="2176915" calcext:value-type="float">
            <text:p>2176915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7C5AA2C-BBC6-44A9-9AE2-7C07AFD9F3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04687" calcext:value-type="float">
            <text:p>5704687</text:p>
          </table:table-cell>
          <table:table-cell office:value-type="float" office:value="1667212" calcext:value-type="float">
            <text:p>1667212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2AE08F-873E-44E8-A7C1-35409E949C8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704687" calcext:value-type="float">
            <text:p>5704687</text:p>
          </table:table-cell>
          <table:table-cell office:value-type="float" office:value="1667214" calcext:value-type="float">
            <text:p>1667214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9CA2A0-805C-4040-BB93-D5C6E4454B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704687" calcext:value-type="float">
            <text:p>5704687</text:p>
          </table:table-cell>
          <table:table-cell office:value-type="float" office:value="2259815" calcext:value-type="float">
            <text:p>2259815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95F501-242D-477B-9071-92E1015FBBA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704687" calcext:value-type="float">
            <text:p>5704687</text:p>
          </table:table-cell>
          <table:table-cell office:value-type="float" office:value="2259731" calcext:value-type="float">
            <text:p>2259731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9DE22E0-C9DC-4729-8E20-461E6859DA0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704687" calcext:value-type="float">
            <text:p>5704687</text:p>
          </table:table-cell>
          <table:table-cell office:value-type="float" office:value="2259733" calcext:value-type="float">
            <text:p>2259733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438BA6-BACE-48EB-850C-278C9250AF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704729" calcext:value-type="float">
            <text:p>5704729</text:p>
          </table:table-cell>
          <table:table-cell office:value-type="float" office:value="2477574" calcext:value-type="float">
            <text:p>2477574</text:p>
          </table:table-cell>
          <table:table-cell office:value-type="string" calcext:value-type="string">
            <text:p>Lorena Pereira de Almeid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01DCBA-8415-41E6-AF9D-461F1F8053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704729" calcext:value-type="float">
            <text:p>5704729</text:p>
          </table:table-cell>
          <table:table-cell office:value-type="float" office:value="2477575" calcext:value-type="float">
            <text:p>2477575</text:p>
          </table:table-cell>
          <table:table-cell office:value-type="string" calcext:value-type="string">
            <text:p>Lorena Pereira de Almeid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C9CF65-2259-4932-B690-285819B5B1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397942" calcext:value-type="float">
            <text:p>2397942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6B1064-5576-4F03-89B6-5FD2CA8AE5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400436" calcext:value-type="float">
            <text:p>2400436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5B9B12-8681-435D-A481-07EF3E8079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389910" calcext:value-type="float">
            <text:p>2389910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4871BF-B901-4FB2-8712-95424771B6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390095" calcext:value-type="float">
            <text:p>2390095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9E4E2E-94C3-456E-9698-526037A5F2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390098" calcext:value-type="float">
            <text:p>2390098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A054F7-AA1D-4B15-8741-4FCE847106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390099" calcext:value-type="float">
            <text:p>2390099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7AAC16-12EE-4AFE-B9EB-4EA223D660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398207" calcext:value-type="float">
            <text:p>2398207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F9F4DC-48CD-4252-886A-E8C40C6B9AE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262974" calcext:value-type="float">
            <text:p>2262974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57C52F-5F3A-436E-AAA5-2DA0F88044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263291" calcext:value-type="float">
            <text:p>2263291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42E81C-F731-4DCA-9ADE-437887C5B45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286159" calcext:value-type="float">
            <text:p>2286159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C7D193-11B9-4BD6-8540-3E13565810E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286162" calcext:value-type="float">
            <text:p>2286162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494BEE-FF1E-482F-AE98-BC78A83082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286163" calcext:value-type="float">
            <text:p>2286163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5DE046-5697-4B4D-B426-846B6B4728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286164" calcext:value-type="float">
            <text:p>2286164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1D5992-6EDE-4552-9F20-F31C24D6874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286165" calcext:value-type="float">
            <text:p>2286165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152874-60E8-497E-AA63-D46D972DF1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263290" calcext:value-type="float">
            <text:p>2263290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D060B2-8E90-4EFB-BFAB-C3BBDE1C27C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286166" calcext:value-type="float">
            <text:p>2286166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376A4F-8220-4463-8849-8BB6A110C2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2286167" calcext:value-type="float">
            <text:p>2286167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D016E8-314B-4DD8-A5D0-4A40C3F888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1891298" calcext:value-type="float">
            <text:p>1891298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23E37B-FC40-4366-B714-D9C2E918FAA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1891299" calcext:value-type="float">
            <text:p>1891299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841CF3-7490-46A9-A8E1-C6D6FFE636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1977149" calcext:value-type="float">
            <text:p>1977149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B7BA4C-A869-4617-9E77-BD45B43745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1977150" calcext:value-type="float">
            <text:p>1977150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46CAEA-9265-42CB-AE6F-A7E520EE69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1977151" calcext:value-type="float">
            <text:p>1977151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7D715F-B9D0-4828-AC7A-8A75F7D6D4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1988631" calcext:value-type="float">
            <text:p>1988631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8164AF-A292-401F-8035-008B4D3F6B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1988632" calcext:value-type="float">
            <text:p>1988632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B5E908-D9DB-434A-9EC1-2C6A76EB5C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1988384" calcext:value-type="float">
            <text:p>1988384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678F62-3812-48A7-B92E-723908696F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091" calcext:value-type="float">
            <text:p>1674091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92C4F63-1C47-49A7-AB0A-967A0072B5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092" calcext:value-type="float">
            <text:p>1674092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082927-DD08-476F-A33D-B4347D0A02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093" calcext:value-type="float">
            <text:p>1674093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FA0998-36EC-45EB-A2A1-776DC2DF4F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096" calcext:value-type="float">
            <text:p>1674096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F8E572-1A02-47DA-A271-53C494634A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100" calcext:value-type="float">
            <text:p>1674100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D7DD41-25AE-4757-B292-0519D7CF8C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101" calcext:value-type="float">
            <text:p>1674101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02883D-F5BC-43F8-AA4A-63F74ED011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103" calcext:value-type="float">
            <text:p>1674103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084993-D5F5-42CA-9274-6FDA9418C2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106" calcext:value-type="float">
            <text:p>1674106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CF292B-9B8A-4155-8910-27F91C2022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111" calcext:value-type="float">
            <text:p>1674111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5B47EF-05CD-4E76-8333-C58B0F28F3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115" calcext:value-type="float">
            <text:p>1674115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08E424-F813-4F83-A296-D97C3BE4FC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121" calcext:value-type="float">
            <text:p>1674121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6E2E98-87F0-42BC-BE0F-50E74B7DDD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122" calcext:value-type="float">
            <text:p>1674122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88E0A1-8949-43BD-BF5E-41FE63E51B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400" calcext:value-type="float">
            <text:p>1674400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D97C22-5D79-4BD0-9957-14A712B4E1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401" calcext:value-type="float">
            <text:p>1674401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1B34DF-9E61-470C-921A-E27EF0B21B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1674404" calcext:value-type="float">
            <text:p>1674404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E859800-C4CF-43B1-B4A4-9CDFF1879C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712843" calcext:value-type="float">
            <text:p>5712843</text:p>
          </table:table-cell>
          <table:table-cell office:value-type="float" office:value="1664613" calcext:value-type="float">
            <text:p>1664613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1E0E266-ED3A-4401-93F1-C96D7E9478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712843" calcext:value-type="float">
            <text:p>5712843</text:p>
          </table:table-cell>
          <table:table-cell office:value-type="float" office:value="1664615" calcext:value-type="float">
            <text:p>1664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B1B624-AE5A-4967-BC81-ECA263041F4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712843" calcext:value-type="float">
            <text:p>5712843</text:p>
          </table:table-cell>
          <table:table-cell office:value-type="float" office:value="1664616" calcext:value-type="float">
            <text:p>1664616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851CCD-8855-4A11-B35A-ED2EFB68F4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712843" calcext:value-type="float">
            <text:p>5712843</text:p>
          </table:table-cell>
          <table:table-cell office:value-type="float" office:value="1664617" calcext:value-type="float">
            <text:p>1664617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15E4BD-1ECF-4599-B73D-BFF479AA954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712843" calcext:value-type="float">
            <text:p>5712843</text:p>
          </table:table-cell>
          <table:table-cell office:value-type="float" office:value="1664618" calcext:value-type="float">
            <text:p>1664618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2747B8-DC77-4CAE-9112-367057E9C4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712843" calcext:value-type="float">
            <text:p>5712843</text:p>
          </table:table-cell>
          <table:table-cell office:value-type="float" office:value="1664619" calcext:value-type="float">
            <text:p>166461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7275FD-8B49-4541-A8AA-314CB8BF5E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712843" calcext:value-type="float">
            <text:p>5712843</text:p>
          </table:table-cell>
          <table:table-cell office:value-type="float" office:value="1664620" calcext:value-type="float">
            <text:p>1664620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72A4F6-BDAD-4161-A2C7-16B3000F700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712843" calcext:value-type="float">
            <text:p>5712843</text:p>
          </table:table-cell>
          <table:table-cell office:value-type="float" office:value="1664621" calcext:value-type="float">
            <text:p>1664621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25873B-8A92-4BAE-9B3F-373E82BB8A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712843" calcext:value-type="float">
            <text:p>5712843</text:p>
          </table:table-cell>
          <table:table-cell office:value-type="float" office:value="1664622" calcext:value-type="float">
            <text:p>1664622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5D6C2D-EA4F-4550-BF87-AC1E84A02B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12847" calcext:value-type="float">
            <text:p>5712847</text:p>
          </table:table-cell>
          <table:table-cell office:value-type="float" office:value="1948029" calcext:value-type="float">
            <text:p>1948029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8B805A-A3BD-453E-8D75-B547FCE7B2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712847" calcext:value-type="float">
            <text:p>5712847</text:p>
          </table:table-cell>
          <table:table-cell office:value-type="float" office:value="1948031" calcext:value-type="float">
            <text:p>1948031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1B3CD83-5ECB-4057-BDB9-EECE5F7B7C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712847" calcext:value-type="float">
            <text:p>5712847</text:p>
          </table:table-cell>
          <table:table-cell office:value-type="float" office:value="1948032" calcext:value-type="float">
            <text:p>1948032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3F1094-EED1-4BA8-9C00-8236D81E1D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712847" calcext:value-type="float">
            <text:p>5712847</text:p>
          </table:table-cell>
          <table:table-cell office:value-type="float" office:value="1948119" calcext:value-type="float">
            <text:p>1948119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E0AA21-05C4-4C4A-AB29-32D25CF8770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712847" calcext:value-type="float">
            <text:p>5712847</text:p>
          </table:table-cell>
          <table:table-cell office:value-type="float" office:value="1948140" calcext:value-type="float">
            <text:p>1948140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3ED9F7-4BDA-4807-8536-0615DE2508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712847" calcext:value-type="float">
            <text:p>5712847</text:p>
          </table:table-cell>
          <table:table-cell office:value-type="float" office:value="1948141" calcext:value-type="float">
            <text:p>1948141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F391BA-4F99-4F70-A324-ED06AD7FB2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712847" calcext:value-type="float">
            <text:p>5712847</text:p>
          </table:table-cell>
          <table:table-cell office:value-type="float" office:value="1948142" calcext:value-type="float">
            <text:p>1948142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BB00EB-FFE7-4A0C-BDE9-8FA6CC3504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712847" calcext:value-type="float">
            <text:p>5712847</text:p>
          </table:table-cell>
          <table:table-cell office:value-type="float" office:value="1948143" calcext:value-type="float">
            <text:p>1948143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8F8966-748B-4C14-8DE7-66B3E5F32C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712847" calcext:value-type="float">
            <text:p>5712847</text:p>
          </table:table-cell>
          <table:table-cell office:value-type="float" office:value="1948144" calcext:value-type="float">
            <text:p>1948144</text:p>
          </table:table-cell>
          <table:table-cell office:value-type="string" calcext:value-type="string">
            <text:p>Maria das Graças Vilas Boa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2A98F6-AA43-4415-B382-24E3725892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712960" calcext:value-type="float">
            <text:p>5712960</text:p>
          </table:table-cell>
          <table:table-cell office:value-type="float" office:value="1664752" calcext:value-type="float">
            <text:p>1664752</text:p>
          </table:table-cell>
          <table:table-cell office:value-type="string" calcext:value-type="string">
            <text:p>Marciene Mendonça de Camarg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69E8B8-3513-4DB6-A23B-773FD58021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12960" calcext:value-type="float">
            <text:p>5712960</text:p>
          </table:table-cell>
          <table:table-cell office:value-type="float" office:value="1664756" calcext:value-type="float">
            <text:p>1664756</text:p>
          </table:table-cell>
          <table:table-cell office:value-type="string" calcext:value-type="string">
            <text:p>Marciene Mendonça de Camarg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67FD8D-4462-4B17-B21C-BF8E1B9F43C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12960" calcext:value-type="float">
            <text:p>5712960</text:p>
          </table:table-cell>
          <table:table-cell office:value-type="float" office:value="1664757" calcext:value-type="float">
            <text:p>1664757</text:p>
          </table:table-cell>
          <table:table-cell office:value-type="string" calcext:value-type="string">
            <text:p>Marciene Mendonça de Camarg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A3EA9C-4730-4F22-A16B-C2553003F3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713048" calcext:value-type="float">
            <text:p>5713048</text:p>
          </table:table-cell>
          <table:table-cell office:value-type="float" office:value="1664906" calcext:value-type="float">
            <text:p>1664906</text:p>
          </table:table-cell>
          <table:table-cell office:value-type="string" calcext:value-type="string">
            <text:p>Marina da Silva Gomes N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C9F1C0-BE61-4B95-9640-09724632951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713048" calcext:value-type="float">
            <text:p>5713048</text:p>
          </table:table-cell>
          <table:table-cell office:value-type="float" office:value="1664907" calcext:value-type="float">
            <text:p>1664907</text:p>
          </table:table-cell>
          <table:table-cell office:value-type="string" calcext:value-type="string">
            <text:p>Marina da Silva Gomes N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60E351-A96F-4692-BF82-1A02BE8D30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713048" calcext:value-type="float">
            <text:p>5713048</text:p>
          </table:table-cell>
          <table:table-cell office:value-type="float" office:value="1664908" calcext:value-type="float">
            <text:p>1664908</text:p>
          </table:table-cell>
          <table:table-cell office:value-type="string" calcext:value-type="string">
            <text:p>Marina da Silva Gomes N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DFE317-6685-4D86-943F-146747A9E5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713312" calcext:value-type="float">
            <text:p>5713312</text:p>
          </table:table-cell>
          <table:table-cell office:value-type="float" office:value="1935502" calcext:value-type="float">
            <text:p>1935502</text:p>
          </table:table-cell>
          <table:table-cell office:value-type="string" calcext:value-type="string">
            <text:p>Nilton Correia Maciel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E0FC74-F187-4B9A-B10B-3CBFA81C51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713312" calcext:value-type="float">
            <text:p>5713312</text:p>
          </table:table-cell>
          <table:table-cell office:value-type="float" office:value="1935504" calcext:value-type="float">
            <text:p>1935504</text:p>
          </table:table-cell>
          <table:table-cell office:value-type="string" calcext:value-type="string">
            <text:p>Nilton Correia Maciel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42E16A6-E2C0-492C-A816-792363CF7F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713312" calcext:value-type="float">
            <text:p>5713312</text:p>
          </table:table-cell>
          <table:table-cell office:value-type="float" office:value="1935606" calcext:value-type="float">
            <text:p>1935606</text:p>
          </table:table-cell>
          <table:table-cell office:value-type="string" calcext:value-type="string">
            <text:p>Nilton Correia Maciel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2B5B20-FFC9-44C9-9175-41647E8116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713312" calcext:value-type="float">
            <text:p>5713312</text:p>
          </table:table-cell>
          <table:table-cell office:value-type="float" office:value="1935607" calcext:value-type="float">
            <text:p>1935607</text:p>
          </table:table-cell>
          <table:table-cell office:value-type="string" calcext:value-type="string">
            <text:p>Nilton Correia Maciel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E7E6F7-3CE0-4CAE-B18B-50A8D3AB9A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713312" calcext:value-type="float">
            <text:p>5713312</text:p>
          </table:table-cell>
          <table:table-cell office:value-type="float" office:value="1871946" calcext:value-type="float">
            <text:p>1871946</text:p>
          </table:table-cell>
          <table:table-cell office:value-type="string" calcext:value-type="string">
            <text:p>Nilton Correia Maciel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EA052E-9EC5-4B10-8874-D0E3F4C67E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713314" calcext:value-type="float">
            <text:p>5713314</text:p>
          </table:table-cell>
          <table:table-cell office:value-type="float" office:value="1664422" calcext:value-type="float">
            <text:p>1664422</text:p>
          </table:table-cell>
          <table:table-cell office:value-type="string" calcext:value-type="string">
            <text:p>Neuza Ribeiro Xavier Rodrigu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40F6C7-DEA0-4200-9618-EA922A9FB2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713314" calcext:value-type="float">
            <text:p>5713314</text:p>
          </table:table-cell>
          <table:table-cell office:value-type="float" office:value="1664587" calcext:value-type="float">
            <text:p>1664587</text:p>
          </table:table-cell>
          <table:table-cell office:value-type="string" calcext:value-type="string">
            <text:p>Neuza Ribeiro Xavier Rodrigu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0E659B-1AFD-4AA7-A93A-A4678CB118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713750" calcext:value-type="float">
            <text:p>5713750</text:p>
          </table:table-cell>
          <table:table-cell office:value-type="float" office:value="1664808" calcext:value-type="float">
            <text:p>1664808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F44ACC-9F75-4997-894D-F175E8A19E0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713750" calcext:value-type="float">
            <text:p>5713750</text:p>
          </table:table-cell>
          <table:table-cell office:value-type="float" office:value="1664809" calcext:value-type="float">
            <text:p>1664809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21A043-B288-406C-9169-01EFB48FB9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713750" calcext:value-type="float">
            <text:p>5713750</text:p>
          </table:table-cell>
          <table:table-cell office:value-type="float" office:value="1664810" calcext:value-type="float">
            <text:p>1664810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E32587-5014-41DF-AEB5-1368B39AC5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713750" calcext:value-type="float">
            <text:p>5713750</text:p>
          </table:table-cell>
          <table:table-cell office:value-type="float" office:value="1664811" calcext:value-type="float">
            <text:p>1664811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BF66D1-18DC-4033-9033-9A0D2B373B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713750" calcext:value-type="float">
            <text:p>5713750</text:p>
          </table:table-cell>
          <table:table-cell office:value-type="float" office:value="1664812" calcext:value-type="float">
            <text:p>1664812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BDB707-11D0-47A9-9FDF-7CD338998A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713750" calcext:value-type="float">
            <text:p>5713750</text:p>
          </table:table-cell>
          <table:table-cell office:value-type="float" office:value="1664813" calcext:value-type="float">
            <text:p>1664813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E08DF7-86A9-4CA5-9967-6DAC891C65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713750" calcext:value-type="float">
            <text:p>5713750</text:p>
          </table:table-cell>
          <table:table-cell office:value-type="float" office:value="1664814" calcext:value-type="float">
            <text:p>1664814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896F9E-D3A5-472D-9CAB-C7C6F05585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713750" calcext:value-type="float">
            <text:p>5713750</text:p>
          </table:table-cell>
          <table:table-cell office:value-type="float" office:value="1719367" calcext:value-type="float">
            <text:p>1719367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9ACBD8-D688-4D17-9F23-52823B0180F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713764" calcext:value-type="float">
            <text:p>5713764</text:p>
          </table:table-cell>
          <table:table-cell office:value-type="float" office:value="1819499" calcext:value-type="float">
            <text:p>1819499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4B8872-CE57-4F89-9B2F-88E81FCCAD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713764" calcext:value-type="float">
            <text:p>5713764</text:p>
          </table:table-cell>
          <table:table-cell office:value-type="float" office:value="1819501" calcext:value-type="float">
            <text:p>1819501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74E9FA-5B81-4CF5-992B-1BDDF2DA79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713764" calcext:value-type="float">
            <text:p>5713764</text:p>
          </table:table-cell>
          <table:table-cell office:value-type="float" office:value="1819502" calcext:value-type="float">
            <text:p>1819502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027542-A3A0-4547-8CC7-37ACB5A4E9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713764" calcext:value-type="float">
            <text:p>5713764</text:p>
          </table:table-cell>
          <table:table-cell office:value-type="float" office:value="1819504" calcext:value-type="float">
            <text:p>1819504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BB0ACA-4453-47EB-BC7D-23B3DE12238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713764" calcext:value-type="float">
            <text:p>5713764</text:p>
          </table:table-cell>
          <table:table-cell office:value-type="float" office:value="1819505" calcext:value-type="float">
            <text:p>1819505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78E90A-C3D9-44C0-AEC8-15EF170867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713764" calcext:value-type="float">
            <text:p>5713764</text:p>
          </table:table-cell>
          <table:table-cell office:value-type="float" office:value="2303305" calcext:value-type="float">
            <text:p>2303305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49F1BA-E208-4FAD-9731-C8CCBEBB23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713764" calcext:value-type="float">
            <text:p>5713764</text:p>
          </table:table-cell>
          <table:table-cell office:value-type="float" office:value="2303304" calcext:value-type="float">
            <text:p>2303304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4185C3-7A30-427B-8A29-E4483BEE47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713764" calcext:value-type="float">
            <text:p>5713764</text:p>
          </table:table-cell>
          <table:table-cell office:value-type="float" office:value="2303267" calcext:value-type="float">
            <text:p>2303267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A7F221-40E1-441F-8AF2-07D67D9FFA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713764" calcext:value-type="float">
            <text:p>5713764</text:p>
          </table:table-cell>
          <table:table-cell office:value-type="float" office:value="2303269" calcext:value-type="float">
            <text:p>2303269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B1403D-238D-48A4-9491-703210540D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713764" calcext:value-type="float">
            <text:p>5713764</text:p>
          </table:table-cell>
          <table:table-cell office:value-type="float" office:value="2303270" calcext:value-type="float">
            <text:p>2303270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96B93E-5640-4292-9EE5-9F7C4E01A1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13764" calcext:value-type="float">
            <text:p>5713764</text:p>
          </table:table-cell>
          <table:table-cell office:value-type="float" office:value="2303271" calcext:value-type="float">
            <text:p>2303271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ADC39B-21A9-48FB-95F3-3557877705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2754633" calcext:value-type="float">
            <text:p>2754633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BB7CBB-A10B-4099-AED4-CA2736FCA8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2754635" calcext:value-type="float">
            <text:p>2754635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E6E7FE-DAAF-4B2F-AA3B-B093E4707E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2754638" calcext:value-type="float">
            <text:p>2754638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3731F6-EA6C-49B5-B797-CD2AC60992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2754639" calcext:value-type="float">
            <text:p>2754639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2214E10-845C-46E7-961D-A019A9BF7E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2754640" calcext:value-type="float">
            <text:p>2754640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C37A78-6D26-4282-AB6A-CF744F2DF1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2754641" calcext:value-type="float">
            <text:p>2754641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E3764F-FD2C-4034-95EC-480968B11A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2754642" calcext:value-type="float">
            <text:p>2754642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D28CAC-CDD2-467D-A0FD-6B24618795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2754548" calcext:value-type="float">
            <text:p>2754548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A682CE-86D0-4C3E-A2A4-66B960B188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2754551" calcext:value-type="float">
            <text:p>2754551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0C430F-5DC9-4470-A5A0-241FCFFBCD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2754560" calcext:value-type="float">
            <text:p>2754560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2948BF-4E33-4CFD-8ADF-C27E10D3746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1970208" calcext:value-type="float">
            <text:p>1970208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4218F2-F723-43D7-940A-A53DCA3E0E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713953" calcext:value-type="float">
            <text:p>5713953</text:p>
          </table:table-cell>
          <table:table-cell office:value-type="float" office:value="1884028" calcext:value-type="float">
            <text:p>1884028</text:p>
          </table:table-cell>
          <table:table-cell office:value-type="string" calcext:value-type="string">
            <text:p>João Luiz de Aguiar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154921-1B88-4901-855B-BB7EC69045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713953" calcext:value-type="float">
            <text:p>5713953</text:p>
          </table:table-cell>
          <table:table-cell office:value-type="float" office:value="1884049" calcext:value-type="float">
            <text:p>1884049</text:p>
          </table:table-cell>
          <table:table-cell office:value-type="string" calcext:value-type="string">
            <text:p>João Luiz de Aguiar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AE53B5-C2E6-41B7-B167-B1B8660862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713953" calcext:value-type="float">
            <text:p>5713953</text:p>
          </table:table-cell>
          <table:table-cell office:value-type="float" office:value="2400437" calcext:value-type="float">
            <text:p>2400437</text:p>
          </table:table-cell>
          <table:table-cell office:value-type="string" calcext:value-type="string">
            <text:p>João Luiz de Aguiar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0B97EB-1D5C-4964-81F8-89F965ACBC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713953" calcext:value-type="float">
            <text:p>5713953</text:p>
          </table:table-cell>
          <table:table-cell office:value-type="float" office:value="2400480" calcext:value-type="float">
            <text:p>2400480</text:p>
          </table:table-cell>
          <table:table-cell office:value-type="string" calcext:value-type="string">
            <text:p>João Luiz de Aguiar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A64C69-2757-4A21-819F-E7EB77EBDA3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717929" calcext:value-type="float">
            <text:p>5717929</text:p>
          </table:table-cell>
          <table:table-cell office:value-type="float" office:value="2372673" calcext:value-type="float">
            <text:p>2372673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8CDD94-59F0-4F06-A69E-11E96DAA0B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717929" calcext:value-type="float">
            <text:p>5717929</text:p>
          </table:table-cell>
          <table:table-cell office:value-type="float" office:value="2372674" calcext:value-type="float">
            <text:p>2372674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8D8768-901A-4C97-9ADB-E78E849186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717929" calcext:value-type="float">
            <text:p>5717929</text:p>
          </table:table-cell>
          <table:table-cell office:value-type="float" office:value="2372675" calcext:value-type="float">
            <text:p>2372675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3973CC-20A7-4B97-83A2-F450C60A6D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717929" calcext:value-type="float">
            <text:p>5717929</text:p>
          </table:table-cell>
          <table:table-cell office:value-type="float" office:value="2511002" calcext:value-type="float">
            <text:p>2511002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C04ED5-A3EA-4852-B39A-C102A1A727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717929" calcext:value-type="float">
            <text:p>5717929</text:p>
          </table:table-cell>
          <table:table-cell office:value-type="float" office:value="2511003" calcext:value-type="float">
            <text:p>2511003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5FDD6A-39AA-46ED-9CB0-6A3DF6D6D66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717929" calcext:value-type="float">
            <text:p>5717929</text:p>
          </table:table-cell>
          <table:table-cell office:value-type="float" office:value="2511015" calcext:value-type="float">
            <text:p>2511015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E52D0E6-F02A-40BA-82C4-6BC934AC8A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717929" calcext:value-type="float">
            <text:p>5717929</text:p>
          </table:table-cell>
          <table:table-cell office:value-type="float" office:value="2511016" calcext:value-type="float">
            <text:p>2511016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DD5D7F-A981-4A31-895E-D19148652B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717959" calcext:value-type="float">
            <text:p>5717959</text:p>
          </table:table-cell>
          <table:table-cell office:value-type="float" office:value="1739111" calcext:value-type="float">
            <text:p>1739111</text:p>
          </table:table-cell>
          <table:table-cell office:value-type="string" calcext:value-type="string">
            <text:p>Kathlen Lorraynne Ribeiro de Bri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69F010-F3B3-475D-8160-CC995AD62B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717959" calcext:value-type="float">
            <text:p>5717959</text:p>
          </table:table-cell>
          <table:table-cell office:value-type="float" office:value="1739048" calcext:value-type="float">
            <text:p>1739048</text:p>
          </table:table-cell>
          <table:table-cell office:value-type="string" calcext:value-type="string">
            <text:p>Kathlen Lorraynne Ribeiro de Bri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BF97B9-0684-44AA-ADDB-A8E56C120B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8081" calcext:value-type="float">
            <text:p>1718081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0D1FDC-CD0D-4D25-9832-60FE5B0D61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853828" calcext:value-type="float">
            <text:p>1853828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A8A052-BB0D-482E-8684-DA1AC4ED8B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853830" calcext:value-type="float">
            <text:p>1853830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0135A2-6B04-40C8-A502-295979DAD8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853831" calcext:value-type="float">
            <text:p>1853831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4C5105-63D6-4B45-8864-152A27AF231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793" calcext:value-type="float">
            <text:p>1717793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C7295E-08A3-46C2-A603-BAC7D9E33A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794" calcext:value-type="float">
            <text:p>1717794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97F634-A7DA-4EDC-B072-173BBE1F9C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796" calcext:value-type="float">
            <text:p>1717796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EB9119-9A89-471C-8446-A226960541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797" calcext:value-type="float">
            <text:p>1717797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4674DC-7BB9-40BE-A091-9EF9011C61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799" calcext:value-type="float">
            <text:p>1717799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45E5F9-6AE3-4553-8288-DB1ACE4F3D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800" calcext:value-type="float">
            <text:p>1717800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9E8E37-82AF-4CF5-994A-D0BCBD1EE6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802" calcext:value-type="float">
            <text:p>1717802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16BE21-68D4-4560-849F-70DB0BA2BF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807" calcext:value-type="float">
            <text:p>1717807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C855BD-FB36-4543-84C1-50DB79DB84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808" calcext:value-type="float">
            <text:p>1717808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B85BD6-48DA-46FC-A64B-B1F25CC077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809" calcext:value-type="float">
            <text:p>1717809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2BC6B4-8DA9-44AA-94AB-86265F8669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811" calcext:value-type="float">
            <text:p>1717811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9C42CD-F6B0-443E-9710-A6D0640F63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812" calcext:value-type="float">
            <text:p>1717812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AD8405-0C46-4C3F-A09D-CDD8CA3E68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815" calcext:value-type="float">
            <text:p>1717815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AB7DC3-F59F-4A0D-AC39-E8089700C9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816" calcext:value-type="float">
            <text:p>1717816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72EDC5-0B37-4A9A-A6DA-747D55D5BBC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1717817" calcext:value-type="float">
            <text:p>1717817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04C7DB-013B-4BCA-969C-30356CDAC9F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093850" calcext:value-type="float">
            <text:p>2093850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03435B-F4B5-4E3B-B2B1-DA4E947208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093476" calcext:value-type="float">
            <text:p>2093476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43098E-EFB6-4DBC-9B10-6895EC515F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093479" calcext:value-type="float">
            <text:p>2093479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968847-8680-4E28-ADB0-64C4E76A76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093480" calcext:value-type="float">
            <text:p>2093480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A0EFB94-23F7-4FEC-9324-5D95171BBF0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093846" calcext:value-type="float">
            <text:p>2093846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E6E282-FD65-4036-94C9-EE192B65C8F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093848" calcext:value-type="float">
            <text:p>2093848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2E6A3B-4E4D-45A5-A069-E0FA2CDBE4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273268" calcext:value-type="float">
            <text:p>2273268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4502A3-A60A-4442-BCB7-585686C12C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273269" calcext:value-type="float">
            <text:p>2273269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CE5CB5-00F1-4D67-B6CB-6554A5EE8D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273270" calcext:value-type="float">
            <text:p>2273270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942718-40BB-41B9-A381-4B3666C540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273495" calcext:value-type="float">
            <text:p>2273495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670178-C8FD-4B1D-8DB7-7B6DAE82C7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273497" calcext:value-type="float">
            <text:p>2273497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1D39F9-BF80-490D-BFEF-7BBB2C5EFE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278127" calcext:value-type="float">
            <text:p>2278127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8BB556-CD4B-4EC9-A6EB-A6169FDD68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278128" calcext:value-type="float">
            <text:p>2278128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4F350E-EFD5-4F5E-A99D-BEAAD4D340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2278130" calcext:value-type="float">
            <text:p>2278130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CCEFF9-05A3-493B-8420-2FBA4AD263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721020" calcext:value-type="float">
            <text:p>5721020</text:p>
          </table:table-cell>
          <table:table-cell office:value-type="float" office:value="2096214" calcext:value-type="float">
            <text:p>2096214</text:p>
          </table:table-cell>
          <table:table-cell office:value-type="string" calcext:value-type="string">
            <text:p>Helena Maria de Oliveir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C2F413-7878-4331-AF7A-DDB2622F00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721020" calcext:value-type="float">
            <text:p>5721020</text:p>
          </table:table-cell>
          <table:table-cell office:value-type="float" office:value="2096262" calcext:value-type="float">
            <text:p>2096262</text:p>
          </table:table-cell>
          <table:table-cell office:value-type="string" calcext:value-type="string">
            <text:p>Helena Maria de Oliveir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022A84-B35D-4053-B448-1CE83BF4A7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721020" calcext:value-type="float">
            <text:p>5721020</text:p>
          </table:table-cell>
          <table:table-cell office:value-type="float" office:value="2096264" calcext:value-type="float">
            <text:p>2096264</text:p>
          </table:table-cell>
          <table:table-cell office:value-type="string" calcext:value-type="string">
            <text:p>Helena Maria de Oliveir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0ADFEF5-E343-4163-A028-F81426F535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721027" calcext:value-type="float">
            <text:p>5721027</text:p>
          </table:table-cell>
          <table:table-cell office:value-type="float" office:value="1664773" calcext:value-type="float">
            <text:p>1664773</text:p>
          </table:table-cell>
          <table:table-cell office:value-type="string" calcext:value-type="string">
            <text:p>Hiago Souza Miran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57D045-0A7C-4AFF-9623-CD51E26C2FE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703870" calcext:value-type="float">
            <text:p>1703870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38C59E4-44BE-47AC-96BC-703D7CBDD2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703899" calcext:value-type="float">
            <text:p>1703899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5225C65-DC6C-4A79-9E7A-58F67EBE11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703938" calcext:value-type="float">
            <text:p>1703938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C5C3B4-2216-46B4-AE30-8E003475BC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703939" calcext:value-type="float">
            <text:p>1703939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0C6602-E10E-4BC2-AA80-F78244831EC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703942" calcext:value-type="float">
            <text:p>1703942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A72FB4-5272-4B03-8EF8-B9E35BE979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703943" calcext:value-type="float">
            <text:p>1703943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F8B4D9-1B23-495D-95BC-23C49F2746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703945" calcext:value-type="float">
            <text:p>1703945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24EAE1-8F1F-4581-BD43-4DCB8A36D0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704007" calcext:value-type="float">
            <text:p>1704007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E3C928-A7D4-4F05-B0D1-A1B2299909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704008" calcext:value-type="float">
            <text:p>1704008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9F0778-EECA-440B-8022-77D1D4E2CC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688743" calcext:value-type="float">
            <text:p>1688743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0CBC084-2E40-42A1-AB87-547588AC4A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688910" calcext:value-type="float">
            <text:p>1688910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83E732-8DFA-4A57-908A-0D63227C7D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688917" calcext:value-type="float">
            <text:p>1688917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4CD79E-7FC2-4B00-9FC8-C12998D6FB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688921" calcext:value-type="float">
            <text:p>1688921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02D3AE-AC87-4673-A9C7-28F539877B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688931" calcext:value-type="float">
            <text:p>1688931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B05F04-2A94-4282-944C-6A4EF8F335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688932" calcext:value-type="float">
            <text:p>1688932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7E555C-797F-4F39-919D-93B209A775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688933" calcext:value-type="float">
            <text:p>1688933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BB0E23-B813-466E-B20B-B0312D0923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688935" calcext:value-type="float">
            <text:p>1688935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05289C-E5AC-4A95-8DDA-203F9D9A56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688985" calcext:value-type="float">
            <text:p>1688985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770358-C935-4373-9800-61563439A0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1688986" calcext:value-type="float">
            <text:p>1688986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0879D7-BF08-4B98-9C1E-27E9C3460F7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1976449" calcext:value-type="float">
            <text:p>1976449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85BB85-99BF-46EC-87C6-9A7DC85BE01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1976450" calcext:value-type="float">
            <text:p>1976450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EF5AEB8-0CF1-4E3E-B8D7-844FC69B47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1976452" calcext:value-type="float">
            <text:p>1976452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73E2EAA-F885-4C98-974B-32795BFE32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1976453" calcext:value-type="float">
            <text:p>1976453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AD4C6E-A352-40E9-98E2-BB2EA98492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1976454" calcext:value-type="float">
            <text:p>1976454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33AD5E6-ABF4-4E8B-9B2B-1482CE58F6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1976456" calcext:value-type="float">
            <text:p>1976456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1A1370-18A7-4585-8A77-818A29A2DC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1976457" calcext:value-type="float">
            <text:p>1976457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445AAE6-75A1-4290-A6DC-BD1B8D8362C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1976458" calcext:value-type="float">
            <text:p>1976458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AFEE19-9F99-4E69-80F9-EB8BC9D9E9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1976460" calcext:value-type="float">
            <text:p>1976460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01A0362-6549-428D-8A27-732A328107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1976462" calcext:value-type="float">
            <text:p>1976462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3FF2B5-AC31-4A1F-8960-A44732FECCE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1976463" calcext:value-type="float">
            <text:p>1976463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ED20AC6-DFCE-4BCF-9BA0-67C686A5CF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1976466" calcext:value-type="float">
            <text:p>1976466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032CFC-86A1-451D-ACD2-6B6B0EEDFF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1976468" calcext:value-type="float">
            <text:p>1976468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17F483-E8E6-423C-AFD6-DAF605A089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721995" calcext:value-type="float">
            <text:p>5721995</text:p>
          </table:table-cell>
          <table:table-cell office:value-type="float" office:value="1681092" calcext:value-type="float">
            <text:p>1681092</text:p>
          </table:table-cell>
          <table:table-cell office:value-type="string" calcext:value-type="string">
            <text:p>Roberto Carlos Moreir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5C55FB-1ECE-42F9-B304-2F3D5BE677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721995" calcext:value-type="float">
            <text:p>5721995</text:p>
          </table:table-cell>
          <table:table-cell office:value-type="float" office:value="1681093" calcext:value-type="float">
            <text:p>1681093</text:p>
          </table:table-cell>
          <table:table-cell office:value-type="string" calcext:value-type="string">
            <text:p>Roberto Carlos Moreir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DCC0DC-2294-403C-A9B9-680F21C380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721995" calcext:value-type="float">
            <text:p>5721995</text:p>
          </table:table-cell>
          <table:table-cell office:value-type="float" office:value="1681094" calcext:value-type="float">
            <text:p>1681094</text:p>
          </table:table-cell>
          <table:table-cell office:value-type="string" calcext:value-type="string">
            <text:p>Roberto Carlos Moreir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5D93C9-E43C-4ABE-BAAD-34F41D7EA9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721995" calcext:value-type="float">
            <text:p>5721995</text:p>
          </table:table-cell>
          <table:table-cell office:value-type="float" office:value="1681095" calcext:value-type="float">
            <text:p>1681095</text:p>
          </table:table-cell>
          <table:table-cell office:value-type="string" calcext:value-type="string">
            <text:p>Roberto Carlos Moreir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B5E453-2381-4AA2-9BA5-AC536F63B2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722249" calcext:value-type="float">
            <text:p>5722249</text:p>
          </table:table-cell>
          <table:table-cell office:value-type="float" office:value="1687750" calcext:value-type="float">
            <text:p>1687750</text:p>
          </table:table-cell>
          <table:table-cell office:value-type="string" calcext:value-type="string">
            <text:p>Sara Lopes Tav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FE0333-7133-42AD-A648-27FCE7F87E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722249" calcext:value-type="float">
            <text:p>5722249</text:p>
          </table:table-cell>
          <table:table-cell office:value-type="float" office:value="1687753" calcext:value-type="float">
            <text:p>1687753</text:p>
          </table:table-cell>
          <table:table-cell office:value-type="string" calcext:value-type="string">
            <text:p>Sara Lopes Tav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896ABD-B2D9-4786-B71F-C7AA6B253A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722249" calcext:value-type="float">
            <text:p>5722249</text:p>
          </table:table-cell>
          <table:table-cell office:value-type="float" office:value="1687756" calcext:value-type="float">
            <text:p>1687756</text:p>
          </table:table-cell>
          <table:table-cell office:value-type="string" calcext:value-type="string">
            <text:p>Sara Lopes Tav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9DDC42-BE02-4A1D-97D2-6F95903B26A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722249" calcext:value-type="float">
            <text:p>5722249</text:p>
          </table:table-cell>
          <table:table-cell office:value-type="float" office:value="1687759" calcext:value-type="float">
            <text:p>1687759</text:p>
          </table:table-cell>
          <table:table-cell office:value-type="string" calcext:value-type="string">
            <text:p>Sara Lopes Tav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FE2374-3E39-4726-89C2-C438521436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722250" calcext:value-type="float">
            <text:p>5722250</text:p>
          </table:table-cell>
          <table:table-cell office:value-type="float" office:value="1858191" calcext:value-type="float">
            <text:p>1858191</text:p>
          </table:table-cell>
          <table:table-cell office:value-type="string" calcext:value-type="string">
            <text:p>Sebastião Ferreira de Abreu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276219-74C9-49AC-9CB0-EB9F039A9A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858229" calcext:value-type="float">
            <text:p>1858229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ADBD27-CADB-4117-A95B-86201E482B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50478" calcext:value-type="float">
            <text:p>1750478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4E075E-6CAE-4858-85E7-61C8A7C8D9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50320" calcext:value-type="float">
            <text:p>1750320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BF9F29-764C-4B68-B70B-93FD1E6537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50395" calcext:value-type="float">
            <text:p>1750395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3D5807-F3FA-49CE-ADFA-65AEF48B90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50396" calcext:value-type="float">
            <text:p>1750396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B93D6FB-9C4F-496E-AE3A-1893442CCF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50417" calcext:value-type="float">
            <text:p>1750417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5213ECB-88EF-4D21-A018-0C54ADF95B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50470" calcext:value-type="float">
            <text:p>1750470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5A786E-B4BD-4433-8335-979E5D2A97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50472" calcext:value-type="float">
            <text:p>1750472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1913B8-CB40-42CE-A151-24150F51B3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50476" calcext:value-type="float">
            <text:p>1750476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FA8683-97E9-48B2-967D-8FE8E83153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50477" calcext:value-type="float">
            <text:p>1750477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4C46BE-B5AF-481B-A218-A4FDFBA0E4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62058" calcext:value-type="float">
            <text:p>1762058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DE0163-8224-40E9-8781-8182F35F058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684738" calcext:value-type="float">
            <text:p>1684738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5F0F647-43EB-459D-A434-A6FA8DCAB7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684743" calcext:value-type="float">
            <text:p>1684743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4F5A3C-4423-4E7C-A377-03E7492739D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684744" calcext:value-type="float">
            <text:p>1684744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5C99EF-10ED-444C-8F47-D119D5AA8F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684745" calcext:value-type="float">
            <text:p>1684745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F1BA41-3418-4C56-94DE-6500350C3BA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684747" calcext:value-type="float">
            <text:p>1684747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5317D5-8A88-4F3E-9BD0-0FAE91D749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684748" calcext:value-type="float">
            <text:p>1684748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EEE5F7-4CFD-4D67-854D-B6FA0FB9D9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684726" calcext:value-type="float">
            <text:p>1684726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64E042-1924-461C-8420-F036854D14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684729" calcext:value-type="float">
            <text:p>1684729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59614D-BEBF-404E-862B-934F6447C7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684730" calcext:value-type="float">
            <text:p>1684730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E62B6C-3F38-42E9-8CCC-F10E0D895AE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684737" calcext:value-type="float">
            <text:p>1684737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CB7847-845E-46D0-A39D-15D3F0235A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684815" calcext:value-type="float">
            <text:p>1684815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397FFA-8076-465A-9EE4-05FECC11FA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04234" calcext:value-type="float">
            <text:p>1704234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2A0888F-0125-4C11-A754-F576312A69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04236" calcext:value-type="float">
            <text:p>1704236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3F5EF00-336E-49D3-9113-BF1A93AA02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04238" calcext:value-type="float">
            <text:p>1704238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9E1F40-18E4-4113-AED8-AB86BB00E13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704239" calcext:value-type="float">
            <text:p>1704239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A66BDE-0833-4601-970D-F392A84837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684749" calcext:value-type="float">
            <text:p>1684749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0B536F-C712-4360-BC09-A64D249CD0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987114" calcext:value-type="float">
            <text:p>1987114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41E702-83B7-4B76-AE3C-AC82445C01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987117" calcext:value-type="float">
            <text:p>1987117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65A59D-373B-4C61-8FCD-0D5B32CEB5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987119" calcext:value-type="float">
            <text:p>1987119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6DADDA-18B4-46D4-82C9-E443623901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987113" calcext:value-type="float">
            <text:p>1987113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F48088-0054-4CA9-BB96-217D840AC2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987122" calcext:value-type="float">
            <text:p>1987122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CB6EC3-60C7-4EED-898C-8026692DD4C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1975147" calcext:value-type="float">
            <text:p>1975147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2C3519-F1D1-4F08-8673-8ACDD1A9A1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2057231" calcext:value-type="float">
            <text:p>2057231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357495-DD6C-4779-937D-25FA292992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2057232" calcext:value-type="float">
            <text:p>2057232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A063A9-739F-4E00-9D93-767731D1CC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2057234" calcext:value-type="float">
            <text:p>2057234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0C8111-491D-4B28-BB8F-4FDC15398E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2057235" calcext:value-type="float">
            <text:p>2057235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3EBA7E-3166-4C58-9A98-981006F1C60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2057387" calcext:value-type="float">
            <text:p>2057387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A4438EC-F29A-40ED-8B3C-C7317C2572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2057388" calcext:value-type="float">
            <text:p>2057388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FDB812-E3C1-4F81-9F63-CCE7FD1713A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2057389" calcext:value-type="float">
            <text:p>2057389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54F43C-E093-41EC-A17A-8B4727D91A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2057390" calcext:value-type="float">
            <text:p>2057390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1AA9D8B-4D96-4415-858B-AF69C37C4F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2057398" calcext:value-type="float">
            <text:p>2057398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0521_17:01.html</text:p>
          </table:table-cell>
          <table:table-cell office:value-type="string" calcext:value-type="string">
            <text:p>https://app.easydentalcloud.com.br/wsefs/service.svc/download?file=9A40AE9A-A868-472C-9F0A-74BD5D5464C3</text:p>
          </table:table-cell>
          <table:table-cell office:value-type="string" calcext:value-type="string">
            <text:p>Emitida em 21/05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2057148" calcext:value-type="float">
            <text:p>2057148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0043F7-3E21-4C57-AD83-0C3724F527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2057149" calcext:value-type="float">
            <text:p>2057149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AC3A68-575C-40D2-894F-D7309457DD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2057150" calcext:value-type="float">
            <text:p>2057150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E5863B-5780-4DB7-ABA6-E604D4C272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2057220" calcext:value-type="float">
            <text:p>2057220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A03A807-7C44-45F4-ABBE-386777A774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722352" calcext:value-type="float">
            <text:p>5722352</text:p>
          </table:table-cell>
          <table:table-cell office:value-type="float" office:value="1667167" calcext:value-type="float">
            <text:p>1667167</text:p>
          </table:table-cell>
          <table:table-cell office:value-type="string" calcext:value-type="string">
            <text:p>Weberton Neves P. Fil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B995E3-8830-41BA-9132-64DD5631F2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722352" calcext:value-type="float">
            <text:p>5722352</text:p>
          </table:table-cell>
          <table:table-cell office:value-type="float" office:value="1667168" calcext:value-type="float">
            <text:p>1667168</text:p>
          </table:table-cell>
          <table:table-cell office:value-type="string" calcext:value-type="string">
            <text:p>Weberton Neves P. Fil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392B70-AE5D-487E-B5FD-6819AFF216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654354" calcext:value-type="float">
            <text:p>1654354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C3E1B1-72BE-4522-9B38-87FEBCF256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654355" calcext:value-type="float">
            <text:p>1654355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440B45-54F0-4D25-B97A-B444F3B933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654356" calcext:value-type="float">
            <text:p>1654356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D7AE79-9945-4036-9976-DB56B23BC96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654346" calcext:value-type="float">
            <text:p>1654346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654C21-0844-48EA-9A4A-A7504BD172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654347" calcext:value-type="float">
            <text:p>1654347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3B43AE-923D-40D0-BAAE-F2B20F59F4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654348" calcext:value-type="float">
            <text:p>1654348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FD8995-55DB-4AA3-9D0F-4EA7B7D205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654349" calcext:value-type="float">
            <text:p>1654349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57A2ED5-5386-461E-BEEC-3CF906C6C6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654351" calcext:value-type="float">
            <text:p>1654351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443E6F-6009-4081-A351-F6F460299C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654352" calcext:value-type="float">
            <text:p>1654352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2A000A-8056-4AEE-AB24-3BAEE20AD0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654353" calcext:value-type="float">
            <text:p>1654353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1CC9C3-D152-4355-807A-E765427001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473" calcext:value-type="float">
            <text:p>1763473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7B63610-5D6A-48D2-811E-602A8F4135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518" calcext:value-type="float">
            <text:p>1763518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E968126-AEE3-4ADB-BCDD-E032856961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519" calcext:value-type="float">
            <text:p>1763519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7893107-8E64-45C7-81F6-51E5D90D169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521" calcext:value-type="float">
            <text:p>1763521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2D8E0F-3D86-4DAD-A55E-60EF3CBCE3E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522" calcext:value-type="float">
            <text:p>1763522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0580CB-C963-4D14-9180-8063B3CAA0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524" calcext:value-type="float">
            <text:p>1763524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16E36D-C9BF-4855-81BB-976A252265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525" calcext:value-type="float">
            <text:p>1763525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443EF4-1DC3-4077-8C38-B9C665E02F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823" calcext:value-type="float">
            <text:p>1763823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C107B1-9BB2-42A1-A53B-4D0ABB19B0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828" calcext:value-type="float">
            <text:p>1763828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5C5AD5-712E-4F4B-950C-F211CB9185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829" calcext:value-type="float">
            <text:p>1763829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C854AF-3C49-4193-8F20-03E0B8CE4D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830" calcext:value-type="float">
            <text:p>1763830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77732A1-ECB9-4A8D-BCCF-1E6F05DC86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831" calcext:value-type="float">
            <text:p>1763831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F6A163F-9F95-415E-964A-D29A1B42AC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832" calcext:value-type="float">
            <text:p>1763832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1D272C9-E77A-464F-88A0-846B853A55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3833" calcext:value-type="float">
            <text:p>1763833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B02DCB-3F8D-40A5-8E48-C8AC71F0F2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1764057" calcext:value-type="float">
            <text:p>1764057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F43DC3-2C71-4EEC-A270-38F66415BF6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722674" calcext:value-type="float">
            <text:p>5722674</text:p>
          </table:table-cell>
          <table:table-cell office:value-type="float" office:value="1654985" calcext:value-type="float">
            <text:p>1654985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101D20-E213-40CA-9E16-7537C2DAC0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722674" calcext:value-type="float">
            <text:p>5722674</text:p>
          </table:table-cell>
          <table:table-cell office:value-type="float" office:value="1654989" calcext:value-type="float">
            <text:p>1654989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813466-C01E-4F6C-B51F-71AF2653C36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722674" calcext:value-type="float">
            <text:p>5722674</text:p>
          </table:table-cell>
          <table:table-cell office:value-type="float" office:value="1654991" calcext:value-type="float">
            <text:p>1654991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176061-7B77-4D9A-917C-AD487C96AD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722674" calcext:value-type="float">
            <text:p>5722674</text:p>
          </table:table-cell>
          <table:table-cell office:value-type="float" office:value="1654992" calcext:value-type="float">
            <text:p>1654992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08E10A-D274-41C9-A6E1-EAF2A6FC20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722674" calcext:value-type="float">
            <text:p>5722674</text:p>
          </table:table-cell>
          <table:table-cell office:value-type="float" office:value="1654993" calcext:value-type="float">
            <text:p>1654993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DEA102-8AC7-4A7D-BCAC-A318812A3D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722674" calcext:value-type="float">
            <text:p>5722674</text:p>
          </table:table-cell>
          <table:table-cell office:value-type="float" office:value="1654994" calcext:value-type="float">
            <text:p>1654994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09069F-834B-45FE-B44E-6D56BB505F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722674" calcext:value-type="float">
            <text:p>5722674</text:p>
          </table:table-cell>
          <table:table-cell office:value-type="float" office:value="1654996" calcext:value-type="float">
            <text:p>1654996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C81A43-519E-4C83-AE39-7EBDEECEE3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722674" calcext:value-type="float">
            <text:p>5722674</text:p>
          </table:table-cell>
          <table:table-cell office:value-type="float" office:value="1655017" calcext:value-type="float">
            <text:p>1655017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9CA290-1A6E-48C2-9576-64BC986DCE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722674" calcext:value-type="float">
            <text:p>5722674</text:p>
          </table:table-cell>
          <table:table-cell office:value-type="float" office:value="1655018" calcext:value-type="float">
            <text:p>1655018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BF599D-4DDA-4714-B4EF-02CAE3A6EE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14" calcext:value-type="float">
            <text:p>166891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48425E-3E70-41A1-8DCB-E83E269E55E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24" calcext:value-type="float">
            <text:p>166892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93D856-89A8-4402-9A2F-A892D9ADEB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25" calcext:value-type="float">
            <text:p>166892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F54E7A-F1D3-45C2-A993-74E7D0A745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30" calcext:value-type="float">
            <text:p>1668930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E80083-9C60-4A34-B445-1D12E9BFF9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34" calcext:value-type="float">
            <text:p>166893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F7FFEB-0036-4746-81A7-191205F529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37" calcext:value-type="float">
            <text:p>166893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3667F3-277A-4534-A3FE-428C4DEA73C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38" calcext:value-type="float">
            <text:p>166893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CE396E-A855-44D8-AB1A-2A9C22E33E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40" calcext:value-type="float">
            <text:p>1668940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F8EAEF-8C19-4508-8E52-1989B50FF40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43" calcext:value-type="float">
            <text:p>1668943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5C7D0C-25A6-4517-9588-1E76EECD05B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45" calcext:value-type="float">
            <text:p>166894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683CBC-D300-4A6E-A2DB-07087559F6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47" calcext:value-type="float">
            <text:p>166894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72893E-2496-4CE7-B972-779D2A7036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49" calcext:value-type="float">
            <text:p>166894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79CF90-EA12-4122-985E-0841DB9078B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50" calcext:value-type="float">
            <text:p>1668950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7A0D31-ABAF-44F7-B99E-3CC395817A0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55" calcext:value-type="float">
            <text:p>166895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192CC4-807A-4D17-AF59-A9A20F68D6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68957" calcext:value-type="float">
            <text:p>166895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8AE8DA-1F4B-4B5E-9E4E-61F881C493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694114" calcext:value-type="float">
            <text:p>169411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3C6CFF-D2EA-4504-9767-4727FDE58D7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06821" calcext:value-type="float">
            <text:p>1706821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11ABBD-7A8A-4E46-96B0-BBA7F690E8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63315" calcext:value-type="float">
            <text:p>176331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FF37DF-2746-4B97-B72A-69E49BAA96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63341" calcext:value-type="float">
            <text:p>1763341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76E97A-B530-4724-B6F1-56FE8FB42B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94157" calcext:value-type="float">
            <text:p>179415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51058D-E959-4360-A130-3D65CE8C510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94183" calcext:value-type="float">
            <text:p>1794183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DFC841-7816-4CAF-9D8C-49C71913FE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94185" calcext:value-type="float">
            <text:p>179418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A7EA4E-89B3-4DD0-9E0D-9362F2FD5C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94187" calcext:value-type="float">
            <text:p>179418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3973A5-CFB1-44BC-BD87-916DBBF5E4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94207" calcext:value-type="float">
            <text:p>179420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F85503-DC1C-4A0C-B368-B9E6C96DAF0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00285" calcext:value-type="float">
            <text:p>180028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EAFAC1-CD4B-4C5B-8D16-FC4E6E6175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06819" calcext:value-type="float">
            <text:p>170681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6660D9-9040-4AAA-9377-3C53F368B4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22441" calcext:value-type="float">
            <text:p>1722441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BC5DF9-39A6-4E21-88F7-183A609321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22438" calcext:value-type="float">
            <text:p>172243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833988-74DF-469C-99C0-DE3A116333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63172" calcext:value-type="float">
            <text:p>1763172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783BBB-BF52-49D6-8EC4-53E23DC47A3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63173" calcext:value-type="float">
            <text:p>1763173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8F8CF6-9F00-4174-9A6A-DBEC1FCA10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63174" calcext:value-type="float">
            <text:p>176317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F412B12-F110-446A-8C41-A98B3F8A6E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63175" calcext:value-type="float">
            <text:p>176317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BFFF93-841C-43F4-B60B-C4EDFF86F40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63312" calcext:value-type="float">
            <text:p>1763312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DF92267-F408-47EC-ABB4-B909C7F6C3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763313" calcext:value-type="float">
            <text:p>1763313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9A51F0-8268-49C6-BEFA-3993521C15D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06129" calcext:value-type="float">
            <text:p>180612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6B11B1-8A5E-4D75-B8FB-AF6A2A55A4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06298" calcext:value-type="float">
            <text:p>180629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0D88FB-325A-4654-8355-10191361D0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06304" calcext:value-type="float">
            <text:p>180630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98D62B9-66FD-4294-8416-847BA182A1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06305" calcext:value-type="float">
            <text:p>180630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6C7C01-3687-4AAD-84D5-CD681AB260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06307" calcext:value-type="float">
            <text:p>180630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830188-4C99-4DD5-8976-F3EBD0D4B6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06128" calcext:value-type="float">
            <text:p>180612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98EE52-DC68-4554-87EB-9CD54611E3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58534" calcext:value-type="float">
            <text:p>185853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664C8DE-8515-48A9-8BD5-3F1420AD72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58535" calcext:value-type="float">
            <text:p>185853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C4410F-5154-4245-A4B9-B80DE4C24F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943076" calcext:value-type="float">
            <text:p>1943076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DDEDF6-00BB-43C5-8147-1FC095530D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943077" calcext:value-type="float">
            <text:p>194307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4FBF0D-7FCD-4488-A8D1-331D7DB2452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943078" calcext:value-type="float">
            <text:p>194307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E8BBBE-3456-49AE-B604-6010C766460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943079" calcext:value-type="float">
            <text:p>194307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8F1A3B-F6EE-4DD1-9FC1-2FBC7DCF9A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943080" calcext:value-type="float">
            <text:p>1943080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3F9337-0E4F-40AC-BE94-57431B26EC2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942858" calcext:value-type="float">
            <text:p>194285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DBBA39-8B48-49A9-8463-A9AFF892E2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942859" calcext:value-type="float">
            <text:p>194285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1ED097-1A6A-4529-AA22-5E58A0B6CF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942860" calcext:value-type="float">
            <text:p>1942860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6A7EFC-BD04-4588-896E-E62E6A547A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942878" calcext:value-type="float">
            <text:p>194287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7BA37F0-E73A-4764-94AF-CB04C9ED1D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942877" calcext:value-type="float">
            <text:p>194287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E696F5-D357-4ED3-B44B-75B9B2EB03A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74934" calcext:value-type="float">
            <text:p>1874934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C40FE8-73BB-4147-B217-91211CE577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74937" calcext:value-type="float">
            <text:p>1874937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4C79E4-1AB3-4BA6-AD55-2BB2847913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74938" calcext:value-type="float">
            <text:p>187493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2417CA-7AA9-4909-A9C6-31D306A9A0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74939" calcext:value-type="float">
            <text:p>187493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DFA63B-A760-4ABF-8DD8-833533C135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74941" calcext:value-type="float">
            <text:p>1874941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0FD972-AD73-4BF7-911C-15F18A82DA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90651" calcext:value-type="float">
            <text:p>1890651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D05055-B6D5-4D4A-8324-594758A65B4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90655" calcext:value-type="float">
            <text:p>1890655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DB9E79-C8ED-40FA-837D-5593EAC64F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90878" calcext:value-type="float">
            <text:p>189087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974BC1-4599-4EBC-B1EE-2F1B2E4801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90879" calcext:value-type="float">
            <text:p>1890879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2BF6F0-7124-4085-BC39-5197A4B32C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1890638" calcext:value-type="float">
            <text:p>1890638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FAE1FA-A073-4EF6-B054-F59E5149385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831647" calcext:value-type="float">
            <text:p>5831647</text:p>
          </table:table-cell>
          <table:table-cell office:value-type="float" office:value="1882471" calcext:value-type="float">
            <text:p>1882471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4BE4BC-F2FE-4934-A967-993C466270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831647" calcext:value-type="float">
            <text:p>5831647</text:p>
          </table:table-cell>
          <table:table-cell office:value-type="float" office:value="1882475" calcext:value-type="float">
            <text:p>1882475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5786D9-3988-48C0-838B-7A8776BD61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831647" calcext:value-type="float">
            <text:p>5831647</text:p>
          </table:table-cell>
          <table:table-cell office:value-type="float" office:value="1884024" calcext:value-type="float">
            <text:p>1884024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D03104-984E-4E61-8B5B-473CD1DEEF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831647" calcext:value-type="float">
            <text:p>5831647</text:p>
          </table:table-cell>
          <table:table-cell office:value-type="float" office:value="1884025" calcext:value-type="float">
            <text:p>1884025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97B35B-D102-4059-988F-426FED0A3E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31647" calcext:value-type="float">
            <text:p>5831647</text:p>
          </table:table-cell>
          <table:table-cell office:value-type="float" office:value="1884026" calcext:value-type="float">
            <text:p>1884026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584732-CEBB-498A-B9AB-7C041AEF21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831647" calcext:value-type="float">
            <text:p>5831647</text:p>
          </table:table-cell>
          <table:table-cell office:value-type="float" office:value="1884027" calcext:value-type="float">
            <text:p>1884027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6F8643-E5E9-430F-BE2A-22AE7A32EF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802258" calcext:value-type="float">
            <text:p>1802258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15E7C8-8AF1-480D-9135-C753A597883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801992" calcext:value-type="float">
            <text:p>1801992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AA8B29-051B-42D7-BC9E-66AE1EDA74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802259" calcext:value-type="float">
            <text:p>1802259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94E65D-6E8C-4350-A6DE-4C7799B139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802272" calcext:value-type="float">
            <text:p>1802272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1D399D-2661-4833-AA33-D112FECFCB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1880" calcext:value-type="float">
            <text:p>1701880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FB53A9-B9B4-4326-BB74-532FD1F489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1881" calcext:value-type="float">
            <text:p>1701881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A1CA6D-01F6-452A-86AF-F3BCB8BEBC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64063" calcext:value-type="float">
            <text:p>1764063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47635D-049C-4061-B3F2-690BD9F6A8E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64064" calcext:value-type="float">
            <text:p>1764064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75DCB00-757E-40F1-A0A6-24D10229E9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1830" calcext:value-type="float">
            <text:p>1701830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5D9F96B-AEE0-432C-97A6-8F81E4C9E6D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1837" calcext:value-type="float">
            <text:p>1701837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DE4B3A-8690-400F-A09A-5511080C6C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1848" calcext:value-type="float">
            <text:p>1701848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3A8DFF-7EDC-4B39-B2AA-7594B62860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1857" calcext:value-type="float">
            <text:p>1701857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817B57-020D-4406-BD6E-D6A77AE599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1859" calcext:value-type="float">
            <text:p>1701859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FAEA83-A5C9-4C41-8435-29C1E057AB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1862" calcext:value-type="float">
            <text:p>1701862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8CD7FE-1879-4810-8408-9D170BD0E72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1879" calcext:value-type="float">
            <text:p>1701879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A78B84A-4564-4456-BBEE-834B216D7E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3863" calcext:value-type="float">
            <text:p>1703863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546789-A2A9-494A-877C-5F6F0284CD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3864" calcext:value-type="float">
            <text:p>1703864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B2A8B2-A2C4-447F-B7AE-6A633629AE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3865" calcext:value-type="float">
            <text:p>1703865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B782C4-B227-4652-875C-8922F07D32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3866" calcext:value-type="float">
            <text:p>1703866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3ADDE4-3CD3-45FE-8D6D-137F692590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3867" calcext:value-type="float">
            <text:p>1703867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1E66A8-F8A3-4C33-996A-008B901008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3868" calcext:value-type="float">
            <text:p>1703868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78E682C-357F-4CA8-8CF6-6F8D7DB087A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1703869" calcext:value-type="float">
            <text:p>1703869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23250E-6596-4AB5-AA41-09DA310D9E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1656866" calcext:value-type="float">
            <text:p>1656866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9A56A8-E649-45BF-8DAD-6B9B7B6CF6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1656654" calcext:value-type="float">
            <text:p>1656654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F75D7DD-5702-4114-B9A6-74C4F7757B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1656823" calcext:value-type="float">
            <text:p>1656823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AA24D2-1C90-4C78-A86A-9DFF5EF2D3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1656824" calcext:value-type="float">
            <text:p>1656824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EEC53C-8C2F-4BBC-8CE6-8BF2A39B4A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1656865" calcext:value-type="float">
            <text:p>1656865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24EBF2-5ACE-4C90-B0C9-B39881CBAF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1664421" calcext:value-type="float">
            <text:p>1664421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5B3EDC-6C1F-49E1-BFE9-4B9482820F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056826" calcext:value-type="float">
            <text:p>2056826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80B6FE-5DCC-4FB9-85EB-6C27D7212B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056835" calcext:value-type="float">
            <text:p>2056835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08ECE9-8906-4024-BB19-11426DD9CDD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056825" calcext:value-type="float">
            <text:p>2056825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13CAA6-4F10-4F32-BC55-47A74A216D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056820" calcext:value-type="float">
            <text:p>2056820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C83F8F-2130-47DF-A1FC-5F2803FA42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056823" calcext:value-type="float">
            <text:p>2056823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97F993-9702-4852-AE1D-DFD91C1461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056824" calcext:value-type="float">
            <text:p>2056824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FEBBCE-DF7C-4269-8AF3-0CA4EFC429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01859" calcext:value-type="float">
            <text:p>2201859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6E5F4D-5726-4A14-931A-84EB859D74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01886" calcext:value-type="float">
            <text:p>2201886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C8753E-7C0E-4501-B117-A3074E5405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01887" calcext:value-type="float">
            <text:p>2201887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5D7E02-482F-4B7A-9DA7-3308117007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01888" calcext:value-type="float">
            <text:p>2201888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9B518F-FADC-4C39-A889-21BE49999B0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181568" calcext:value-type="float">
            <text:p>2181568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A026D1-C410-4B19-8B1A-2D8A83599C8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181569" calcext:value-type="float">
            <text:p>2181569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B8CAF3-9877-42CD-8AF8-4AAFA0DBCF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184309" calcext:value-type="float">
            <text:p>2184309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42A168-553A-4E92-8205-351B32973A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184310" calcext:value-type="float">
            <text:p>2184310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EF65F5-1C71-40D0-999F-6BEBC8C2CD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184312" calcext:value-type="float">
            <text:p>2184312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A4895C-804C-4780-8875-9BA3D05F79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184313" calcext:value-type="float">
            <text:p>2184313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3AF6FFC-6E24-442F-A102-2C7A583A16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79358" calcext:value-type="float">
            <text:p>2279358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C6AE6C-C30D-42DA-9718-F1B95FBC3B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79359" calcext:value-type="float">
            <text:p>2279359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03E2B0-9C3B-45EB-95C6-E7958A6EC5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79360" calcext:value-type="float">
            <text:p>2279360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105221-6901-41AB-B098-1BC82AD2BF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79361" calcext:value-type="float">
            <text:p>2279361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79C54D-2227-488A-9716-CEFB79D6C0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79362" calcext:value-type="float">
            <text:p>2279362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2DF457-1913-4DD2-8DAD-5CEF4BC51CA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79363" calcext:value-type="float">
            <text:p>2279363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4A6548-8EE4-4646-9EDE-ED96B9B6FF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79364" calcext:value-type="float">
            <text:p>2279364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EC4F5D-D6E7-46E9-8C47-D048DEF9F8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79365" calcext:value-type="float">
            <text:p>2279365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5DF8A91-9798-41FF-9A09-6E13982927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79366" calcext:value-type="float">
            <text:p>2279366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2465A8A-5185-48C3-9A85-DDFD018FBE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79354" calcext:value-type="float">
            <text:p>2279354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6A6356-F066-4DD9-971A-F7275EB395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79355" calcext:value-type="float">
            <text:p>2279355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C31F0E-87AA-4D89-A39F-EE58E313F5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79356" calcext:value-type="float">
            <text:p>2279356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3C88D8-1BD0-41F7-A186-C5CD3D441F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2279357" calcext:value-type="float">
            <text:p>2279357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F48B506-3AF9-4062-B381-D96E6DEC68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679835" calcext:value-type="float">
            <text:p>1679835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86FD26-799E-46B2-8940-F3DBBDDE0C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679832" calcext:value-type="float">
            <text:p>1679832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AA88FD-69D8-461A-9F0C-993B48BFB1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679830" calcext:value-type="float">
            <text:p>1679830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6DCF771-DE38-4E99-95FB-03B7097A54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679829" calcext:value-type="float">
            <text:p>1679829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B8F52B-5D91-4355-A495-37D1AA8661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679495" calcext:value-type="float">
            <text:p>1679495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3624FF-2335-47C9-BABD-26D0BCF877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679494" calcext:value-type="float">
            <text:p>1679494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26AC5F-D319-44BF-B7DE-1EF3807FB5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679493" calcext:value-type="float">
            <text:p>1679493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102714B-3F6F-487C-AFB8-D87A2C38EC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679490" calcext:value-type="float">
            <text:p>1679490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B0EE6F-DCC9-4E2E-B23E-7F82AD7549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679489" calcext:value-type="float">
            <text:p>1679489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6AE691-A429-4091-A5FA-CB558D4DCC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679488" calcext:value-type="float">
            <text:p>1679488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F48E555-97C3-4ED1-9A6F-5CC5462716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64444" calcext:value-type="float">
            <text:p>1764444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DBB8DA-F4C7-48F0-AF99-C1EDFD07B0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64452" calcext:value-type="float">
            <text:p>1764452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9C8190-9796-4ABC-8DEF-433C82BA29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40438" calcext:value-type="float">
            <text:p>1740438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48781F-F818-40D4-883E-79B31B27DC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40557" calcext:value-type="float">
            <text:p>1740557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034950-8581-421A-A8EC-3759E163814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40559" calcext:value-type="float">
            <text:p>1740559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A23793-3F9A-44DA-86FE-A870F7C95D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40435" calcext:value-type="float">
            <text:p>1740435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BB8495D-B0ED-4855-97F7-E90A87756D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40436" calcext:value-type="float">
            <text:p>1740436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81D7203-BA7C-43EC-8032-848769A21F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40437" calcext:value-type="float">
            <text:p>1740437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44FA6A-E14E-4923-B18C-B47DC40B84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64656" calcext:value-type="float">
            <text:p>1764656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3A2082-5FC7-4666-9CE3-DE94176AFF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64461" calcext:value-type="float">
            <text:p>1764461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FEA533-00ED-4B41-B5FF-77D6A995E60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64466" calcext:value-type="float">
            <text:p>1764466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D38E67-A94A-45D6-80D8-F2C06ED7938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64469" calcext:value-type="float">
            <text:p>1764469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BC3442-C607-4C77-85FD-E6129E923E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64593" calcext:value-type="float">
            <text:p>1764593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1C79EA-79B2-4A82-A3B8-C1EF46CB91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64599" calcext:value-type="float">
            <text:p>1764599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C5E645-D2F5-4A30-960D-38B235D53A2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64654" calcext:value-type="float">
            <text:p>1764654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09E21C-552B-4E3F-9689-9C800C3C0D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64655" calcext:value-type="float">
            <text:p>1764655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A3A52D-8ABA-4272-8326-04A3918913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66213" calcext:value-type="float">
            <text:p>1766213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2B2317-822E-4F21-9A00-FDC383E1C3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66215" calcext:value-type="float">
            <text:p>1766215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277B6F-38B8-480C-86BE-97E9485EA18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741564" calcext:value-type="float">
            <text:p>1741564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3CCF8A1-BFC8-4484-AC31-8256AD789A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858180" calcext:value-type="float">
            <text:p>1858180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F428FF-018C-4552-AEBE-955DE0CAEFE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858182" calcext:value-type="float">
            <text:p>1858182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0AE7CB-7308-47D3-8F5D-32CC6BB431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858184" calcext:value-type="float">
            <text:p>1858184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B0849C-2C05-4413-A983-8B243C09AD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1858188" calcext:value-type="float">
            <text:p>1858188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8940FE-AC0A-4778-9DBF-94BBE61E8EB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858255" calcext:value-type="float">
            <text:p>1858255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CF9DA2-8724-4523-B613-05F82CF7CB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820504" calcext:value-type="float">
            <text:p>1820504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2D669B-FD27-40DE-95F5-55FFA6968C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820507" calcext:value-type="float">
            <text:p>1820507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735FA1-F003-4F8E-A772-A12A9BB647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820508" calcext:value-type="float">
            <text:p>1820508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084EDFA-36C2-4C81-9899-CACEC2B648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820501" calcext:value-type="float">
            <text:p>1820501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A2132D-D031-443D-9EF3-164ECE7D41A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820502" calcext:value-type="float">
            <text:p>1820502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4527EE-4801-4F9E-A7C4-9FC61740E5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728479" calcext:value-type="float">
            <text:p>1728479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4F71AC-B1A6-4B43-BD02-F0BC379BB28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728480" calcext:value-type="float">
            <text:p>172848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59C77AA-0A1E-472B-A8D7-F676880CF3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728483" calcext:value-type="float">
            <text:p>1728483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339342-22F8-428B-AB94-27EB8EE102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728485" calcext:value-type="float">
            <text:p>1728485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F0810B-0863-4EE1-A5D1-4D923360C0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728468" calcext:value-type="float">
            <text:p>1728468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A65515-8D27-48A9-B0F0-31951BB381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728470" calcext:value-type="float">
            <text:p>172847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4873FD-2704-4CC4-97FA-20AD9B9F66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728472" calcext:value-type="float">
            <text:p>1728472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7498C1-6CAE-4BF0-901C-FE08C0148F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728475" calcext:value-type="float">
            <text:p>1728475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5FE0AFD-1C83-44A0-B01D-B91ACBB803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729473" calcext:value-type="float">
            <text:p>1729473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8C2E5F-1C50-4DF2-837C-900D5CD7DB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2050603" calcext:value-type="float">
            <text:p>2050603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0EA6EC-0395-4E30-8480-02B87DD466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6734" calcext:value-type="float">
            <text:p>1976734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C81A67-23F0-46FC-B4BB-2B92B811A1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2051118" calcext:value-type="float">
            <text:p>2051118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5C6268-8458-4B0B-9A35-9B25A9C311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2051119" calcext:value-type="float">
            <text:p>2051119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E3D296-3DCE-4B47-AEC3-82FE545794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6501" calcext:value-type="float">
            <text:p>1976501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61ABD6-2786-421D-9729-59135D3998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6499" calcext:value-type="float">
            <text:p>1976499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C08489-2FF1-44D4-9106-A137D38FFC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6500" calcext:value-type="float">
            <text:p>197650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B53949-E78D-4103-A4E1-DB24B10943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54552" calcext:value-type="float">
            <text:p>1954552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914BCED-2B73-45A7-A584-8B64BA0D18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54554" calcext:value-type="float">
            <text:p>1954554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F7521DD-01DA-402F-B983-4DFBDF8168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54556" calcext:value-type="float">
            <text:p>1954556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766CE9F-A125-460E-A3B7-8F9A9A3442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54564" calcext:value-type="float">
            <text:p>1954564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36B804-E56E-434A-A01D-C4D41FB9C5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54565" calcext:value-type="float">
            <text:p>1954565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BA584A-EE2E-4887-B8C1-43265BB4CE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54570" calcext:value-type="float">
            <text:p>195457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D54338-179A-4684-BBE2-C2EA4764F8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54610" calcext:value-type="float">
            <text:p>195461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5A8E73-7BE8-488C-814B-29D3BB54D4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0079" calcext:value-type="float">
            <text:p>1970079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E5D83F-0717-425A-99F3-53D1F485F4D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0080" calcext:value-type="float">
            <text:p>197008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4F234C-967F-4EF1-90E3-B182A07815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0081" calcext:value-type="float">
            <text:p>1970081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7E8FD5-2484-4D7C-AB74-DC71E1C537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0082" calcext:value-type="float">
            <text:p>1970082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9DB20AB-0CE6-4908-B519-8379576503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0104" calcext:value-type="float">
            <text:p>1970104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473A977-E8F8-4342-8D99-5651AE636F5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0106" calcext:value-type="float">
            <text:p>1970106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934AC6-DD45-4A4C-B58E-883DC19CF0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0107" calcext:value-type="float">
            <text:p>1970107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CFA451-7A6A-4910-BE35-6184D4D648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0110" calcext:value-type="float">
            <text:p>1970110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4C8953-E018-4BA1-B516-B26BCB391E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0114" calcext:value-type="float">
            <text:p>1970114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CE0BFC-3587-4240-8912-78E47B81B2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1970118" calcext:value-type="float">
            <text:p>1970118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EFF8D0-1BE3-426D-94C1-4B0828CD84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2361603" calcext:value-type="float">
            <text:p>2361603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BE2437D-6678-43EA-B67D-9C2A44DDED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2361756" calcext:value-type="float">
            <text:p>2361756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DD137C-655E-4EB2-B000-83391ED69F8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2361757" calcext:value-type="float">
            <text:p>2361757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631213-9D86-420C-9D04-E9EAAF3F93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2361759" calcext:value-type="float">
            <text:p>2361759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3EBBD2-E833-44A0-8BAE-452E97E70E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84634" calcext:value-type="float">
            <text:p>1884634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BE20304-7C23-49F4-849A-38524C09BD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84637" calcext:value-type="float">
            <text:p>1884637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6A680D-1B6B-4D91-9B3A-C044486F8E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85275" calcext:value-type="float">
            <text:p>1885275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40599D2-BA7A-449A-B7F4-23C72E107A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85276" calcext:value-type="float">
            <text:p>1885276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DE9287-67F1-44B9-A7E0-3E1C857D8FD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85277" calcext:value-type="float">
            <text:p>1885277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09F3B8-2298-423F-8823-C222D9901C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84632" calcext:value-type="float">
            <text:p>1884632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3E76A6-2C34-4874-B9E3-6B36D67BBC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081" calcext:value-type="float">
            <text:p>1862081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229755-9DBD-4D04-ADA4-B6A4959364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083" calcext:value-type="float">
            <text:p>1862083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60ED6A-BAFD-4781-8E1B-78B66A4B71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085" calcext:value-type="float">
            <text:p>1862085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D61E22-A895-4D78-AFB4-78DF247598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087" calcext:value-type="float">
            <text:p>1862087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3393CE-29C2-40E2-8821-C3C82B953C2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088" calcext:value-type="float">
            <text:p>1862088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A762BF-EDCF-4639-93BC-D3C189FF0E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089" calcext:value-type="float">
            <text:p>1862089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DE2B6D-8B9B-4CFE-89FB-3C2936CECA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139" calcext:value-type="float">
            <text:p>1862139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8B1F8D-5B07-4E13-A4AB-DB196AD500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140" calcext:value-type="float">
            <text:p>1862140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73FB98-4258-4E1C-BDF1-659BA0B50E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142" calcext:value-type="float">
            <text:p>1862142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E5A029-A0E9-43E0-82CC-5797F57E63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143" calcext:value-type="float">
            <text:p>1862143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13DB2E-FA36-4410-8A39-845C85E98B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144" calcext:value-type="float">
            <text:p>1862144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31DE7F-C657-4BC5-8A78-4D8A1E00EB9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301" calcext:value-type="float">
            <text:p>1862301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9CD765-983A-4779-90D7-509186DABC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302" calcext:value-type="float">
            <text:p>1862302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CAB1C7-8DBC-4249-A31A-F226CF6881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862303" calcext:value-type="float">
            <text:p>1862303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32E3C94-428A-4A83-8FB2-142430A9CD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687747" calcext:value-type="float">
            <text:p>1687747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3BD5BF-D85E-4586-81FC-223EC88A4A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686834" calcext:value-type="float">
            <text:p>1686834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CE016E-335D-40BE-BB8B-5C6D3A21BE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686835" calcext:value-type="float">
            <text:p>1686835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3F3C58-651F-4512-BB6E-8291E29790E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686837" calcext:value-type="float">
            <text:p>1686837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CB0BF5-BD48-4111-9164-165A19F3BF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686840" calcext:value-type="float">
            <text:p>1686840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FD087D0-F8B6-4BDD-998A-F77B4A9BC8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686848" calcext:value-type="float">
            <text:p>1686848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C0E606-49B7-4070-B5C5-596234C7817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686828" calcext:value-type="float">
            <text:p>1686828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805C92-977A-4C79-94A1-240B29D9CC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686830" calcext:value-type="float">
            <text:p>1686830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BFB96E8-81E2-4C73-B052-1D0D039F28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1686831" calcext:value-type="float">
            <text:p>1686831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F4C25A-8521-4139-97E0-5171A4636C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68" calcext:value-type="float">
            <text:p>171546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BBC14D-A4E4-4C6C-9683-27787F5103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69" calcext:value-type="float">
            <text:p>1715469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3C89E3-19A3-422F-82FE-D6AF890B2A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70" calcext:value-type="float">
            <text:p>1715470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8CB42A7-53C9-47C1-A1BF-E97C5357C8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72" calcext:value-type="float">
            <text:p>171547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799B2B-1298-4815-ADBD-B2C4FB63A9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42" calcext:value-type="float">
            <text:p>171544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B060DC-97C5-4864-B16D-A0180679EF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45" calcext:value-type="float">
            <text:p>171544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DBBA12-9B53-4C35-9F7A-5BF957CEED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46" calcext:value-type="float">
            <text:p>1715446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1AFDFB-4C71-43F0-9406-D222017F17F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47" calcext:value-type="float">
            <text:p>1715447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5876EC-3099-43EA-AC15-ADF4372DE5D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48" calcext:value-type="float">
            <text:p>171544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13091B7-7E41-4F7A-98A8-7AB77E93C6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51" calcext:value-type="float">
            <text:p>1715451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95EADE-18F5-4C56-866F-701DD284A41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75289" calcext:value-type="float">
            <text:p>1875289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B048460-5254-4196-A20A-8D8104DDD7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75290" calcext:value-type="float">
            <text:p>1875290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D09536-9109-41FB-978D-62742E75A1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75291" calcext:value-type="float">
            <text:p>1875291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0D8AF8-1ED4-43A4-96A4-7C32295638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75292" calcext:value-type="float">
            <text:p>187529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D340DB-8BD1-4A82-AEB0-CB81EEDBF4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75294" calcext:value-type="float">
            <text:p>1875294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4C78400-FACB-4DA7-9C6F-6406F97A93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75297" calcext:value-type="float">
            <text:p>1875297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B3FD1E-3A9C-48A3-9825-7956AA688E9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70248" calcext:value-type="float">
            <text:p>187024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95264B-0698-4B8F-B083-1AD79DB9E8A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70304" calcext:value-type="float">
            <text:p>1870304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E10FE8B-7111-497C-BA07-5D938F7F2E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70305" calcext:value-type="float">
            <text:p>187030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71AC129-D836-465D-9268-C3DE014BDB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70306" calcext:value-type="float">
            <text:p>1870306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9C6F2B-FF6D-49C8-BBE3-8BB04C977EE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53" calcext:value-type="float">
            <text:p>1715453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19F3764-DA63-458C-B1E8-F04BE4D138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55" calcext:value-type="float">
            <text:p>171545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E45961-ADD7-4A51-8D95-ED6A6F12EE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57" calcext:value-type="float">
            <text:p>1715457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6DCDD68-A7AA-47B9-93FA-7BD251111E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58" calcext:value-type="float">
            <text:p>171545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434241-721C-4BF4-8585-88F6C50FEB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60" calcext:value-type="float">
            <text:p>1715460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2D5522-1BC5-4B4E-87E6-EAC006C5FA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63" calcext:value-type="float">
            <text:p>1715463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81E113-6FC3-438C-B60E-FD09CF88AD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15464" calcext:value-type="float">
            <text:p>1715464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D819DF-9500-450C-A880-432185E878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885" calcext:value-type="float">
            <text:p>174588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555956-2191-4240-925C-2D9AD56797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886" calcext:value-type="float">
            <text:p>1745886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65E9EE1-391E-4641-92CC-AFD204F7F6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888" calcext:value-type="float">
            <text:p>174588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29D512-AF61-443F-BFA8-A15A403ECF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892" calcext:value-type="float">
            <text:p>174589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97D3B3-3F3D-4FAD-BFAD-61CFF0141EA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893" calcext:value-type="float">
            <text:p>1745893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25253C-1522-42EC-9858-83C9D74928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895" calcext:value-type="float">
            <text:p>174589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53D3AB-D370-47EF-83F8-C888435EE5A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896" calcext:value-type="float">
            <text:p>1745896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75B961-3826-4361-9359-BA115FA659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897" calcext:value-type="float">
            <text:p>1745897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F39691-962C-4D8B-A27D-441BD5A5CF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898" calcext:value-type="float">
            <text:p>174589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25520D-9560-4D98-99CF-C7C570F6C8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902" calcext:value-type="float">
            <text:p>174590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B06E955-EC1C-48B3-AEC2-0BFCA33459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904" calcext:value-type="float">
            <text:p>1745904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9E4019-DC92-49EC-ADC3-7A3A4A71F8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905" calcext:value-type="float">
            <text:p>174590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8A30D2-B2BD-4D65-AAC7-5457D27ADB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906" calcext:value-type="float">
            <text:p>1745906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9C5F8E-BE98-4865-B7B3-33A07882FA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907" calcext:value-type="float">
            <text:p>1745907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037C0E-E227-4113-AFE3-D46397BCF0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908" calcext:value-type="float">
            <text:p>174590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7D83D9-4136-4F66-86D4-6826C1AEC9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909" calcext:value-type="float">
            <text:p>1745909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11C7915-18D9-4BE0-AFCC-D33CA8A7AB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911" calcext:value-type="float">
            <text:p>1745911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69DEC7-8D18-4F50-92AE-F466800D63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912" calcext:value-type="float">
            <text:p>174591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3568C8-3759-4310-B807-296CF270F2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45913" calcext:value-type="float">
            <text:p>1745913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8CC589-20B8-4D1D-9E05-F96FC32050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66314" calcext:value-type="float">
            <text:p>1766314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6A5834-AA90-4C3C-A09E-F119AA983D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66315" calcext:value-type="float">
            <text:p>176631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764664-F680-481E-A150-B525E644E4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766216" calcext:value-type="float">
            <text:p>1766216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5DF753-5D8E-431E-90B9-3AE662A197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98762" calcext:value-type="float">
            <text:p>189876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98825E-D50B-41E1-84ED-848A5F4F83D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75184" calcext:value-type="float">
            <text:p>1875184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80BEF1-AFF4-40AB-AA70-13B957A50D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75185" calcext:value-type="float">
            <text:p>1875185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EFD3F6-AFA4-4F6A-A64F-FBD1844B2A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98658" calcext:value-type="float">
            <text:p>189865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A4A071-1AA5-44DC-9808-7312DE4CE3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898761" calcext:value-type="float">
            <text:p>1898761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4B3473-E710-449F-B2D7-52DAF7FD7C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943231" calcext:value-type="float">
            <text:p>1943231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096A5A-0A5D-4B86-9D55-AFEDAB5ECD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957420" calcext:value-type="float">
            <text:p>1957420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4735DF-D8B8-472D-8EB2-DAB7E12175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943232" calcext:value-type="float">
            <text:p>1943232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CA7C3D-AF10-4ADF-9CA6-B325B2DED1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957498" calcext:value-type="float">
            <text:p>1957498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4D8142-BE28-4B99-A869-C43EAF8A85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1957499" calcext:value-type="float">
            <text:p>1957499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453981-1FE7-4AC0-980F-BBE2BA86FE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975436" calcext:value-type="float">
            <text:p>1975436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8745DE4-F04D-42D5-AFAB-669E7E2001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975438" calcext:value-type="float">
            <text:p>1975438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476934-EBDC-47AA-A8E4-8DC767CC9B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975474" calcext:value-type="float">
            <text:p>1975474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E3E27C-C531-490B-ADD2-A2E1FB403A9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975475" calcext:value-type="float">
            <text:p>1975475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5663E2-F036-4002-BCC4-2EDBB2374C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975476" calcext:value-type="float">
            <text:p>1975476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42914A-5143-4088-AA08-EA729E5A3F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975227" calcext:value-type="float">
            <text:p>1975227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3A47FA-2426-40D5-A0D7-4B74EC3DE7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975228" calcext:value-type="float">
            <text:p>1975228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4908F7-77A5-47A8-A9ED-5F439CFE9D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975229" calcext:value-type="float">
            <text:p>1975229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659CD1-1FEF-4FCB-935B-3D57BC0C40E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975434" calcext:value-type="float">
            <text:p>1975434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9ED316-3A6B-4D07-B0D9-59F99318A6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975225" calcext:value-type="float">
            <text:p>1975225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E5C443-10FF-43D0-85AC-F022194F7D2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975435" calcext:value-type="float">
            <text:p>1975435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3284F1-6DB2-418D-BCFB-2BF7216301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990382" calcext:value-type="float">
            <text:p>1990382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A26700-1BB0-4898-9AE2-B79233E601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990383" calcext:value-type="float">
            <text:p>1990383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82CE67-0F49-4395-A741-83CB005B40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864982" calcext:value-type="float">
            <text:p>1864982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48446E-39C9-4B83-B821-5A170FF829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739044" calcext:value-type="float">
            <text:p>1739044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144FB7-2658-4BA4-A1F5-1D093DDF00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729474" calcext:value-type="float">
            <text:p>1729474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E089B1-6ED4-4BBC-A002-780ED3FA30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729475" calcext:value-type="float">
            <text:p>1729475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9F690A-8A45-472D-B972-376408417A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729478" calcext:value-type="float">
            <text:p>1729478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6965FE-FDF1-4BAF-9B78-C535C1B4262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729479" calcext:value-type="float">
            <text:p>1729479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DA3B09-9D99-43D4-8688-8B6AC1B490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729480" calcext:value-type="float">
            <text:p>1729480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C8C62F-BE06-4853-82C2-6C829801F5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729481" calcext:value-type="float">
            <text:p>1729481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4B1967-D80B-467F-97D5-105CA4CCAA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729482" calcext:value-type="float">
            <text:p>1729482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F09B19-D1D1-4C98-BE38-B23C9FF3051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729485" calcext:value-type="float">
            <text:p>1729485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ADE73E9-BC84-4118-B845-460CF40A56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729486" calcext:value-type="float">
            <text:p>1729486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4FA719-2003-4987-ACD5-B29D1F3A4A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729488" calcext:value-type="float">
            <text:p>1729488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5231C2-91F2-40D8-8D01-864E6F525E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729489" calcext:value-type="float">
            <text:p>1729489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3746B9-EEBA-4013-9A77-CBAEE21121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1729490" calcext:value-type="float">
            <text:p>1729490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2F9D58-D9D0-402A-8128-934BFACB4E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916726" calcext:value-type="float">
            <text:p>5916726</text:p>
          </table:table-cell>
          <table:table-cell office:value-type="float" office:value="1858201" calcext:value-type="float">
            <text:p>1858201</text:p>
          </table:table-cell>
          <table:table-cell office:value-type="string" calcext:value-type="string">
            <text:p>Savya Ferreira Amara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807E5C-C3F9-4FD8-9C52-502B50545E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916726" calcext:value-type="float">
            <text:p>5916726</text:p>
          </table:table-cell>
          <table:table-cell office:value-type="float" office:value="1858203" calcext:value-type="float">
            <text:p>1858203</text:p>
          </table:table-cell>
          <table:table-cell office:value-type="string" calcext:value-type="string">
            <text:p>Savya Ferreira Amara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0AAE40-A308-4996-BF72-128C374971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916726" calcext:value-type="float">
            <text:p>5916726</text:p>
          </table:table-cell>
          <table:table-cell office:value-type="float" office:value="1858205" calcext:value-type="float">
            <text:p>1858205</text:p>
          </table:table-cell>
          <table:table-cell office:value-type="string" calcext:value-type="string">
            <text:p>Savya Ferreira Amara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584FAF-9CFC-4EEB-894F-0FF4C5E0E3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916726" calcext:value-type="float">
            <text:p>5916726</text:p>
          </table:table-cell>
          <table:table-cell office:value-type="float" office:value="1858208" calcext:value-type="float">
            <text:p>1858208</text:p>
          </table:table-cell>
          <table:table-cell office:value-type="string" calcext:value-type="string">
            <text:p>Savya Ferreira Amara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E00594-632D-4B12-A585-C226B70B1B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927667" calcext:value-type="float">
            <text:p>5927667</text:p>
          </table:table-cell>
          <table:table-cell office:value-type="float" office:value="1695309" calcext:value-type="float">
            <text:p>1695309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C8B06F-611C-45E0-918C-29A8032407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927667" calcext:value-type="float">
            <text:p>5927667</text:p>
          </table:table-cell>
          <table:table-cell office:value-type="float" office:value="1695313" calcext:value-type="float">
            <text:p>1695313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60C21D-2C8A-4946-8E4F-82EABED62AD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927667" calcext:value-type="float">
            <text:p>5927667</text:p>
          </table:table-cell>
          <table:table-cell office:value-type="float" office:value="1695315" calcext:value-type="float">
            <text:p>1695315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9AD584-F832-482E-958C-6F9B39FF9C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927667" calcext:value-type="float">
            <text:p>5927667</text:p>
          </table:table-cell>
          <table:table-cell office:value-type="float" office:value="1695308" calcext:value-type="float">
            <text:p>1695308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527283D-FFA8-4E4C-A2AA-7678C6DA45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927667" calcext:value-type="float">
            <text:p>5927667</text:p>
          </table:table-cell>
          <table:table-cell office:value-type="float" office:value="1695317" calcext:value-type="float">
            <text:p>1695317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8FD1057-F164-427F-8FD4-41E6F9118B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927667" calcext:value-type="float">
            <text:p>5927667</text:p>
          </table:table-cell>
          <table:table-cell office:value-type="float" office:value="1695318" calcext:value-type="float">
            <text:p>1695318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C326F5-2419-4D81-AA3A-57A07E686D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927667" calcext:value-type="float">
            <text:p>5927667</text:p>
          </table:table-cell>
          <table:table-cell office:value-type="float" office:value="1695333" calcext:value-type="float">
            <text:p>1695333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0408E8D-41C3-4AC1-9427-00A879621D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927667" calcext:value-type="float">
            <text:p>5927667</text:p>
          </table:table-cell>
          <table:table-cell office:value-type="float" office:value="1695334" calcext:value-type="float">
            <text:p>1695334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5D6CFC-3706-4962-A55E-35FD8421BF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927667" calcext:value-type="float">
            <text:p>5927667</text:p>
          </table:table-cell>
          <table:table-cell office:value-type="float" office:value="1695335" calcext:value-type="float">
            <text:p>1695335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0F305F-E210-4B56-A9FD-A58251F7EE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948755" calcext:value-type="float">
            <text:p>5948755</text:p>
          </table:table-cell>
          <table:table-cell office:value-type="float" office:value="1851841" calcext:value-type="float">
            <text:p>1851841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7412C1-400F-436A-8703-78105042D9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948755" calcext:value-type="float">
            <text:p>5948755</text:p>
          </table:table-cell>
          <table:table-cell office:value-type="float" office:value="1851843" calcext:value-type="float">
            <text:p>1851843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723F6C-DA96-4A87-9C09-8E19D4D6B5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948755" calcext:value-type="float">
            <text:p>5948755</text:p>
          </table:table-cell>
          <table:table-cell office:value-type="float" office:value="1853826" calcext:value-type="float">
            <text:p>1853826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1C5692-7C4F-4519-A633-01E2E4A4B1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948755" calcext:value-type="float">
            <text:p>5948755</text:p>
          </table:table-cell>
          <table:table-cell office:value-type="float" office:value="1762059" calcext:value-type="float">
            <text:p>1762059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97C4BE-5C3F-4985-8BFE-56F1B525B0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948755" calcext:value-type="float">
            <text:p>5948755</text:p>
          </table:table-cell>
          <table:table-cell office:value-type="float" office:value="1762063" calcext:value-type="float">
            <text:p>1762063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DD3A10-DB9F-4E9E-BC76-AC73ED275C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948755" calcext:value-type="float">
            <text:p>5948755</text:p>
          </table:table-cell>
          <table:table-cell office:value-type="float" office:value="1762064" calcext:value-type="float">
            <text:p>1762064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28FD3B-6A4E-4752-82BA-B557246AA6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948755" calcext:value-type="float">
            <text:p>5948755</text:p>
          </table:table-cell>
          <table:table-cell office:value-type="float" office:value="1762167" calcext:value-type="float">
            <text:p>1762167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3C3A72-928D-476B-B8CE-D7EE8DB4805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948755" calcext:value-type="float">
            <text:p>5948755</text:p>
          </table:table-cell>
          <table:table-cell office:value-type="float" office:value="1762169" calcext:value-type="float">
            <text:p>1762169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EF1335-3D15-49A5-824E-52093A93E6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088" calcext:value-type="float">
            <text:p>1718088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9354B7-CBF9-4AD8-98B9-7374B62918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092" calcext:value-type="float">
            <text:p>1718092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E387DC1-7026-448C-B39F-914DCE8B78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094" calcext:value-type="float">
            <text:p>1718094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C31C09-0DD6-4D9A-93C3-0E031842A5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098" calcext:value-type="float">
            <text:p>1718098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8F679C-7F1A-41BF-A349-2166D16B8E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123" calcext:value-type="float">
            <text:p>1718123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EAB07E-D3FC-4BB4-8178-A7FD8D15B0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125" calcext:value-type="float">
            <text:p>1718125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42DDE9-79F2-403C-9499-6363FB38CE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127" calcext:value-type="float">
            <text:p>1718127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6E18EC-4725-4751-874E-7EE585919B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128" calcext:value-type="float">
            <text:p>1718128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9BD008-2989-468B-B824-378EBB6806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129" calcext:value-type="float">
            <text:p>1718129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4C12C57-7AA0-4525-BEAE-604A66DB4E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131" calcext:value-type="float">
            <text:p>1718131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BBA472-CE33-48A1-8E33-BA05533E9A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133" calcext:value-type="float">
            <text:p>1718133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8AEBED-B005-4E38-B9A2-C0FBD01C30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119" calcext:value-type="float">
            <text:p>1718119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B3FB78-B3B3-4ECF-A905-BBD0F404B7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120" calcext:value-type="float">
            <text:p>1718120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C67E2E-03F9-4C89-A7AD-E62C4AE6F7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1718122" calcext:value-type="float">
            <text:p>1718122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049E6B-72C5-4772-B7E2-C5B7DA7242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016461" calcext:value-type="float">
            <text:p>6016461</text:p>
          </table:table-cell>
          <table:table-cell office:value-type="float" office:value="1800287" calcext:value-type="float">
            <text:p>1800287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9BB778-2A49-474A-8683-39F3704EB5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016461" calcext:value-type="float">
            <text:p>6016461</text:p>
          </table:table-cell>
          <table:table-cell office:value-type="float" office:value="1800441" calcext:value-type="float">
            <text:p>1800441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34ACBF-EA38-4614-B5E7-63E8F69890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016461" calcext:value-type="float">
            <text:p>6016461</text:p>
          </table:table-cell>
          <table:table-cell office:value-type="float" office:value="1800442" calcext:value-type="float">
            <text:p>1800442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E7ED44-D46F-4457-A147-D1A3376C22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016464" calcext:value-type="float">
            <text:p>6016464</text:p>
          </table:table-cell>
          <table:table-cell office:value-type="float" office:value="1768193" calcext:value-type="float">
            <text:p>1768193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FA3C394-6481-41EA-A24B-ACFC790739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016464" calcext:value-type="float">
            <text:p>6016464</text:p>
          </table:table-cell>
          <table:table-cell office:value-type="float" office:value="1768203" calcext:value-type="float">
            <text:p>1768203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A3308A-3A52-40D4-B17B-719E4009D0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016464" calcext:value-type="float">
            <text:p>6016464</text:p>
          </table:table-cell>
          <table:table-cell office:value-type="float" office:value="1768206" calcext:value-type="float">
            <text:p>1768206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B7B0AE1-FDF9-498C-9399-697FBF4AAE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016464" calcext:value-type="float">
            <text:p>6016464</text:p>
          </table:table-cell>
          <table:table-cell office:value-type="float" office:value="1768085" calcext:value-type="float">
            <text:p>1768085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17F11D-F90A-4093-9150-6F20CC916FF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016464" calcext:value-type="float">
            <text:p>6016464</text:p>
          </table:table-cell>
          <table:table-cell office:value-type="float" office:value="1768088" calcext:value-type="float">
            <text:p>1768088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93435D-AA90-4F02-BAA4-EC8F3A6A1B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016464" calcext:value-type="float">
            <text:p>6016464</text:p>
          </table:table-cell>
          <table:table-cell office:value-type="float" office:value="1768211" calcext:value-type="float">
            <text:p>1768211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6822D3E-1D58-418E-B7A7-EB0146C20E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016464" calcext:value-type="float">
            <text:p>6016464</text:p>
          </table:table-cell>
          <table:table-cell office:value-type="float" office:value="1768213" calcext:value-type="float">
            <text:p>1768213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D4FFB74-3157-4E99-9FE3-2F1144E8619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016464" calcext:value-type="float">
            <text:p>6016464</text:p>
          </table:table-cell>
          <table:table-cell office:value-type="float" office:value="1768284" calcext:value-type="float">
            <text:p>1768284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95E287-412E-4C22-A98B-72CF12272D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016464" calcext:value-type="float">
            <text:p>6016464</text:p>
          </table:table-cell>
          <table:table-cell office:value-type="float" office:value="1772573" calcext:value-type="float">
            <text:p>1772573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0330EB-7197-4647-9A3B-9A283DBBC7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130764" calcext:value-type="float">
            <text:p>6130764</text:p>
          </table:table-cell>
          <table:table-cell office:value-type="float" office:value="1817291" calcext:value-type="float">
            <text:p>1817291</text:p>
          </table:table-cell>
          <table:table-cell office:value-type="string" calcext:value-type="string">
            <text:p>Maria Aparecida da Silva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940BDF-9796-4B03-B16F-B63BB410AD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130764" calcext:value-type="float">
            <text:p>6130764</text:p>
          </table:table-cell>
          <table:table-cell office:value-type="float" office:value="2500222" calcext:value-type="float">
            <text:p>2500222</text:p>
          </table:table-cell>
          <table:table-cell office:value-type="string" calcext:value-type="string">
            <text:p>Maria Aparecida da Silva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8E45AA-64E5-4BD8-A9A9-1B340610FE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130764" calcext:value-type="float">
            <text:p>6130764</text:p>
          </table:table-cell>
          <table:table-cell office:value-type="float" office:value="2500225" calcext:value-type="float">
            <text:p>2500225</text:p>
          </table:table-cell>
          <table:table-cell office:value-type="string" calcext:value-type="string">
            <text:p>Maria Aparecida da Silva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077C85-9051-43C5-8A44-38DB06C4AC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631" calcext:value-type="float">
            <text:p>1802631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2E3ED6-3ACF-46A8-B63F-D66B31C1C7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462" calcext:value-type="float">
            <text:p>1802462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E16D65-5928-46C5-9D24-BE9C11B7A6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463" calcext:value-type="float">
            <text:p>1802463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DC5F26-193B-476A-808A-5F5DC7D561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467" calcext:value-type="float">
            <text:p>1802467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B547FBB-93D7-4F6B-9F66-BACE8F504E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470" calcext:value-type="float">
            <text:p>1802470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ADFF86-3533-4791-8D98-BDB06D5D49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473" calcext:value-type="float">
            <text:p>1802473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E8524EE-DDB1-4D1B-BA68-48C8D19F7D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474" calcext:value-type="float">
            <text:p>1802474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BEA73F-11F8-4B24-9900-3072484957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488" calcext:value-type="float">
            <text:p>1802488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A99850-8784-4400-AD25-DDCD1EE948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636" calcext:value-type="float">
            <text:p>1802636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9EF24D-2346-46A7-AC20-1F0D559D52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637" calcext:value-type="float">
            <text:p>1802637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C61CBC-FCD7-4F16-A424-3D8B40E602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632" calcext:value-type="float">
            <text:p>1802632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7D0762-EF51-4BB6-A6C9-D17767C366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634" calcext:value-type="float">
            <text:p>1802634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57B62D-6508-458F-BE8C-F40AE85D29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490" calcext:value-type="float">
            <text:p>1802490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77C4C9-4770-44D2-A479-F2854FDFE6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495" calcext:value-type="float">
            <text:p>1802495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97429C-E7CE-4C9A-82A4-D32176F0E54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496" calcext:value-type="float">
            <text:p>1802496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85A43D-B588-4761-A7F6-4B6A74EF513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497" calcext:value-type="float">
            <text:p>1802497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2818D4-F341-4557-ABC9-44548ED0B9B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498" calcext:value-type="float">
            <text:p>1802498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A33C32-1DB9-4447-9550-A6F52740E4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505" calcext:value-type="float">
            <text:p>1802505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8DCCDD-8B10-43CE-8C84-F503537886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507" calcext:value-type="float">
            <text:p>1802507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551DCBA-28DE-4B37-A5BC-3B08EC0109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508" calcext:value-type="float">
            <text:p>1802508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6616DE-DC37-46DF-9C29-EF394C75CC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511" calcext:value-type="float">
            <text:p>1802511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B19C07-97ED-40C4-B162-5DC6A68696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131294" calcext:value-type="float">
            <text:p>6131294</text:p>
          </table:table-cell>
          <table:table-cell office:value-type="float" office:value="1802512" calcext:value-type="float">
            <text:p>1802512</text:p>
          </table:table-cell>
          <table:table-cell office:value-type="string" calcext:value-type="string">
            <text:p>Tallys da Silva Ribeir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AF50A9B-2E47-41B6-B4D6-511B20C815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703" calcext:value-type="float">
            <text:p>1860703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8A8C6A-0398-46B1-8090-98D83F4792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704" calcext:value-type="float">
            <text:p>1860704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BB68F7-C4FD-4D9A-AB1D-587042AF22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705" calcext:value-type="float">
            <text:p>186070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9494DD-5B68-4619-8D59-1AE3CEBA61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881" calcext:value-type="float">
            <text:p>1860881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E13E16-5C7A-4A80-9119-5CA8D813F2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883" calcext:value-type="float">
            <text:p>1860883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63AB57-07A0-45DB-95AD-0E08BA4BDAD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885" calcext:value-type="float">
            <text:p>186088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80388C-8668-4351-817B-A79D701FFB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887" calcext:value-type="float">
            <text:p>1860887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F807AF3-AC4E-4DB0-8D61-3964C21C04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889" calcext:value-type="float">
            <text:p>1860889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8E4D1D-0AAA-45CF-A6A6-5A6FE2FBD9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890" calcext:value-type="float">
            <text:p>1860890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18AAEB-1D01-4071-BAE5-F46B4616BD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894" calcext:value-type="float">
            <text:p>1860894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CE4EEC-96DA-4101-B517-7706018853F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895" calcext:value-type="float">
            <text:p>186089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B69E38-15C0-4E9F-B04D-47B269D398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897" calcext:value-type="float">
            <text:p>1860897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49AB2E-C00F-4560-919B-3B667A26AE4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899" calcext:value-type="float">
            <text:p>1860899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D95137-92DD-4A1D-89D0-FF115159981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60886" calcext:value-type="float">
            <text:p>1860886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B81AE21-45EC-4C15-9D97-E61792A76F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80906" calcext:value-type="float">
            <text:p>1880906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49B481-D6E2-4A77-A3B8-142C1FB753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80908" calcext:value-type="float">
            <text:p>1880908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508EEA-6691-48B9-9823-4322FE415D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76605" calcext:value-type="float">
            <text:p>187660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2EBD36-845B-4F9C-AA5C-FB9FC0BBEEB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76607" calcext:value-type="float">
            <text:p>1876607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0664BF-C568-4753-94EA-D07971ACA0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76608" calcext:value-type="float">
            <text:p>1876608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EEF5E80-A814-4E7E-A3D6-D24BD0AC17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76657" calcext:value-type="float">
            <text:p>1876657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67C2D1-D2D2-4948-94A4-76A80E8637A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76658" calcext:value-type="float">
            <text:p>1876658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5F0FC2-2D1D-4397-91A2-10061C95539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92239" calcext:value-type="float">
            <text:p>1892239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6FB967-667C-4F52-AE6C-82082D3653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92324" calcext:value-type="float">
            <text:p>1892324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C9A6FF-915D-4551-901E-E6738D58DC8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92325" calcext:value-type="float">
            <text:p>189232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6F14C1-0BF4-4B33-A744-01F0E28539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92326" calcext:value-type="float">
            <text:p>1892326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7FACD5D-1C3F-4A6D-9830-2B52CB734B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892327" calcext:value-type="float">
            <text:p>1892327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8C40F6-96F6-485B-8D26-5947C870DB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955884" calcext:value-type="float">
            <text:p>1955884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F27369-325B-41FC-85DF-6C8B4E2886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955885" calcext:value-type="float">
            <text:p>195588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53E325-DB83-4839-835D-77711D6867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955886" calcext:value-type="float">
            <text:p>1955886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AB9795-9D3B-45E7-B0EE-8DA6FC67BB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955925" calcext:value-type="float">
            <text:p>1955925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877FB34-C56A-40DA-A951-9F2AC67B79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955927" calcext:value-type="float">
            <text:p>1955927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98D2A3-EB65-4CEC-8F06-2AC5452A9D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955928" calcext:value-type="float">
            <text:p>1955928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3DBA0C-B1E6-45F2-B47E-627C0AC2C3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955929" calcext:value-type="float">
            <text:p>1955929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6E7915-A1C4-4DBC-9446-CBFDC8BE0E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945881" calcext:value-type="float">
            <text:p>1945881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407DA4-BC25-47DA-80D5-B77E57D160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1945884" calcext:value-type="float">
            <text:p>1945884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5708D8-E797-4F9E-81ED-AB8CE27184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218947" calcext:value-type="float">
            <text:p>6218947</text:p>
          </table:table-cell>
          <table:table-cell office:value-type="float" office:value="1860196" calcext:value-type="float">
            <text:p>1860196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568EBA-E104-4D95-A667-AC40896A6F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218947" calcext:value-type="float">
            <text:p>6218947</text:p>
          </table:table-cell>
          <table:table-cell office:value-type="float" office:value="1860324" calcext:value-type="float">
            <text:p>1860324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3CB6FB-0A7E-4469-9206-3AEEC3DD72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218947" calcext:value-type="float">
            <text:p>6218947</text:p>
          </table:table-cell>
          <table:table-cell office:value-type="float" office:value="1860191" calcext:value-type="float">
            <text:p>1860191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58EA4F-8F50-4ACD-9FA2-9A74E183B9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218947" calcext:value-type="float">
            <text:p>6218947</text:p>
          </table:table-cell>
          <table:table-cell office:value-type="float" office:value="1860192" calcext:value-type="float">
            <text:p>1860192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267C3E-7ECE-48B0-9030-5BF3BF6D51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218947" calcext:value-type="float">
            <text:p>6218947</text:p>
          </table:table-cell>
          <table:table-cell office:value-type="float" office:value="1860194" calcext:value-type="float">
            <text:p>1860194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2879B8-B427-4F17-9768-170D6EBCAA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218947" calcext:value-type="float">
            <text:p>6218947</text:p>
          </table:table-cell>
          <table:table-cell office:value-type="float" office:value="1860195" calcext:value-type="float">
            <text:p>1860195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60B57D-2095-4A1B-9783-B5C8967146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218947" calcext:value-type="float">
            <text:p>6218947</text:p>
          </table:table-cell>
          <table:table-cell office:value-type="float" office:value="1860325" calcext:value-type="float">
            <text:p>1860325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FEADCB-C6B7-45D5-BB44-7032C61B8C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218947" calcext:value-type="float">
            <text:p>6218947</text:p>
          </table:table-cell>
          <table:table-cell office:value-type="float" office:value="1860327" calcext:value-type="float">
            <text:p>1860327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DD29F1-6CE1-4DC4-8F7B-22613A8FE6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218947" calcext:value-type="float">
            <text:p>6218947</text:p>
          </table:table-cell>
          <table:table-cell office:value-type="float" office:value="1860328" calcext:value-type="float">
            <text:p>1860328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105F248-ADBC-4E7D-B371-434172AAC4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218947" calcext:value-type="float">
            <text:p>6218947</text:p>
          </table:table-cell>
          <table:table-cell office:value-type="float" office:value="1860329" calcext:value-type="float">
            <text:p>1860329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ADEEDA5-F71D-40E1-91DA-73572AB81C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220256" calcext:value-type="float">
            <text:p>6220256</text:p>
          </table:table-cell>
          <table:table-cell office:value-type="float" office:value="1949790" calcext:value-type="float">
            <text:p>1949790</text:p>
          </table:table-cell>
          <table:table-cell office:value-type="string" calcext:value-type="string">
            <text:p>Nilton Correia Mac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2D04EB-9A95-431F-B60B-BC2C407BCF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220256" calcext:value-type="float">
            <text:p>6220256</text:p>
          </table:table-cell>
          <table:table-cell office:value-type="float" office:value="1949820" calcext:value-type="float">
            <text:p>1949820</text:p>
          </table:table-cell>
          <table:table-cell office:value-type="string" calcext:value-type="string">
            <text:p>Nilton Correia Maciel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B37E73D-CD4D-48DC-B19C-2BF68066E1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237689" calcext:value-type="float">
            <text:p>6237689</text:p>
          </table:table-cell>
          <table:table-cell office:value-type="float" office:value="1820280" calcext:value-type="float">
            <text:p>1820280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775230-4F60-4405-938F-8D37F2C534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237689" calcext:value-type="float">
            <text:p>6237689</text:p>
          </table:table-cell>
          <table:table-cell office:value-type="float" office:value="1820165" calcext:value-type="float">
            <text:p>1820165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BA2450-22FF-410F-9204-10EB0B0272B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237689" calcext:value-type="float">
            <text:p>6237689</text:p>
          </table:table-cell>
          <table:table-cell office:value-type="float" office:value="1820279" calcext:value-type="float">
            <text:p>1820279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878A7D-4736-4337-B075-52B4FCD933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237689" calcext:value-type="float">
            <text:p>6237689</text:p>
          </table:table-cell>
          <table:table-cell office:value-type="float" office:value="1820122" calcext:value-type="float">
            <text:p>1820122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A6C1177-C9CF-4D19-A9AE-4B039D1462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237689" calcext:value-type="float">
            <text:p>6237689</text:p>
          </table:table-cell>
          <table:table-cell office:value-type="float" office:value="1820123" calcext:value-type="float">
            <text:p>1820123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FA0E1E-001A-4890-A0D3-9EB12BA5AF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237689" calcext:value-type="float">
            <text:p>6237689</text:p>
          </table:table-cell>
          <table:table-cell office:value-type="float" office:value="1820124" calcext:value-type="float">
            <text:p>1820124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94B32D-3CB5-44C3-BDB6-6BE0AFE14C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192" calcext:value-type="float">
            <text:p>1854192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23F7D9-C50D-4E39-AC3D-23E13129253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193" calcext:value-type="float">
            <text:p>1854193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315C43-D15B-4283-816D-44E03264DA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195" calcext:value-type="float">
            <text:p>1854195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207F06-9444-48FE-BAF8-9A21E746E9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197" calcext:value-type="float">
            <text:p>1854197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A63FCF-AA97-4255-B932-AF00292D26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198" calcext:value-type="float">
            <text:p>1854198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156C47-E061-4FAB-8DD4-00D1749175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199" calcext:value-type="float">
            <text:p>1854199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242FB48-B4DB-4B2A-82B0-D9CF85F50A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202" calcext:value-type="float">
            <text:p>1854202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EF5C5C-E203-412C-9F18-46A2AF7C20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212" calcext:value-type="float">
            <text:p>1854212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1163FD-8842-4B11-BD73-96E13D7D91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214" calcext:value-type="float">
            <text:p>1854214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7169A8-0930-404C-AF79-E3D9B9C137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217" calcext:value-type="float">
            <text:p>1854217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10299C-C89D-4C7C-BC2F-3207B3AB85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219" calcext:value-type="float">
            <text:p>1854219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505F69-FAB6-49F3-97CF-3354B36C62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222" calcext:value-type="float">
            <text:p>1854222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6FF0ED-D2A1-45D6-8BDF-7D8FA6F0F2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223" calcext:value-type="float">
            <text:p>1854223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AE49F5-087B-4899-9342-162F4A5F5C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224" calcext:value-type="float">
            <text:p>1854224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648FE2-DBE4-48F9-A065-9524DDCEA8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54190" calcext:value-type="float">
            <text:p>1854190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5F5B819-F710-4B68-B3FE-FF94B58F8E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71781" calcext:value-type="float">
            <text:p>1871781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7E68FD-1F5C-4805-96AB-FA10351BEB2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71861" calcext:value-type="float">
            <text:p>1871861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63CDB2-FB77-4404-AEF8-D55FBAC033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71862" calcext:value-type="float">
            <text:p>1871862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FAD30D-077B-47FD-866F-D325BCF6C9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71864" calcext:value-type="float">
            <text:p>1871864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68CF20E-B534-46D2-B9B6-6674937191D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80909" calcext:value-type="float">
            <text:p>1880909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6F2B52-6AF7-499B-A571-013369C6A8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81290" calcext:value-type="float">
            <text:p>1881290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22B5CC-DCA1-44AC-BC34-B0CCA5E880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81291" calcext:value-type="float">
            <text:p>1881291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9B364A-0C75-4DB2-9151-A902B28098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81078" calcext:value-type="float">
            <text:p>1881078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03A427-A56A-4364-8E04-B825B4B4EA2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1881081" calcext:value-type="float">
            <text:p>1881081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7A6B95-6E4C-4BAB-ABDB-5FBF6369CC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309413" calcext:value-type="float">
            <text:p>6309413</text:p>
          </table:table-cell>
          <table:table-cell office:value-type="float" office:value="1862422" calcext:value-type="float">
            <text:p>1862422</text:p>
          </table:table-cell>
          <table:table-cell office:value-type="string" calcext:value-type="string">
            <text:p>Rikelme Rodrigu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94D167-0073-40A1-AB8C-E5687776AB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309413" calcext:value-type="float">
            <text:p>6309413</text:p>
          </table:table-cell>
          <table:table-cell office:value-type="float" office:value="1862423" calcext:value-type="float">
            <text:p>1862423</text:p>
          </table:table-cell>
          <table:table-cell office:value-type="string" calcext:value-type="string">
            <text:p>Rikelme Rodrigu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840D96-CA25-480B-AD53-4C97A25758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309413" calcext:value-type="float">
            <text:p>6309413</text:p>
          </table:table-cell>
          <table:table-cell office:value-type="float" office:value="1862438" calcext:value-type="float">
            <text:p>1862438</text:p>
          </table:table-cell>
          <table:table-cell office:value-type="string" calcext:value-type="string">
            <text:p>Rikelme Rodrigu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455F5F-514F-4E85-A2CE-385E1AC560B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309413" calcext:value-type="float">
            <text:p>6309413</text:p>
          </table:table-cell>
          <table:table-cell office:value-type="float" office:value="1862442" calcext:value-type="float">
            <text:p>1862442</text:p>
          </table:table-cell>
          <table:table-cell office:value-type="string" calcext:value-type="string">
            <text:p>Rikelme Rodrigu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EF76BB-0799-4023-A0F6-FD41597F19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309413" calcext:value-type="float">
            <text:p>6309413</text:p>
          </table:table-cell>
          <table:table-cell office:value-type="float" office:value="1862443" calcext:value-type="float">
            <text:p>1862443</text:p>
          </table:table-cell>
          <table:table-cell office:value-type="string" calcext:value-type="string">
            <text:p>Rikelme Rodrigues de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376806-059C-4C4E-9603-32D0239AB6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310339" calcext:value-type="float">
            <text:p>6310339</text:p>
          </table:table-cell>
          <table:table-cell office:value-type="float" office:value="1960441" calcext:value-type="float">
            <text:p>1960441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7E9201-73D9-441B-914C-E4028C9473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310339" calcext:value-type="float">
            <text:p>6310339</text:p>
          </table:table-cell>
          <table:table-cell office:value-type="float" office:value="1960443" calcext:value-type="float">
            <text:p>1960443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41C39B-7290-4915-81A9-A57316C040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310339" calcext:value-type="float">
            <text:p>6310339</text:p>
          </table:table-cell>
          <table:table-cell office:value-type="float" office:value="1960445" calcext:value-type="float">
            <text:p>1960445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94139A-83BF-4933-83C8-E52A2F1669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310339" calcext:value-type="float">
            <text:p>6310339</text:p>
          </table:table-cell>
          <table:table-cell office:value-type="float" office:value="1960447" calcext:value-type="float">
            <text:p>1960447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ECFA52B-8DD1-44A5-A969-646B5B4D64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310339" calcext:value-type="float">
            <text:p>6310339</text:p>
          </table:table-cell>
          <table:table-cell office:value-type="float" office:value="1960448" calcext:value-type="float">
            <text:p>1960448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4DD98B-457A-410F-9CB8-3D23E8111D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310339" calcext:value-type="float">
            <text:p>6310339</text:p>
          </table:table-cell>
          <table:table-cell office:value-type="float" office:value="1960449" calcext:value-type="float">
            <text:p>1960449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7C034A-C177-4A72-9FA3-60280FDEF7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310339" calcext:value-type="float">
            <text:p>6310339</text:p>
          </table:table-cell>
          <table:table-cell office:value-type="float" office:value="1977122" calcext:value-type="float">
            <text:p>1977122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D976A4-B8E1-4C80-8882-3F35F0279D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310339" calcext:value-type="float">
            <text:p>6310339</text:p>
          </table:table-cell>
          <table:table-cell office:value-type="float" office:value="1977123" calcext:value-type="float">
            <text:p>1977123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F321E1-FEC5-4EC5-A39D-105AD848DA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310339" calcext:value-type="float">
            <text:p>6310339</text:p>
          </table:table-cell>
          <table:table-cell office:value-type="float" office:value="1977133" calcext:value-type="float">
            <text:p>1977133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CD5A04-9B36-4988-BBD7-535AC2061A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310339" calcext:value-type="float">
            <text:p>6310339</text:p>
          </table:table-cell>
          <table:table-cell office:value-type="float" office:value="1977143" calcext:value-type="float">
            <text:p>1977143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8A0C39-2312-4C2A-A797-EC89368C29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71741" calcext:value-type="float">
            <text:p>197174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699660-0565-425D-8746-76B5FA848F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71845" calcext:value-type="float">
            <text:p>197184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BF0DC1-5890-454A-83E3-73C0981FF8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71740" calcext:value-type="float">
            <text:p>197174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6E1B70-55DA-4499-A714-CC5873B903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76482" calcext:value-type="float">
            <text:p>1976482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78B36BE-3CE0-4CEF-B69C-46E9C05ED68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76484" calcext:value-type="float">
            <text:p>197648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375D77-FE3D-4217-B005-FEB5E52838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76487" calcext:value-type="float">
            <text:p>1976487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5374D7-6FCF-48BE-95F0-85CF74160D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76488" calcext:value-type="float">
            <text:p>1976488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38389D-6806-4253-92B9-01A2438562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76490" calcext:value-type="float">
            <text:p>197649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EA375D-1D64-4B24-B3B8-E211267C1EA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76491" calcext:value-type="float">
            <text:p>197649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BD8A9C-F85A-417E-86FB-679C5F6F3F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76492" calcext:value-type="float">
            <text:p>1976492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872DB2-A2C4-45F2-9B3F-50D8A3328C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71846" calcext:value-type="float">
            <text:p>1971846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D32938-F49B-4C12-8A9F-C3C2946B66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87301" calcext:value-type="float">
            <text:p>198730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6C0EA0-8626-4C33-9254-D89694FD21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87303" calcext:value-type="float">
            <text:p>198730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2C2516-8E6E-47FD-8D60-3198BF4844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87492" calcext:value-type="float">
            <text:p>1987492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C155C9-A5B9-44BE-81DC-2902F854A9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87494" calcext:value-type="float">
            <text:p>198749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0F377C-53B8-4BED-8B1E-89C01253E1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87298" calcext:value-type="float">
            <text:p>1987298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1EE21F4-FDD5-4B74-81E1-211A66081D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87299" calcext:value-type="float">
            <text:p>198729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3D0DD4-978E-4E74-A02B-F647F24AFC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87404" calcext:value-type="float">
            <text:p>198740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937BC0-6BBF-49DC-B256-25F4B75098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87416" calcext:value-type="float">
            <text:p>1987416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F46389-C1BD-4B4B-BFC5-8D58143EDD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87484" calcext:value-type="float">
            <text:p>198748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180626-E255-4F87-996B-848E190D204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87489" calcext:value-type="float">
            <text:p>198748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976235-7036-4131-8536-47F95BD53A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51563" calcext:value-type="float">
            <text:p>195156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43D7B6-BB7D-4B48-8072-C3C4BAA8A6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8258" calcext:value-type="float">
            <text:p>1938258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FE158A1-6CCE-41A9-93FA-B46DDB34360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8259" calcext:value-type="float">
            <text:p>193825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73CC376-0CFB-438A-BFC5-582A4683CB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8260" calcext:value-type="float">
            <text:p>193826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16F9D0-E133-4CC9-8FC6-E59263E783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6787" calcext:value-type="float">
            <text:p>1936787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BBD383-1A31-4A70-B010-984B0D3346C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6982" calcext:value-type="float">
            <text:p>1936982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58FE8D-4072-4089-AAA8-A58DC913A6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8261" calcext:value-type="float">
            <text:p>193826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DCD4F5-5DB6-4ECF-9676-4D69DF2946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8263" calcext:value-type="float">
            <text:p>193826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2A1663-1B4C-4A4E-BA87-FE60E15BEC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6784" calcext:value-type="float">
            <text:p>193678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0167F6-AE6F-4B63-9B6E-F0DF76683B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6785" calcext:value-type="float">
            <text:p>193678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260C87-2458-43AB-A1FF-6FF35E90C6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6780" calcext:value-type="float">
            <text:p>193678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7CBFD0-4325-41F9-BBA5-94FFB6203A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6782" calcext:value-type="float">
            <text:p>1936782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FB7FF2-2021-4FAD-97BB-70CE96BD44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6983" calcext:value-type="float">
            <text:p>193698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9B488F-F4D3-4505-A048-6CCBEBC798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6984" calcext:value-type="float">
            <text:p>193698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FFBB29-A7E9-4FEB-BA70-3B2FCE11BB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6988" calcext:value-type="float">
            <text:p>1936988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1B278B-AF3C-4442-A5E0-D854EFCD5D9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6989" calcext:value-type="float">
            <text:p>193698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0081D76-35CC-48BD-8827-1F8DD33C28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938265" calcext:value-type="float">
            <text:p>193826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854BDB-22F4-4454-8463-8C803D63BE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084519" calcext:value-type="float">
            <text:p>208451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7D82A6-3E78-4E18-8ED7-D1CBAC8EC3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52886" calcext:value-type="float">
            <text:p>2152886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FEC9A7-ABB5-4F08-993A-18F546483E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63337" calcext:value-type="float">
            <text:p>2163337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31D965-46E7-4574-A490-075AEDA6AF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63339" calcext:value-type="float">
            <text:p>216333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979D1D-2065-436C-BCFF-FC35E7DF054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63345" calcext:value-type="float">
            <text:p>216334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242EEC-8C86-4B3A-AE66-DA2D7A512D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63347" calcext:value-type="float">
            <text:p>2163347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3917CE-7BA2-41AB-A622-6EBEE6FCD1B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85694" calcext:value-type="float">
            <text:p>218569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D92350-9E88-4A2E-AB63-12D6652C2F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85695" calcext:value-type="float">
            <text:p>218569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F15FB5-564A-47D0-B834-3F2E45C61D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76466" calcext:value-type="float">
            <text:p>2176466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98F5DE-D328-4E65-89FD-B4892FB40A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76467" calcext:value-type="float">
            <text:p>2176467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A9FC33-19DD-4E9D-B9DD-87E73FD431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76469" calcext:value-type="float">
            <text:p>217646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2B6074-C1B4-4078-A95C-FAD7A6C806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079489" calcext:value-type="float">
            <text:p>207948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6F67016-EAE6-43F3-ADAF-30ABAEC01A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079490" calcext:value-type="float">
            <text:p>207949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B39AA2-D0EF-4259-867F-3FC538A0EC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079491" calcext:value-type="float">
            <text:p>207949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C252E3-41A9-4C5F-9413-00667F2751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084520" calcext:value-type="float">
            <text:p>208452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2414AD-326C-4C1B-924F-1F7CE12BE4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52839" calcext:value-type="float">
            <text:p>215283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22B27B8-953D-4B2E-99AA-BD0B94F2C6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52831" calcext:value-type="float">
            <text:p>215283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68D52C-DDB2-4979-B44B-B2BE78CDB5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52833" calcext:value-type="float">
            <text:p>215283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270311-0234-45CD-AC2E-52E109D0EA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52834" calcext:value-type="float">
            <text:p>215283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822DD5-FEF3-4658-AF8E-B02A8AF77C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2152838" calcext:value-type="float">
            <text:p>2152838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7AC767-6B6E-4A06-AB2E-5EF4670323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469" calcext:value-type="float">
            <text:p>186446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CA0657-D8B3-4AC1-BF6C-2A5D2440B7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471" calcext:value-type="float">
            <text:p>186447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1A9597-3CA8-42DA-A4A1-83579E97FC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467" calcext:value-type="float">
            <text:p>1864467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BA0811-E142-4F22-9766-841B7552F2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363" calcext:value-type="float">
            <text:p>186436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84D5D3-5C8E-4248-B756-EC520414E7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365" calcext:value-type="float">
            <text:p>186436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B576D7-1CA1-4B47-A74E-DA5A52CE71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369" calcext:value-type="float">
            <text:p>1864369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F01ECA-5409-4910-A86B-AB9E21DB04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371" calcext:value-type="float">
            <text:p>1864371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E41E7F-557E-4EDA-A70F-D0EC1DC772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372" calcext:value-type="float">
            <text:p>1864372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B77301-6EC5-4B83-89BC-243F101C20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374" calcext:value-type="float">
            <text:p>186437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1FFF4E0-250F-46D5-8BF5-1BD6F50A6C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378" calcext:value-type="float">
            <text:p>1864378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6CC0B0-2682-4E60-8F99-0078DF5D53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383" calcext:value-type="float">
            <text:p>186438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8ACDDDC-B6D9-4CE7-BB5C-1DFC972986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384" calcext:value-type="float">
            <text:p>1864384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D5B614-FBC5-4DAD-B65A-0974FA0F5DA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390" calcext:value-type="float">
            <text:p>1864390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BAED24D-C147-4414-9618-425CCB9C1A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393" calcext:value-type="float">
            <text:p>1864393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B9B83E-6E3A-471B-BB88-9840B5DDF5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1864395" calcext:value-type="float">
            <text:p>1864395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3AC6FE-A937-4A42-ACD2-872E7C4BD0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318535" calcext:value-type="float">
            <text:p>6318535</text:p>
          </table:table-cell>
          <table:table-cell office:value-type="float" office:value="2259506" calcext:value-type="float">
            <text:p>2259506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297FA8-7170-4EB1-BBC3-5A37042D27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318535" calcext:value-type="float">
            <text:p>6318535</text:p>
          </table:table-cell>
          <table:table-cell office:value-type="float" office:value="2259507" calcext:value-type="float">
            <text:p>2259507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FC170F-AA3E-4186-AC09-9FB66B8175D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318535" calcext:value-type="float">
            <text:p>6318535</text:p>
          </table:table-cell>
          <table:table-cell office:value-type="float" office:value="2259595" calcext:value-type="float">
            <text:p>2259595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19D0EC9-7A20-4011-8C1D-D60AB32851D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318535" calcext:value-type="float">
            <text:p>6318535</text:p>
          </table:table-cell>
          <table:table-cell office:value-type="float" office:value="2259596" calcext:value-type="float">
            <text:p>2259596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5E896A7-1126-400E-A873-52E2785D30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318535" calcext:value-type="float">
            <text:p>6318535</text:p>
          </table:table-cell>
          <table:table-cell office:value-type="float" office:value="2259597" calcext:value-type="float">
            <text:p>2259597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563DD8-2CDD-480C-BDE5-C0B0B4611E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332646" calcext:value-type="float">
            <text:p>6332646</text:p>
          </table:table-cell>
          <table:table-cell office:value-type="float" office:value="1935398" calcext:value-type="float">
            <text:p>1935398</text:p>
          </table:table-cell>
          <table:table-cell office:value-type="string" calcext:value-type="string">
            <text:p>Pamel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6148E0-F92C-4F65-A891-2C034B7661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332646" calcext:value-type="float">
            <text:p>6332646</text:p>
          </table:table-cell>
          <table:table-cell office:value-type="float" office:value="1935400" calcext:value-type="float">
            <text:p>1935400</text:p>
          </table:table-cell>
          <table:table-cell office:value-type="string" calcext:value-type="string">
            <text:p>Pamel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52304A-2C5F-4318-8997-9887401A31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332646" calcext:value-type="float">
            <text:p>6332646</text:p>
          </table:table-cell>
          <table:table-cell office:value-type="float" office:value="1957418" calcext:value-type="float">
            <text:p>1957418</text:p>
          </table:table-cell>
          <table:table-cell office:value-type="string" calcext:value-type="string">
            <text:p>Pamel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985926-20DA-4203-976F-F3B7E6D79E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332646" calcext:value-type="float">
            <text:p>6332646</text:p>
          </table:table-cell>
          <table:table-cell office:value-type="float" office:value="1956070" calcext:value-type="float">
            <text:p>1956070</text:p>
          </table:table-cell>
          <table:table-cell office:value-type="string" calcext:value-type="string">
            <text:p>Pamel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2B627E-944D-43F5-89E9-F53222D164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336530" calcext:value-type="float">
            <text:p>6336530</text:p>
          </table:table-cell>
          <table:table-cell office:value-type="float" office:value="1938267" calcext:value-type="float">
            <text:p>1938267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F6294C-AA42-4083-AB7C-D87CCA7E90C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336530" calcext:value-type="float">
            <text:p>6336530</text:p>
          </table:table-cell>
          <table:table-cell office:value-type="float" office:value="1938268" calcext:value-type="float">
            <text:p>1938268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44B1ED-3D77-4B81-8C68-99FB0F843F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336530" calcext:value-type="float">
            <text:p>6336530</text:p>
          </table:table-cell>
          <table:table-cell office:value-type="float" office:value="1927917" calcext:value-type="float">
            <text:p>1927917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0413_09:46.html</text:p>
          </table:table-cell>
          <table:table-cell office:value-type="string" calcext:value-type="string">
            <text:p>https://app.easydentalcloud.com.br/wsefs/service.svc/download?file=B8CC2136-28E6-4D54-BC1B-C0C72625DB33</text:p>
          </table:table-cell>
          <table:table-cell office:value-type="string" calcext:value-type="string">
            <text:p>Emitida em 13/04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336530" calcext:value-type="float">
            <text:p>6336530</text:p>
          </table:table-cell>
          <table:table-cell office:value-type="float" office:value="1928006" calcext:value-type="float">
            <text:p>1928006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1DCCCC3-D981-4661-8E48-49FBF748FB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336530" calcext:value-type="float">
            <text:p>6336530</text:p>
          </table:table-cell>
          <table:table-cell office:value-type="float" office:value="1928010" calcext:value-type="float">
            <text:p>1928010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8DF23C-22A3-4A42-AD0E-75CD92417A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336530" calcext:value-type="float">
            <text:p>6336530</text:p>
          </table:table-cell>
          <table:table-cell office:value-type="float" office:value="1927883" calcext:value-type="float">
            <text:p>1927883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0413_09:43.html</text:p>
          </table:table-cell>
          <table:table-cell office:value-type="string" calcext:value-type="string">
            <text:p>https://app.easydentalcloud.com.br/wsefs/service.svc/download?file=7361EFF4-00F9-4CDF-9277-3298BDFBBCF4</text:p>
          </table:table-cell>
          <table:table-cell office:value-type="string" calcext:value-type="string">
            <text:p>Emitida em 13/04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336530" calcext:value-type="float">
            <text:p>6336530</text:p>
          </table:table-cell>
          <table:table-cell office:value-type="float" office:value="1892430" calcext:value-type="float">
            <text:p>1892430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A9962D-CC4A-4C45-8D41-392CD76970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336530" calcext:value-type="float">
            <text:p>6336530</text:p>
          </table:table-cell>
          <table:table-cell office:value-type="float" office:value="1892431" calcext:value-type="float">
            <text:p>1892431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0D4D62-D0AE-4376-824C-BBD7E75469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06" calcext:value-type="float">
            <text:p>193630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774D24-79A3-4DDC-8A08-8E5AA2276EB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08" calcext:value-type="float">
            <text:p>193630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704B6F-3C5C-483B-97C0-74F7FC32BB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11" calcext:value-type="float">
            <text:p>1936311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4E8DF5-4FEA-4F50-B322-8CA2D2650E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28" calcext:value-type="float">
            <text:p>193632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7A529F-F18E-4680-9820-A12217D467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30" calcext:value-type="float">
            <text:p>1936330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CE6C6A-DE25-43C2-8A26-704EB4E532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31" calcext:value-type="float">
            <text:p>1936331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46F8A8-B7F2-4174-8EA1-D167984A87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32" calcext:value-type="float">
            <text:p>1936332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50C3754-0BC3-47F8-80B2-783DF21415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34" calcext:value-type="float">
            <text:p>1936334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E7DBC1-1ADD-427D-A559-AC26EFAECE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35" calcext:value-type="float">
            <text:p>1936335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4970AB-71CB-4381-A690-01EC1A3EAF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36" calcext:value-type="float">
            <text:p>193633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9419AA5-183B-46BA-BDA0-2412B7C97F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37" calcext:value-type="float">
            <text:p>1936337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4EF59B-40BC-407C-BD42-498F07FCCD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39" calcext:value-type="float">
            <text:p>1936339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506002-4153-4B83-B990-22029CEDDF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231" calcext:value-type="float">
            <text:p>1936231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C296D6-70D2-4430-B571-191D8E9ED5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235" calcext:value-type="float">
            <text:p>1936235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1C8FAF-48A8-4076-9C0C-762A73AFEB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01" calcext:value-type="float">
            <text:p>1936301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BF7E76-172C-4003-A0CD-565C380B22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442" calcext:value-type="float">
            <text:p>1936442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57E215-9651-4368-88B6-0F94D3B3D96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443" calcext:value-type="float">
            <text:p>1936443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8E9296-A8DC-4E62-8333-DA5CD866D6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02" calcext:value-type="float">
            <text:p>1936302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953482-C344-4EA4-BE2B-A4DD4F416C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03" calcext:value-type="float">
            <text:p>1936303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F6918F-ED75-483E-90BE-E1DFBC3BCF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305" calcext:value-type="float">
            <text:p>1936305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64CC6A-565A-4E50-8692-7B9C3FB95A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436" calcext:value-type="float">
            <text:p>193643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0F3BD2-685A-4FB7-8D65-F65BF0AC02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438" calcext:value-type="float">
            <text:p>193643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6BBD702-4214-4DAA-80A4-2D870935A1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1936440" calcext:value-type="float">
            <text:p>1936440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1F42018-98C6-476A-A543-AE51467A1A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91090" calcext:value-type="float">
            <text:p>2091090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D4D1BE-8847-4AA3-A9C1-571B0854C7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91088" calcext:value-type="float">
            <text:p>209108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F4C53F-B21C-4C96-859E-F00BB96E89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91089" calcext:value-type="float">
            <text:p>2091089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59D3E2C-0B03-430D-A9FB-CB3611BF53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79963" calcext:value-type="float">
            <text:p>2079963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CFF4B7-76E3-47CB-A595-4A915907CD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79966" calcext:value-type="float">
            <text:p>207996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98F754-42B8-437D-A6D2-2AD3405E768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79968" calcext:value-type="float">
            <text:p>207996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8E1396-4FC2-43EB-8FAB-D21A8159BF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79969" calcext:value-type="float">
            <text:p>2079969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180FDF-0F32-47E4-B285-217D61E16C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80140" calcext:value-type="float">
            <text:p>2080140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EDC233-85F2-476C-9BB2-44C9747E7B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80141" calcext:value-type="float">
            <text:p>2080141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108A17-33B3-4DAA-9FB2-E8F14CCFAB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80142" calcext:value-type="float">
            <text:p>2080142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2420B9-9ED2-4C82-96CA-3B71174E18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80143" calcext:value-type="float">
            <text:p>2080143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8CE3B3-3FDB-47E3-B5A1-3D86DA94E4C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80144" calcext:value-type="float">
            <text:p>2080144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184288-881C-44D4-95EB-93B2A1C8AA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80145" calcext:value-type="float">
            <text:p>2080145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23E3B2-4447-45A8-A3E5-C66EC89CA3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80146" calcext:value-type="float">
            <text:p>208014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17B454-86E8-400B-B0E3-8E666C9920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80148" calcext:value-type="float">
            <text:p>208014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9ECDEE-53FC-4038-97AE-17CACAF4E4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80149" calcext:value-type="float">
            <text:p>2080149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223596-7183-4AC1-9B86-0EDDEBD840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80346" calcext:value-type="float">
            <text:p>208034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573895-734C-4BBE-9CA5-760810305C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080347" calcext:value-type="float">
            <text:p>2080347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387169-14AF-402F-A80F-893992029A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177419" calcext:value-type="float">
            <text:p>2177419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FDE8ED-BF03-4FEB-9DD6-0A06E6C027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177380" calcext:value-type="float">
            <text:p>2177380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E8C4089-6123-4E1B-8ADC-8886156476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177382" calcext:value-type="float">
            <text:p>2177382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43C1D22-1262-4EFE-920B-F3629F5EEC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177416" calcext:value-type="float">
            <text:p>217741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4E8C3D0-0D90-432C-B188-341710D089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177228" calcext:value-type="float">
            <text:p>217722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F5AE53-383F-40A9-9167-153996457A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177233" calcext:value-type="float">
            <text:p>2177233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E7779E5-9272-43E7-B72F-C0A93464B6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177236" calcext:value-type="float">
            <text:p>217723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A9371A2-C1E3-4277-A661-2AD04D2082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157574" calcext:value-type="float">
            <text:p>2157574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3F68EE-B34E-4B0D-9805-CBC25BB4AF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157576" calcext:value-type="float">
            <text:p>2157576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5CBDF7-1B54-49C8-BF39-FFE89B5793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2351818" calcext:value-type="float">
            <text:p>2351818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87868E-84D4-4CB8-BD1B-8B7715022B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417076" calcext:value-type="float">
            <text:p>6417076</text:p>
          </table:table-cell>
          <table:table-cell office:value-type="float" office:value="1933379" calcext:value-type="float">
            <text:p>1933379</text:p>
          </table:table-cell>
          <table:table-cell office:value-type="string" calcext:value-type="string">
            <text:p>Maykon Vinicius Camargo Sobrin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699B46-C528-47E1-9296-E5BE8BFAA0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417076" calcext:value-type="float">
            <text:p>6417076</text:p>
          </table:table-cell>
          <table:table-cell office:value-type="float" office:value="1933380" calcext:value-type="float">
            <text:p>1933380</text:p>
          </table:table-cell>
          <table:table-cell office:value-type="string" calcext:value-type="string">
            <text:p>Maykon Vinicius Camargo Sobrin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349BB6-C206-44D5-B0F8-4DEFAA8ECE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417076" calcext:value-type="float">
            <text:p>6417076</text:p>
          </table:table-cell>
          <table:table-cell office:value-type="float" office:value="1933394" calcext:value-type="float">
            <text:p>1933394</text:p>
          </table:table-cell>
          <table:table-cell office:value-type="string" calcext:value-type="string">
            <text:p>Maykon Vinicius Camargo Sobrin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7A245D-E88D-4332-816D-F323361BB9D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417440" calcext:value-type="float">
            <text:p>6417440</text:p>
          </table:table-cell>
          <table:table-cell office:value-type="float" office:value="1948325" calcext:value-type="float">
            <text:p>1948325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9C168C-9725-4D17-9F56-EB3C531ECB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417440" calcext:value-type="float">
            <text:p>6417440</text:p>
          </table:table-cell>
          <table:table-cell office:value-type="float" office:value="1948326" calcext:value-type="float">
            <text:p>1948326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724EA0-8761-4A1C-ACE0-3CD36D0218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417440" calcext:value-type="float">
            <text:p>6417440</text:p>
          </table:table-cell>
          <table:table-cell office:value-type="float" office:value="1991953" calcext:value-type="float">
            <text:p>1991953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333694C-0E99-43E9-B1D8-BAEFE18BC95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417440" calcext:value-type="float">
            <text:p>6417440</text:p>
          </table:table-cell>
          <table:table-cell office:value-type="float" office:value="1948322" calcext:value-type="float">
            <text:p>1948322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A067C3-D1E8-4E64-9673-B8D160363C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417440" calcext:value-type="float">
            <text:p>6417440</text:p>
          </table:table-cell>
          <table:table-cell office:value-type="float" office:value="1948323" calcext:value-type="float">
            <text:p>1948323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F89CC0-0523-4842-A11C-FD13FED7B7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417440" calcext:value-type="float">
            <text:p>6417440</text:p>
          </table:table-cell>
          <table:table-cell office:value-type="float" office:value="1948324" calcext:value-type="float">
            <text:p>1948324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D85295-6D17-4ADD-8925-FDFC3F95AE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66221" calcext:value-type="float">
            <text:p>1966221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7EFF5B-AD82-4346-B322-38E4F690139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66222" calcext:value-type="float">
            <text:p>1966222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13C903-075B-4A7E-91FD-7CFA9FA294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66223" calcext:value-type="float">
            <text:p>1966223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CCD784-A266-482E-AC04-7D92E2B3E0D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2038189" calcext:value-type="float">
            <text:p>2038189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9A8B6A-1164-40B0-A0BA-DAD112B608F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2038354" calcext:value-type="float">
            <text:p>2038354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3EE2AB-7801-4384-9741-7F811B2DF2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2038372" calcext:value-type="float">
            <text:p>2038372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97C7C3-16BD-4723-8429-0CDB8DC8360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47090" calcext:value-type="float">
            <text:p>1947090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A90E96B-7506-4575-827E-B63AD7C0F6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47091" calcext:value-type="float">
            <text:p>1947091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3728C3-90F6-474C-888E-EB9BC89C23E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47079" calcext:value-type="float">
            <text:p>1947079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C00BD1-E189-4DE1-93F6-21D9F7EC99A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46946" calcext:value-type="float">
            <text:p>1946946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2953A3-5FAF-4534-B5EB-A954AA6F03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46947" calcext:value-type="float">
            <text:p>1946947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726D8E-40FE-4F94-87BE-32BB2431AB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46949" calcext:value-type="float">
            <text:p>1946949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D742AB-3102-4619-BC0B-009074FD74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47093" calcext:value-type="float">
            <text:p>1947093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BE3F586-8FF3-4D60-96DC-596BF55242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47099" calcext:value-type="float">
            <text:p>1947099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4E0AD6-10B8-4521-A177-C939896FA3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47101" calcext:value-type="float">
            <text:p>1947101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982197-74FD-4F3A-B2F5-6AAD3A6C85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47103" calcext:value-type="float">
            <text:p>1947103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A65479-A786-4B6D-B7C2-D5AA76FC634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1947105" calcext:value-type="float">
            <text:p>1947105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4CB1DC-844C-40C2-832D-C2D96FEE0E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2038191" calcext:value-type="float">
            <text:p>2038191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197A74-56A5-42D5-B18E-DDE4680895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523616" calcext:value-type="float">
            <text:p>6523616</text:p>
          </table:table-cell>
          <table:table-cell office:value-type="float" office:value="1950467" calcext:value-type="float">
            <text:p>1950467</text:p>
          </table:table-cell>
          <table:table-cell office:value-type="string" calcext:value-type="string">
            <text:p>Michelle Barbosa Bitencour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0420_08:22.html</text:p>
          </table:table-cell>
          <table:table-cell office:value-type="string" calcext:value-type="string">
            <text:p>https://app.easydentalcloud.com.br/wsefs/service.svc/download?file=24EC2C9E-A679-4F38-A4AA-D8C28CF1D2D4</text:p>
          </table:table-cell>
          <table:table-cell office:value-type="string" calcext:value-type="string">
            <text:p>Emitida em 20/04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523616" calcext:value-type="float">
            <text:p>6523616</text:p>
          </table:table-cell>
          <table:table-cell office:value-type="float" office:value="1950470" calcext:value-type="float">
            <text:p>1950470</text:p>
          </table:table-cell>
          <table:table-cell office:value-type="string" calcext:value-type="string">
            <text:p>Michelle Barbosa Bitencour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0420_08:23.html</text:p>
          </table:table-cell>
          <table:table-cell office:value-type="string" calcext:value-type="string">
            <text:p>https://app.easydentalcloud.com.br/wsefs/service.svc/download?file=B0CDD440-28AE-4666-8F09-C302AD356D1F</text:p>
          </table:table-cell>
          <table:table-cell office:value-type="string" calcext:value-type="string">
            <text:p>Emitida em 20/04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1989247" calcext:value-type="float">
            <text:p>1989247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96F6A54-F8A7-46CA-B01A-27E275EFE4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1989248" calcext:value-type="float">
            <text:p>1989248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32441C-D25E-4C6F-9FA8-8024CB04B8C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1989251" calcext:value-type="float">
            <text:p>1989251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EAE7A68-3E82-47BE-A3B3-B9BE039ABE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1989252" calcext:value-type="float">
            <text:p>1989252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A39218-3EA3-4DA4-BD7F-4F81967D15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1989253" calcext:value-type="float">
            <text:p>1989253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C957AF-3C1E-490E-9E88-5F5B15DC5B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1989254" calcext:value-type="float">
            <text:p>1989254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3BCA1B-5840-48D8-BC3D-E3367A3806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1989267" calcext:value-type="float">
            <text:p>1989267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159BE8-9C10-4F00-8F6C-DC1200806B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1989269" calcext:value-type="float">
            <text:p>198926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1DAE1F4-AC15-4DF1-A1CD-568AC5F15C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1989271" calcext:value-type="float">
            <text:p>1989271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5554E4C-8837-4B1E-B2AA-DD9C61FB3C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1989272" calcext:value-type="float">
            <text:p>1989272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BBE785-D6E8-4600-9545-843B08F007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1989275" calcext:value-type="float">
            <text:p>1989275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76A350-EFA2-4E5E-8E8C-38A3AC151F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1989279" calcext:value-type="float">
            <text:p>198927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4D6CA9-E596-469C-B059-80844C29A0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081080" calcext:value-type="float">
            <text:p>2081080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B678B0-62EC-493C-A157-8FF6487C705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081081" calcext:value-type="float">
            <text:p>2081081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89CCAD-D849-4919-BB3D-E4548A9B48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081297" calcext:value-type="float">
            <text:p>2081297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66D0E1-4554-4A0D-A96D-9D1419CBE6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081294" calcext:value-type="float">
            <text:p>2081294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183958-79B5-4ECA-ADE6-BEAD93C8EA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081295" calcext:value-type="float">
            <text:p>2081295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0422A5-7DAD-4F9C-9A27-E74B735912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081078" calcext:value-type="float">
            <text:p>2081078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14566B3-7FFE-4231-A828-FE6800535C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081079" calcext:value-type="float">
            <text:p>208107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182FF6-BBC1-4D11-B10E-00B0ECDA3E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160051" calcext:value-type="float">
            <text:p>2160051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7F5903-3237-4535-8872-858D711636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160050" calcext:value-type="float">
            <text:p>2160050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DEC9EC-8E19-4A9D-841F-BB49266D7E3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505099" calcext:value-type="float">
            <text:p>250509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83D0C3-2D61-4E8B-B257-DC55DBBA985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373186" calcext:value-type="float">
            <text:p>2373186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232A5D-417F-47F6-835A-CB000C53A9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373188" calcext:value-type="float">
            <text:p>2373188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B8306D-65D7-41C5-A385-1EC03AB53E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373179" calcext:value-type="float">
            <text:p>237317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5D18C7-4855-4F7D-A679-FFDA59FF57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373180" calcext:value-type="float">
            <text:p>2373180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5807DD6-4916-4C2E-B4AE-451AE574C4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373181" calcext:value-type="float">
            <text:p>2373181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7F0A8E-664D-4C01-B122-28E8E905CF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373183" calcext:value-type="float">
            <text:p>2373183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B3129A-4AE6-497B-ABFE-3E769717DB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372948" calcext:value-type="float">
            <text:p>2372948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82CC6D-4639-412D-86B3-402F112011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372949" calcext:value-type="float">
            <text:p>237294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1FB7B6-72CE-4BE1-9091-71606E38D9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373129" calcext:value-type="float">
            <text:p>2373129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48AB7B-1AE3-4D9E-8A1D-42DA36CF73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2373132" calcext:value-type="float">
            <text:p>2373132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A0E8CF0-3428-4A5D-A8E1-F4543C80E1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46" calcext:value-type="float">
            <text:p>1989946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2A3CAF-78C6-44B8-A9A6-4284C3AFE3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47" calcext:value-type="float">
            <text:p>1989947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951319A-B8CA-4F0F-844D-E6E85162C1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49" calcext:value-type="float">
            <text:p>1989949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F6FF49E-7FF8-407E-856F-EDEAE30B88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50" calcext:value-type="float">
            <text:p>1989950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FE4E4E-66F0-478D-ABA2-A5A8FFEE6A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51" calcext:value-type="float">
            <text:p>1989951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6200E1-34E2-4DE4-B6C5-B3DCD49A21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52" calcext:value-type="float">
            <text:p>1989952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33F2E1-63A8-4A38-8A68-D219637467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56" calcext:value-type="float">
            <text:p>1989956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609F55-098A-4DBF-859B-65652571CED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58" calcext:value-type="float">
            <text:p>1989958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3F090B-062D-4055-9D36-61E61BD1C62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59" calcext:value-type="float">
            <text:p>1989959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A248BC-3EAE-4737-9A54-23FDA67E25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60" calcext:value-type="float">
            <text:p>1989960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132CD4-A73F-4369-BC95-5826D80985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61" calcext:value-type="float">
            <text:p>1989961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9DCD77-C7B7-4C05-AC5B-9B0BF4003ED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62" calcext:value-type="float">
            <text:p>1989962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F3C24F-FAA5-4D44-AECC-CAE00A9716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63" calcext:value-type="float">
            <text:p>1989963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87A4DFE-839B-4F43-81FC-EDB890611C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65" calcext:value-type="float">
            <text:p>1989965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CE3A1C-280A-4D88-9A6F-E1193694B7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67" calcext:value-type="float">
            <text:p>1989967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941CC66-5A9F-4F91-A3E4-5737B71B88A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989970" calcext:value-type="float">
            <text:p>1989970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4BAAFF2-80B8-4733-97E6-BB8ADE04E0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95" calcext:value-type="float">
            <text:p>215409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9D7900-5EF6-4C51-A09A-F43BB28192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3969" calcext:value-type="float">
            <text:p>215396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B68662-7D68-4604-A61C-6227F4C5F4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3983" calcext:value-type="float">
            <text:p>2153983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24261F-C7E8-4669-8527-F7EF93FBC7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3989" calcext:value-type="float">
            <text:p>215398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84BB34-828E-4ECD-A861-3F9FB6A6088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3991" calcext:value-type="float">
            <text:p>2153991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DA7E10-EEAF-421F-B547-F416BDAC52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3997" calcext:value-type="float">
            <text:p>215399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B07C53-CC1F-432A-816F-E0149BEDF9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03" calcext:value-type="float">
            <text:p>2154003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1D2B8B-1381-4789-860F-8665515316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05" calcext:value-type="float">
            <text:p>215400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80F99E-D045-4F6A-A50C-270C24D57D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06" calcext:value-type="float">
            <text:p>215400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DE47BC-564B-405C-8A7E-C2E519C6D8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10" calcext:value-type="float">
            <text:p>215401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6BC46B-A39D-489B-BB3E-AA5D1AE5C6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3970" calcext:value-type="float">
            <text:p>215397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09A3F7-C773-4DB2-8231-AF4BDB8B59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3980" calcext:value-type="float">
            <text:p>215398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BF7880-B0A4-4213-BF23-674B8429D5D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3981" calcext:value-type="float">
            <text:p>2153981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1A7E966-98F0-4D2D-B14A-9F18D8D8345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13" calcext:value-type="float">
            <text:p>2154013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D3F2D1-5004-409B-8877-C131DA6BCC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19" calcext:value-type="float">
            <text:p>215401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B43A68-B738-4D3E-90B3-F23E79D88B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23" calcext:value-type="float">
            <text:p>2154023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45392A-AB74-4BFA-841D-5A92136385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26" calcext:value-type="float">
            <text:p>215402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E6FF6C-C809-41EC-81B2-85F61D76AA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27" calcext:value-type="float">
            <text:p>215402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9935341-52B4-43E6-A8E1-BBF54383C87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30" calcext:value-type="float">
            <text:p>215403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85C62A-7F46-44FE-BC81-C8D3FB1F12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34" calcext:value-type="float">
            <text:p>2154034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202DB3A-3518-42C5-B775-CC76D5A610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37" calcext:value-type="float">
            <text:p>215403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19CA5CA-1462-4A25-AFEF-D8BD1A0E133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154038" calcext:value-type="float">
            <text:p>2154038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B329D1-44C0-4136-AF3C-AEC484C063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62387" calcext:value-type="float">
            <text:p>236238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4F1D2B-FA5C-4C6D-BEB0-1719E29A20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4910" calcext:value-type="float">
            <text:p>238491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6897FF-3AC9-4568-A986-3E2C00D8AB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5309" calcext:value-type="float">
            <text:p>238530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3E9ACC-3292-44C3-A9FE-CCEB9F553F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62386" calcext:value-type="float">
            <text:p>236238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4C2020F-A020-4BFF-A427-A994117F58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4909" calcext:value-type="float">
            <text:p>238490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7A8E2B-560A-4437-B231-9A7D6973B5A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5315" calcext:value-type="float">
            <text:p>238531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682B69-B6D8-45C8-B5A5-3D648BE537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5320" calcext:value-type="float">
            <text:p>238532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F559D6-B313-4A65-8E45-0A118D11D5F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5322" calcext:value-type="float">
            <text:p>2385322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DCA1A0-C419-4322-BEAD-7CB773E41A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5326" calcext:value-type="float">
            <text:p>238532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F40395-0EF6-437C-8CD7-55EE6CB917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5332" calcext:value-type="float">
            <text:p>2385332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A4F174-E837-484D-99BA-0F870009D44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5333" calcext:value-type="float">
            <text:p>2385333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B04435-A1BF-49EA-8467-0D8124F5EB4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5334" calcext:value-type="float">
            <text:p>2385334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1753F8-EAFC-49D7-8E0C-1E1AE03F55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5335" calcext:value-type="float">
            <text:p>238533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8D3245-9B41-4085-AE5B-85AFF787B3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5336" calcext:value-type="float">
            <text:p>238533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C1D69D-D2E9-481B-B51F-086D997E0E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5337" calcext:value-type="float">
            <text:p>238533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CFD986E-A1E4-43C1-B984-D91FBA8517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85339" calcext:value-type="float">
            <text:p>238533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AF8024-1981-4956-AB22-63310CE0AD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741443" calcext:value-type="float">
            <text:p>2741443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1C5053A-EEC2-411F-9042-3C2CFD2835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741475" calcext:value-type="float">
            <text:p>274147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5C0CF1-697D-4934-9377-DC7813388FB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02724" calcext:value-type="float">
            <text:p>2302724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2E1EFD-F1D6-4C90-A211-B2B489FEFA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02725" calcext:value-type="float">
            <text:p>230272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D9EDAC-901D-423C-92B1-B9BD0B8C98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62388" calcext:value-type="float">
            <text:p>2362388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B4C3B1-31B6-4833-A121-47AEC20996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62324" calcext:value-type="float">
            <text:p>2362324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5184E73-D982-4480-951A-17AD960C75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62325" calcext:value-type="float">
            <text:p>2362325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05225D-AFF0-4880-87AC-FD0FD0A055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62327" calcext:value-type="float">
            <text:p>236232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C30D49-53F5-4E06-AC43-1DCB9CD5F2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362328" calcext:value-type="float">
            <text:p>2362328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CC308A-C65D-48D0-BB47-36C4BC57242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280536" calcext:value-type="float">
            <text:p>228053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137C7D-9D78-4CCD-AE53-37D4BBEE5A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280537" calcext:value-type="float">
            <text:p>228053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2AD6EE-2BF6-41CF-8236-861F87E72AD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280538" calcext:value-type="float">
            <text:p>2280538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737893-88A4-4860-8DFA-EF1CC8F3A16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748886" calcext:value-type="float">
            <text:p>2748886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FBC1914-61B5-4012-B23B-9D402A5CAED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748887" calcext:value-type="float">
            <text:p>2748887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E8C490-23DB-4530-8000-65DE55A80E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748888" calcext:value-type="float">
            <text:p>2748888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2094E0-2C2B-4E3C-A34E-7A835BD885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748889" calcext:value-type="float">
            <text:p>2748889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D44315-1B42-4146-AB59-E905A9B607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748890" calcext:value-type="float">
            <text:p>2748890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3193FF-26B6-45AD-9374-90AF59BA29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2748891" calcext:value-type="float">
            <text:p>2748891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C5DF92-889C-4213-BAC8-17C2C18640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199614" calcext:value-type="float">
            <text:p>219961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6E3B67F-0741-4231-938F-3C392265B5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8603" calcext:value-type="float">
            <text:p>2098603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C55B5F-BA01-443D-A7AD-F70821FB3D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8780" calcext:value-type="float">
            <text:p>2098780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4D318E-2D57-4213-B90F-2E024DB3D4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8781" calcext:value-type="float">
            <text:p>2098781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128E246-190F-4D2E-9862-33F85B4093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8009" calcext:value-type="float">
            <text:p>209800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0993B3-8774-4F23-8BEF-D1EA892830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8099" calcext:value-type="float">
            <text:p>209809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5BB639-A549-4065-AAB1-180D0F4B85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8100" calcext:value-type="float">
            <text:p>2098100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D17CA4-D02B-4A7F-B858-EC9DEECDC5C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8104" calcext:value-type="float">
            <text:p>209810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FAE7BF-B189-435C-88C7-8F12539FF2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86403" calcext:value-type="float">
            <text:p>2086403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F3879F-C0D3-496D-83CC-55D648D821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86404" calcext:value-type="float">
            <text:p>208640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1081BF-5542-4E96-A55B-C4F4D77257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7989" calcext:value-type="float">
            <text:p>209798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E521EC-CEB1-4E86-8545-0473CBAA5C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7991" calcext:value-type="float">
            <text:p>2097991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2414549-B428-4E82-9C8B-AEB6E7667B9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7994" calcext:value-type="float">
            <text:p>209799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CB8B63-6BE3-40DC-85E2-C968FD27B8B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86405" calcext:value-type="float">
            <text:p>2086405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2117DC6-1BEB-4AF5-B568-1356450D65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86407" calcext:value-type="float">
            <text:p>2086407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5FF36A-95C0-4809-8366-C1030EEEC8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86408" calcext:value-type="float">
            <text:p>2086408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0CFA57-EC21-4774-BA95-60978F5497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8108" calcext:value-type="float">
            <text:p>2098108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23CD10-83E1-48E0-8EB7-695035190E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86409" calcext:value-type="float">
            <text:p>208640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4AC878-84DC-44FE-A0DF-01B0F388473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86454" calcext:value-type="float">
            <text:p>208645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A5725B-513A-498B-AD03-1E7956108B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1087" calcext:value-type="float">
            <text:p>2091087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40BFBE-2E56-4B35-9A60-673819DEE5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8604" calcext:value-type="float">
            <text:p>209860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15A02D-4E51-4035-940C-9DA0EA07F9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8606" calcext:value-type="float">
            <text:p>2098606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FA8D7F-3769-415D-9540-FB5BE1493A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8608" calcext:value-type="float">
            <text:p>2098608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F83A59-7384-4211-AFA4-4385D943EF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8609" calcext:value-type="float">
            <text:p>209860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E5030B7-F67F-426B-B80F-CD75D87502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8610" calcext:value-type="float">
            <text:p>2098610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84270AD-89C2-436E-9E52-565B3BCB29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46476" calcext:value-type="float">
            <text:p>2046476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85ABE2-7BD3-4A6A-B4C0-A0D9B13B80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153208" calcext:value-type="float">
            <text:p>2153208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B359E8-465B-4812-96F3-879BB77EB1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153209" calcext:value-type="float">
            <text:p>215320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0D54C7A-04E9-4F8A-A571-57214C0922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153242" calcext:value-type="float">
            <text:p>2153242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85ECD8-42D7-4C61-9430-8BE0CEC0F5D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153243" calcext:value-type="float">
            <text:p>2153243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DB5A19-4A10-4A66-AC82-109C83A7DF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153244" calcext:value-type="float">
            <text:p>215324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8E8D02F-82D4-4F2E-A987-B1C0A3A3C8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97988" calcext:value-type="float">
            <text:p>2097988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930F07-0A0E-465C-9D5F-B1B14B896A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164416" calcext:value-type="float">
            <text:p>2164416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7C4ECE-ED7B-4E3B-A4FF-D57320A20EE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164414" calcext:value-type="float">
            <text:p>216441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624206-3477-4554-B417-8D7722DEB4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164415" calcext:value-type="float">
            <text:p>2164415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326431-10DC-4FAB-81AD-8B1CE2712B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46475" calcext:value-type="float">
            <text:p>2046475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115466B-7B58-46A3-B887-68D57F2D3D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35909" calcext:value-type="float">
            <text:p>203590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F9F1F7-EC88-446A-9BA8-E2E564454D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35910" calcext:value-type="float">
            <text:p>2035910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D963FD-6F75-4BC1-AAE6-9EDAD1D7FBA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35911" calcext:value-type="float">
            <text:p>2035911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51A831-C641-4688-9DA7-EA1349CA80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35912" calcext:value-type="float">
            <text:p>2035912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2EED01-9396-4A3B-B3F8-E3B0BD6D677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35913" calcext:value-type="float">
            <text:p>2035913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BE4B09-54C0-4F87-B985-6FD7E4A209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35914" calcext:value-type="float">
            <text:p>2035914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B133B1-8470-4389-A991-1275F13134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35915" calcext:value-type="float">
            <text:p>2035915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A48608-5905-4DB6-ACE9-1665CB4BEA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35916" calcext:value-type="float">
            <text:p>2035916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3AFBFC-2AF6-4771-9753-409A98FE51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35918" calcext:value-type="float">
            <text:p>2035918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834824-AB3F-46A1-9F08-0FA55543B6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2035919" calcext:value-type="float">
            <text:p>2035919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1C9CA0-E1A1-4573-9353-467D05A5B9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2064189" calcext:value-type="float">
            <text:p>2064189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C8D868-18C9-4214-8E49-C43702B5AA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2064190" calcext:value-type="float">
            <text:p>2064190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491D72-8F98-4925-9763-3DE5A4A3F1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2064191" calcext:value-type="float">
            <text:p>2064191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90EC09-EA60-447B-800B-ACE75F6C9C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2064192" calcext:value-type="float">
            <text:p>2064192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6EFEDF-2410-4D8F-8650-5617846C1B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2064058" calcext:value-type="float">
            <text:p>2064058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CA98B3-CEF0-4CF4-B796-B4847A4D3F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2064059" calcext:value-type="float">
            <text:p>2064059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C16930-5257-450C-96D0-ABF4A3D091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2194840" calcext:value-type="float">
            <text:p>2194840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C103E0-ED3D-419B-8B37-1A9050CF8A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2194835" calcext:value-type="float">
            <text:p>2194835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E51568-28DB-4182-8913-DF09A94493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2194838" calcext:value-type="float">
            <text:p>2194838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5BB215-5B33-44FA-B856-131160C37A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2194681" calcext:value-type="float">
            <text:p>2194681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D44E59-BD0A-4608-86CC-4A1117190C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2194682" calcext:value-type="float">
            <text:p>2194682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E74D93-1C92-44AE-81BF-0A5829A5383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2194833" calcext:value-type="float">
            <text:p>2194833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8F2E34-9770-42E4-9287-9743C147E6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64599" calcext:value-type="float">
            <text:p>2064599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4F1872-EB8D-428E-9262-EB68AD5559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76185" calcext:value-type="float">
            <text:p>2076185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EAD56A-3B1C-49D7-A866-6C1DC0B34D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76186" calcext:value-type="float">
            <text:p>2076186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1CD26A-9DA9-4BAA-B65B-A5ADBAB68F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76002" calcext:value-type="float">
            <text:p>207600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B2156F-4E23-4425-89BF-2976989F83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76003" calcext:value-type="float">
            <text:p>2076003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B54DB3-CE17-4942-8C65-DD8205805C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76050" calcext:value-type="float">
            <text:p>2076050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7CB6C66-FE33-4631-9BA4-216721DEFF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76051" calcext:value-type="float">
            <text:p>207605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4157606-C663-44B3-9BA3-C8E75C9D73F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76182" calcext:value-type="float">
            <text:p>207618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FD3F92-9253-4F00-A55D-0F508A8700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76183" calcext:value-type="float">
            <text:p>2076183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1E5E97-19C9-4B75-8626-3EA8824709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76184" calcext:value-type="float">
            <text:p>2076184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FBA8CA-4A07-4643-8FD7-E52FA54C7C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92162" calcext:value-type="float">
            <text:p>209216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5DB438D-21E8-48E8-B167-ECE0F0FAF7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92165" calcext:value-type="float">
            <text:p>2092165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0C4B90-884A-4EBE-B3D5-268819E13D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64602" calcext:value-type="float">
            <text:p>206460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E12791-67A6-4193-91AE-6BF508FA1F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64881" calcext:value-type="float">
            <text:p>206488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3E6D98-6B56-4DC1-B4DC-0329D1A483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92169" calcext:value-type="float">
            <text:p>2092169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30A201-0141-469D-8F07-DBD393BE46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92170" calcext:value-type="float">
            <text:p>2092170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A151D2-0F25-4BE1-B988-7D48F91717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92171" calcext:value-type="float">
            <text:p>209217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B20BBC-B534-4E51-B87E-2443211DA5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146575" calcext:value-type="float">
            <text:p>2146575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0AB468-8D5C-475C-862B-2B46B89FBF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146574" calcext:value-type="float">
            <text:p>2146574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282ED4-555E-4D3A-A0EE-99C00B87D6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64882" calcext:value-type="float">
            <text:p>206488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CAD1B6-C9E2-47BA-B958-EBC27FB4DBC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069" calcext:value-type="float">
            <text:p>2036069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4E60A75-8F9D-4E3F-A837-4E3A1C1EB2F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070" calcext:value-type="float">
            <text:p>2036070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41EB09-DC30-41B9-9684-D6CB13D6E3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071" calcext:value-type="float">
            <text:p>203607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153047-D521-4F6E-9BB7-02B0A250C0B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097" calcext:value-type="float">
            <text:p>2036097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8EEC1E-5429-4C08-AB19-20CDCB4A65E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101" calcext:value-type="float">
            <text:p>203610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482F87F-DF7E-472E-B78B-704EDC3EE3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104" calcext:value-type="float">
            <text:p>2036104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53E7BDA-2B04-4FB0-A568-00F512E779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072" calcext:value-type="float">
            <text:p>203607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34BBE5-AC49-40E6-A574-7974C4E906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073" calcext:value-type="float">
            <text:p>2036073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7639D0-2274-4F00-840C-A2780D6A20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075" calcext:value-type="float">
            <text:p>2036075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6F480CD-8DF1-47BA-BC8B-CE5A92D5F5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081" calcext:value-type="float">
            <text:p>203608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1F6EFA-3ABD-41A7-AAFE-9B72A457E5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088" calcext:value-type="float">
            <text:p>2036088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B01F1F-B200-483F-B164-DC6BB8A524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091" calcext:value-type="float">
            <text:p>2036091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1930ED-BEF2-49C2-9840-88A6B1AC42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092" calcext:value-type="float">
            <text:p>2036092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EDADF5-2F95-4BDA-BBDF-B5BA79BCD4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095" calcext:value-type="float">
            <text:p>2036095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D4F0F4-250B-4049-B826-909787E62A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2036096" calcext:value-type="float">
            <text:p>2036096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68FC57-FE5A-4976-8B81-41F0B46D14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645438" calcext:value-type="float">
            <text:p>6645438</text:p>
          </table:table-cell>
          <table:table-cell office:value-type="float" office:value="2474618" calcext:value-type="float">
            <text:p>2474618</text:p>
          </table:table-cell>
          <table:table-cell office:value-type="string" calcext:value-type="string">
            <text:p>Flancielly de Lim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9BE728-C0E3-4621-8007-AA6AD1131E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645438" calcext:value-type="float">
            <text:p>6645438</text:p>
          </table:table-cell>
          <table:table-cell office:value-type="float" office:value="2474620" calcext:value-type="float">
            <text:p>2474620</text:p>
          </table:table-cell>
          <table:table-cell office:value-type="string" calcext:value-type="string">
            <text:p>Flancielly de Lim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902B69-9A7C-41CF-A11F-0A8116A497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645438" calcext:value-type="float">
            <text:p>6645438</text:p>
          </table:table-cell>
          <table:table-cell office:value-type="float" office:value="2474670" calcext:value-type="float">
            <text:p>2474670</text:p>
          </table:table-cell>
          <table:table-cell office:value-type="string" calcext:value-type="string">
            <text:p>Flancielly de Lim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C52D88-A62F-4F8E-8137-6EEEC6E85C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645438" calcext:value-type="float">
            <text:p>6645438</text:p>
          </table:table-cell>
          <table:table-cell office:value-type="float" office:value="2474671" calcext:value-type="float">
            <text:p>2474671</text:p>
          </table:table-cell>
          <table:table-cell office:value-type="string" calcext:value-type="string">
            <text:p>Flancielly de Lima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F006C5-2884-4360-8259-0CC92D00A3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689527" calcext:value-type="float">
            <text:p>6689527</text:p>
          </table:table-cell>
          <table:table-cell office:value-type="float" office:value="2079399" calcext:value-type="float">
            <text:p>2079399</text:p>
          </table:table-cell>
          <table:table-cell office:value-type="string" calcext:value-type="string">
            <text:p>Andriely Victoria Peixoto Carn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C99326A-CB89-4467-A85C-6727F74ADE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689527" calcext:value-type="float">
            <text:p>6689527</text:p>
          </table:table-cell>
          <table:table-cell office:value-type="float" office:value="2079400" calcext:value-type="float">
            <text:p>2079400</text:p>
          </table:table-cell>
          <table:table-cell office:value-type="string" calcext:value-type="string">
            <text:p>Andriely Victoria Peixoto Carn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3EE2C2-FC5C-4949-9F9B-50538D55E2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069675" calcext:value-type="float">
            <text:p>2069675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ADF568-F6C9-4A4B-982E-0D87C34E7C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069681" calcext:value-type="float">
            <text:p>2069681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C43D2E-4FDA-4EB6-9D47-134DBAE3E9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146343" calcext:value-type="float">
            <text:p>2146343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21780E7-3032-4B63-8F24-63A3C721BF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146344" calcext:value-type="float">
            <text:p>2146344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344882-5587-47A1-A06C-DA87567B36C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146345" calcext:value-type="float">
            <text:p>2146345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566183-14ED-43FE-80AE-1328E1E6A3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146346" calcext:value-type="float">
            <text:p>214634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5C519C-A8F4-46F6-940E-D17BAE9B239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859" calcext:value-type="float">
            <text:p>2231859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19122A-EF94-4A84-BDA2-C3BC5C5F2A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860" calcext:value-type="float">
            <text:p>2231860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A1E11D-5814-4AFD-83B3-CF2A2181DF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861" calcext:value-type="float">
            <text:p>2231861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201E470-0A01-4179-A1E7-260536FCD7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862" calcext:value-type="float">
            <text:p>2231862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6A1ECC-A7D5-4EDE-8D30-85CBD0E283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702" calcext:value-type="float">
            <text:p>2231702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3C0920-027D-4980-A820-54B17A47CE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703" calcext:value-type="float">
            <text:p>2231703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7AC34F-5995-4E1C-BB91-F3D3DCB767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960" calcext:value-type="float">
            <text:p>2339960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8458F90-8586-4EA2-9A15-45CC09EFE4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949" calcext:value-type="float">
            <text:p>2339949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DE534A-ABCB-49F0-9EF9-DF23DA78A8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950" calcext:value-type="float">
            <text:p>2339950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F0D21E9-F6CB-4676-BD1F-66C6850E8CF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954" calcext:value-type="float">
            <text:p>2339954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3CBBCF-24C5-45B2-B3F4-2EFDE969CC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955" calcext:value-type="float">
            <text:p>2339955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8D118A-8E32-42E8-90CA-1D25AF1646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956" calcext:value-type="float">
            <text:p>233995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717F0A-163B-4A18-BDBB-8DA284E7DA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957" calcext:value-type="float">
            <text:p>2339957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E85243-F395-4E86-AADB-DE945B320D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958" calcext:value-type="float">
            <text:p>2339958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DC0E40-7F8F-4B49-A1E5-036CB3FBEF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959" calcext:value-type="float">
            <text:p>2339959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A791CA-D06F-4299-B259-B2E9DCA6A9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693" calcext:value-type="float">
            <text:p>2231693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989A99-004A-491F-823A-3D1D9D9BAE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694" calcext:value-type="float">
            <text:p>2231694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77BC49-79D8-4B11-BDC9-9D568FEC02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696" calcext:value-type="float">
            <text:p>223169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97AB946-1C17-4E6D-8550-2BE2D9B970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697" calcext:value-type="float">
            <text:p>2231697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024BA6-0099-4AD3-9D50-BE71F71FFB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700" calcext:value-type="float">
            <text:p>2231700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B61754-85C9-4812-B9E2-CA6CCBE75F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704" calcext:value-type="float">
            <text:p>2231704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685CFA-44C8-45EB-8416-1DEAFE0D20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705" calcext:value-type="float">
            <text:p>2231705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B0FE88-675A-469C-A238-1227A3CA95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31706" calcext:value-type="float">
            <text:p>223170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040F49-4D5C-44F1-AE1A-71E4E00E39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56329" calcext:value-type="float">
            <text:p>2256329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4176C2-C8FA-4ECE-B15E-EF96F6060F8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56330" calcext:value-type="float">
            <text:p>2256330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DC39D8-CEDB-4696-B902-EBBD22F744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56331" calcext:value-type="float">
            <text:p>2256331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DBB30C-6D64-48E2-807C-B72F9FCB70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56332" calcext:value-type="float">
            <text:p>2256332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B848381-B725-4EFC-9370-90AD43843F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56333" calcext:value-type="float">
            <text:p>2256333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00FCE5-1FB7-4D09-9FE1-A124533A675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56328" calcext:value-type="float">
            <text:p>2256328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E8EC82-9263-4C91-8963-E2F079A26D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56324" calcext:value-type="float">
            <text:p>2256324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096DB2-9DFF-4C72-ABC8-18564A2DCC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56326" calcext:value-type="float">
            <text:p>225632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AE8182-4653-4E17-AC6C-79B33D6EBA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56446" calcext:value-type="float">
            <text:p>225644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4B0F04-9A7C-4F58-A90F-7DBBCFEAC0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256447" calcext:value-type="float">
            <text:p>2256447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C5B1EA-423A-4257-8522-C1B714C5F5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909" calcext:value-type="float">
            <text:p>2339909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891BA9-9BB5-4DD3-90A5-9DC560C408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912" calcext:value-type="float">
            <text:p>2339912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D22990-0EAB-4EEE-B7C8-3C01C4C8200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683" calcext:value-type="float">
            <text:p>2339683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39AFB7-55F7-4671-B5FF-E8BA9828B8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684" calcext:value-type="float">
            <text:p>2339684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F5F173-4B5D-46A3-97EA-00CD715B46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685" calcext:value-type="float">
            <text:p>2339685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E854671-A3CD-4875-B053-57CB627B50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686" calcext:value-type="float">
            <text:p>2339686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ADD09A-6842-48D6-A1A6-FF5F99CC0A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687" calcext:value-type="float">
            <text:p>2339687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F0CDA3-65BC-4E13-90A1-995C49C92D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2339908" calcext:value-type="float">
            <text:p>2339908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8FA14D-D6B1-4038-8685-74A6458B78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307644" calcext:value-type="float">
            <text:p>2307644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7A75DB-5986-49D9-B900-906AF57E3E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307645" calcext:value-type="float">
            <text:p>2307645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BE8A4F2-64BD-4604-A110-5E27D00D3F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307646" calcext:value-type="float">
            <text:p>2307646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80C582-3516-416E-A5D4-9ED703CB83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54539" calcext:value-type="float">
            <text:p>2254539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0B8B8E-16A5-469E-9022-EEE3AD36D1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54540" calcext:value-type="float">
            <text:p>2254540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7596B97-97D9-4AB7-BD63-F362DE8B70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54542" calcext:value-type="float">
            <text:p>2254542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E1F08A7-C355-4501-BD9B-BC98A59740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54543" calcext:value-type="float">
            <text:p>2254543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C5EFE9C-297A-43F2-A0F1-2D6E083ABD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64529" calcext:value-type="float">
            <text:p>2264529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047741-E3D9-4D9E-A200-E6D529282D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64530" calcext:value-type="float">
            <text:p>2264530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651CC18-6DFC-4A2C-AD6C-28D8A1C71C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64531" calcext:value-type="float">
            <text:p>2264531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70E54A-D556-4C8B-A449-86A2955F4B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64534" calcext:value-type="float">
            <text:p>2264534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1CE1EB-2010-49EB-9E71-886C3A59E9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64535" calcext:value-type="float">
            <text:p>2264535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5BA2D6-085B-4387-8C4D-B02D004351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64537" calcext:value-type="float">
            <text:p>2264537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64FE86-6387-4D81-BAD8-8DF13C81D8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64541" calcext:value-type="float">
            <text:p>2264541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B8BCAB-2A41-4AEF-AAA7-51D1746BD3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64542" calcext:value-type="float">
            <text:p>2264542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41CFA0-DEB0-4F96-BCE6-CCC595546BD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64543" calcext:value-type="float">
            <text:p>2264543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DAC4F65-5C9B-4B6E-9E59-FFC2C6CD76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64545" calcext:value-type="float">
            <text:p>2264545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33B7AB6-D5EF-4DFB-B70D-C89CD751B83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90227" calcext:value-type="float">
            <text:p>2190227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CB0F61-9362-4BC2-A2AD-9063E4D450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30176" calcext:value-type="float">
            <text:p>2230176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2AB1BD-72A5-4C91-8CC8-0C79C4CBCB0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230177" calcext:value-type="float">
            <text:p>2230177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46D899-0828-4ADB-A028-973C8F425B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90228" calcext:value-type="float">
            <text:p>2190228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9B3B132-1762-4264-AFB5-FCDA90343B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90229" calcext:value-type="float">
            <text:p>2190229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BC8B03-6806-46E7-9C7B-BD60FA4D0F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67665" calcext:value-type="float">
            <text:p>2167665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7DA475-1448-48CA-8EB1-B3182015AC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67669" calcext:value-type="float">
            <text:p>2167669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231534-B75D-4ACC-B020-5B528BFCE9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67670" calcext:value-type="float">
            <text:p>2167670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78B5FDB-7A71-4DB6-A240-1768B358FA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67671" calcext:value-type="float">
            <text:p>2167671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E13129-3AD1-474F-9752-26A721051B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431" calcext:value-type="float">
            <text:p>2145431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9F392F-D171-43DF-ACCB-6605E9E037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432" calcext:value-type="float">
            <text:p>2145432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97082B7-1934-42B2-B9CC-5E725E4F6F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435" calcext:value-type="float">
            <text:p>2145435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89B71A-39DF-4CF2-9A97-539BAD7D6CC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436" calcext:value-type="float">
            <text:p>2145436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7DB1C2F-D40F-4DDB-9EF3-00E52CE56E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438" calcext:value-type="float">
            <text:p>2145438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554A95-829D-47E1-8614-C4C8844A2D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439" calcext:value-type="float">
            <text:p>2145439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CE1CD27-0D93-42C0-9014-3E3E809BAD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444" calcext:value-type="float">
            <text:p>2145444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1B1837-92B9-4A8F-88E0-3A0FC3937D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445" calcext:value-type="float">
            <text:p>2145445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2EAFC6-4EFC-4F30-AA79-35442D002B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450" calcext:value-type="float">
            <text:p>2145450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1B442E-0EDF-4D19-BC71-33C868A96B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451" calcext:value-type="float">
            <text:p>2145451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185E91-AE0E-4077-BAA8-FE931087AD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453" calcext:value-type="float">
            <text:p>2145453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87A630-E14F-4539-8179-11E2F732B1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562" calcext:value-type="float">
            <text:p>2145562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1157F0-652B-47E0-9773-D30CB07154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566" calcext:value-type="float">
            <text:p>2145566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9A3C1D-190C-4CD9-875F-6B37EAFAA6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567" calcext:value-type="float">
            <text:p>2145567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F66F36-D866-4666-BD33-D0A275AC6F2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584" calcext:value-type="float">
            <text:p>2145584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4DD59C-7B1C-406F-AABE-B4C7500756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2145586" calcext:value-type="float">
            <text:p>2145586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E3CEC6-9840-4DF6-B629-5B274A1570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750376" calcext:value-type="float">
            <text:p>6750376</text:p>
          </table:table-cell>
          <table:table-cell office:value-type="float" office:value="2184954" calcext:value-type="float">
            <text:p>2184954</text:p>
          </table:table-cell>
          <table:table-cell office:value-type="string" calcext:value-type="string">
            <text:p>Camilla Vitoria Silva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D76883-1A75-4909-8555-17C5D8EA540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750376" calcext:value-type="float">
            <text:p>6750376</text:p>
          </table:table-cell>
          <table:table-cell office:value-type="float" office:value="2184634" calcext:value-type="float">
            <text:p>2184634</text:p>
          </table:table-cell>
          <table:table-cell office:value-type="string" calcext:value-type="string">
            <text:p>Camilla Vitoria Silva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694169-7BF3-4BFD-8683-A867C4047E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750376" calcext:value-type="float">
            <text:p>6750376</text:p>
          </table:table-cell>
          <table:table-cell office:value-type="float" office:value="2184955" calcext:value-type="float">
            <text:p>2184955</text:p>
          </table:table-cell>
          <table:table-cell office:value-type="string" calcext:value-type="string">
            <text:p>Camilla Vitoria Silva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326AFE-F313-4F20-9B15-693658EC99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750376" calcext:value-type="float">
            <text:p>6750376</text:p>
          </table:table-cell>
          <table:table-cell office:value-type="float" office:value="2184633" calcext:value-type="float">
            <text:p>2184633</text:p>
          </table:table-cell>
          <table:table-cell office:value-type="string" calcext:value-type="string">
            <text:p>Camilla Vitoria Silva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FCDF8B-C334-455E-A496-6D5B08877E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778510" calcext:value-type="float">
            <text:p>6778510</text:p>
          </table:table-cell>
          <table:table-cell office:value-type="float" office:value="2185891" calcext:value-type="float">
            <text:p>2185891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D4F86C-32B6-41D2-9947-3C1E8231F1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778510" calcext:value-type="float">
            <text:p>6778510</text:p>
          </table:table-cell>
          <table:table-cell office:value-type="float" office:value="2185892" calcext:value-type="float">
            <text:p>2185892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E6398D-60E7-4496-90CF-6419169C5F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778510" calcext:value-type="float">
            <text:p>6778510</text:p>
          </table:table-cell>
          <table:table-cell office:value-type="float" office:value="2185893" calcext:value-type="float">
            <text:p>2185893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9E51D5-58CF-4DB3-A660-60591022B5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778510" calcext:value-type="float">
            <text:p>6778510</text:p>
          </table:table-cell>
          <table:table-cell office:value-type="float" office:value="2185894" calcext:value-type="float">
            <text:p>2185894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DAF609-2ADA-4FCA-8B98-871C096E34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778510" calcext:value-type="float">
            <text:p>6778510</text:p>
          </table:table-cell>
          <table:table-cell office:value-type="float" office:value="2186126" calcext:value-type="float">
            <text:p>2186126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38D167-5408-483E-8633-4CCB9CF0CEA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778510" calcext:value-type="float">
            <text:p>6778510</text:p>
          </table:table-cell>
          <table:table-cell office:value-type="float" office:value="2186127" calcext:value-type="float">
            <text:p>2186127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76EE71-F638-47A1-BC75-36C9A63621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2180056" calcext:value-type="float">
            <text:p>2180056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36A5C9-4A8F-415F-8E20-CF6638DF0F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2180057" calcext:value-type="float">
            <text:p>2180057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B718C6-577F-4600-A271-C2CC3A443B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2180044" calcext:value-type="float">
            <text:p>2180044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1E5614D-F5B5-460F-BE23-4E35496DFE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2180050" calcext:value-type="float">
            <text:p>2180050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DEF810-583A-4585-A18E-57B8056DB7A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2180051" calcext:value-type="float">
            <text:p>2180051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B890E06-69A3-4BA8-9ADD-81F03D92004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2180052" calcext:value-type="float">
            <text:p>2180052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EC85E2-3F89-4516-9255-DD53BBA353A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2180053" calcext:value-type="float">
            <text:p>2180053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FC3C8B-506B-4BD2-B515-0677A48D148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2180054" calcext:value-type="float">
            <text:p>2180054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7515BB-6E25-426B-B1E1-E4A7C465F75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2756073" calcext:value-type="float">
            <text:p>2756073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1E3FB4-8375-4E9C-9730-46A573563E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2756188" calcext:value-type="float">
            <text:p>2756188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27CF84-F0A2-4AE7-823F-587847F84D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2756189" calcext:value-type="float">
            <text:p>2756189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E38150-BCE4-4F3D-AD02-E8796C2D02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7021823" calcext:value-type="float">
            <text:p>7021823</text:p>
          </table:table-cell>
          <table:table-cell office:value-type="float" office:value="2242457" calcext:value-type="float">
            <text:p>2242457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18748CC-7104-43E4-B4FE-3FF193A2BB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7021823" calcext:value-type="float">
            <text:p>7021823</text:p>
          </table:table-cell>
          <table:table-cell office:value-type="float" office:value="2179898" calcext:value-type="float">
            <text:p>2179898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4C0AAA-301C-451A-B580-896587F4C9D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7021823" calcext:value-type="float">
            <text:p>7021823</text:p>
          </table:table-cell>
          <table:table-cell office:value-type="float" office:value="2179900" calcext:value-type="float">
            <text:p>2179900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A6B86D-1664-4EBE-BA1C-0B1B2CD007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021823" calcext:value-type="float">
            <text:p>7021823</text:p>
          </table:table-cell>
          <table:table-cell office:value-type="float" office:value="2179903" calcext:value-type="float">
            <text:p>2179903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A4E27F-BFC2-4B40-ABEA-D216A36B34B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7021823" calcext:value-type="float">
            <text:p>7021823</text:p>
          </table:table-cell>
          <table:table-cell office:value-type="float" office:value="2179904" calcext:value-type="float">
            <text:p>2179904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33CE64A-4AD1-45FE-83A9-69450F44B6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021823" calcext:value-type="float">
            <text:p>7021823</text:p>
          </table:table-cell>
          <table:table-cell office:value-type="float" office:value="2179895" calcext:value-type="float">
            <text:p>2179895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A43180-DDDD-428F-83C7-B6922E0E82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7021823" calcext:value-type="float">
            <text:p>7021823</text:p>
          </table:table-cell>
          <table:table-cell office:value-type="float" office:value="2179897" calcext:value-type="float">
            <text:p>2179897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48DA6D-774B-4FF9-890E-592F936ECB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164514" calcext:value-type="float">
            <text:p>2164514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4CC2CC-BB5D-49F9-939B-D26F77025B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164515" calcext:value-type="float">
            <text:p>2164515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6D997D-29A2-43AE-B30C-4367C5EB753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164516" calcext:value-type="float">
            <text:p>2164516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38074A-E54A-4DA2-B3C8-8CFC8ECC14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164518" calcext:value-type="float">
            <text:p>216451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E41A982-716B-4E28-9C1E-DEFCA13837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164519" calcext:value-type="float">
            <text:p>216451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BD27861-EE29-4C3B-8C0B-4DB4E91DB2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164520" calcext:value-type="float">
            <text:p>2164520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9815C6-7286-4B8E-A2F3-461D33DD00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164522" calcext:value-type="float">
            <text:p>2164522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4CE967-97C8-4306-9613-3031E16D93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164526" calcext:value-type="float">
            <text:p>2164526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23FB390-81F7-47D5-BB43-547C86503D3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164528" calcext:value-type="float">
            <text:p>216452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DDBE4C-958E-4CB7-81C2-8861062DB73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164529" calcext:value-type="float">
            <text:p>216452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FEC786-7C91-49E1-8988-F721630284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164532" calcext:value-type="float">
            <text:p>2164532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F7D5A3-94E4-4960-8E24-EFA3B0975C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164533" calcext:value-type="float">
            <text:p>2164533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6F16DA-A645-46D4-9242-51B2D272F0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293620" calcext:value-type="float">
            <text:p>2293620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4B3C80-9134-4414-ABA8-BCEAB23E904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293619" calcext:value-type="float">
            <text:p>229361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506B3A-3207-4617-828A-BC7E77DF08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293618" calcext:value-type="float">
            <text:p>229361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4E858FF-FCF5-4918-BD77-DB3E1C76A8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45368" calcext:value-type="float">
            <text:p>244536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C2244E-A1B1-4FF7-8810-7AC76A3C25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45369" calcext:value-type="float">
            <text:p>244536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CE7348E-BEF1-4C25-999A-ED234E3ED1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45370" calcext:value-type="float">
            <text:p>2445370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8B2E4BC-846D-4851-9AC8-57D914C0AB7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76112" calcext:value-type="float">
            <text:p>2476112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6D702E-E64A-4F3A-9A83-4C3A993BFD6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76113" calcext:value-type="float">
            <text:p>2476113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0A850D-9565-4FFE-A0FC-12F763E192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45119" calcext:value-type="float">
            <text:p>244511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C9C24D-8DBC-49AC-A012-91EFADDA5E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45120" calcext:value-type="float">
            <text:p>2445120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6CE5657-29EA-4503-B791-FF3FC311C0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99369" calcext:value-type="float">
            <text:p>249936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0E4324-DAB8-4F6D-8AF0-6BD814D827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99368" calcext:value-type="float">
            <text:p>249936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06AED0F-723D-4CCB-8A29-511D847C43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99374" calcext:value-type="float">
            <text:p>2499374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8EC120-4F07-45C9-B8F3-D9673B1969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99373" calcext:value-type="float">
            <text:p>2499373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06AB19B-4DBD-4450-B1CD-520227E20E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99372" calcext:value-type="float">
            <text:p>2499372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392836-8336-49C8-99A4-C0F457A193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99371" calcext:value-type="float">
            <text:p>2499371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54F360-39A8-4328-BB8C-959524040DE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99370" calcext:value-type="float">
            <text:p>2499370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08D0A5-7025-4816-93F5-746CE57C18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499454" calcext:value-type="float">
            <text:p>2499454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5C9959-8B52-4E7D-ADF9-57856FF9E5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762838" calcext:value-type="float">
            <text:p>276283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DBF8A6-1EBD-40F7-ADA9-9FE5EF0FA4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762839" calcext:value-type="float">
            <text:p>2762839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91D713-913C-49B4-BAF9-DFA47A34EEB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762812" calcext:value-type="float">
            <text:p>2762812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A120EF-ADFB-4EE9-B615-E1A0C8A83AE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762814" calcext:value-type="float">
            <text:p>2762814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FD9A62-FFF2-420D-8949-68FF2A73DC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762817" calcext:value-type="float">
            <text:p>2762817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C6A03C5-CEEA-48FA-81CE-F6D759B7A71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762818" calcext:value-type="float">
            <text:p>2762818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CF7C0B-2458-4041-B5F4-CABDAE0184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2762840" calcext:value-type="float">
            <text:p>2762840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AB7E8A-3CD9-47CE-ACF0-2642606223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237925" calcext:value-type="float">
            <text:p>2237925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0DF64E-DFC3-4F9A-BBCD-7A0EC71CA9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98170" calcext:value-type="float">
            <text:p>2198170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880293-D733-4AFF-A963-668AA48613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98177" calcext:value-type="float">
            <text:p>2198177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A3D4C9-B293-45AB-99E1-D6C04752C5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98178" calcext:value-type="float">
            <text:p>2198178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B6845F-1F40-4BDF-ACA6-C71ACAC7F1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98179" calcext:value-type="float">
            <text:p>2198179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F4BAB0A-2981-451F-8A07-AB6BFDDFC4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237918" calcext:value-type="float">
            <text:p>2237918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D50ED7-5764-4A34-9200-76ADA73F75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237920" calcext:value-type="float">
            <text:p>2237920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1A1B0E-FCDB-4CD2-9DA3-8194B0CE8D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237922" calcext:value-type="float">
            <text:p>2237922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1CBC7F2-B742-475E-AFD8-81801AFFC3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237923" calcext:value-type="float">
            <text:p>2237923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873DDF-EC56-4ED0-A085-E48647E548A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930" calcext:value-type="float">
            <text:p>2164930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65606F-AE97-43A9-9675-C7402AB356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932" calcext:value-type="float">
            <text:p>2164932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7F33395-91CE-4C62-B3DE-9A3B8EBFED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933" calcext:value-type="float">
            <text:p>2164933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BFEB3F-C045-4B4A-963E-315C9F83153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935" calcext:value-type="float">
            <text:p>2164935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DBBF68C-80F0-4DF4-B210-E4D6EF71930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956" calcext:value-type="float">
            <text:p>2164956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D75ED8-AA79-4245-8847-D693227192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958" calcext:value-type="float">
            <text:p>2164958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84D717-BE99-464D-874F-50C574A0B2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963" calcext:value-type="float">
            <text:p>2164963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A89311-A080-4D8A-A689-1D21BE7570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803" calcext:value-type="float">
            <text:p>2164803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AA0F8C-4D6B-4DBE-BF08-48A16CBD1D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805" calcext:value-type="float">
            <text:p>2164805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4A59A8-6C42-4706-A230-A244CE35FE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806" calcext:value-type="float">
            <text:p>2164806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9CBBE2-1766-4471-903B-17DBD0A269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924" calcext:value-type="float">
            <text:p>2164924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B3DF28-8A0F-4302-866D-2A2C9227E8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927" calcext:value-type="float">
            <text:p>2164927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B685EA7-DFEF-4243-97BD-28BC08A907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950" calcext:value-type="float">
            <text:p>2164950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8A94A25-C1C8-4418-AB8C-E49D961AA7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64952" calcext:value-type="float">
            <text:p>2164952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1C9F622-51FD-47BC-8B5D-1E9495A610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98180" calcext:value-type="float">
            <text:p>2198180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F16086-F385-41B9-81D6-292000551F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98181" calcext:value-type="float">
            <text:p>2198181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A6649B-8149-41F8-BEDA-E5A729A27D0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98182" calcext:value-type="float">
            <text:p>2198182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868F27B-F910-4E32-96C3-2B3BE1B655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98341" calcext:value-type="float">
            <text:p>2198341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4CD30D8-4306-4894-A6C9-AD3168612E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7027035" calcext:value-type="float">
            <text:p>7027035</text:p>
          </table:table-cell>
          <table:table-cell office:value-type="float" office:value="2198342" calcext:value-type="float">
            <text:p>2198342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FEEDF6-8A4F-44C7-9E40-B30753C7EA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81478" calcext:value-type="float">
            <text:p>218147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B90AD8-8FEF-4EC9-8148-0FCE441C35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81479" calcext:value-type="float">
            <text:p>2181479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7F5FB9-06D9-412E-932B-02897EAEFA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42" calcext:value-type="float">
            <text:p>215794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0F1227-DEE1-4473-A7A2-D80598E839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43" calcext:value-type="float">
            <text:p>215794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8CEBC0-7681-4DCB-9BA0-DE095E34D4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44" calcext:value-type="float">
            <text:p>215794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240D66-D559-4834-ABED-EB96A81DE38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45" calcext:value-type="float">
            <text:p>215794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7C830C-0244-4BC2-9F65-8E49442F5C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35" calcext:value-type="float">
            <text:p>215793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2429E0C-5713-418F-A5F7-BDFAC2FD2A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37" calcext:value-type="float">
            <text:p>215793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DDA96C-6E64-41A6-A736-79525A6B745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38" calcext:value-type="float">
            <text:p>215793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6DA6C6-DC38-4638-A735-95F0311514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39" calcext:value-type="float">
            <text:p>2157939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C0B788E-E09F-4AC7-878A-06898ACF11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41" calcext:value-type="float">
            <text:p>2157941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A6C12E-444B-42E6-858E-88640640A1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8102" calcext:value-type="float">
            <text:p>215810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D52FB5-B744-4A2B-AD95-DA5CDD560C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46" calcext:value-type="float">
            <text:p>215794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753976-AB42-4F78-BE60-53346AC7D8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48" calcext:value-type="float">
            <text:p>215794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64CEED-2960-44F0-819B-086E381719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50" calcext:value-type="float">
            <text:p>2157950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D8785D-9B6E-42CF-8D2E-75FED56C26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53" calcext:value-type="float">
            <text:p>215795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07DD9F-F07D-44AF-955D-4E6E9C6109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7955" calcext:value-type="float">
            <text:p>215795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54794B9-8635-4037-A474-04A0890F789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158100" calcext:value-type="float">
            <text:p>2158100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EA5F394-D423-44CA-8337-0E8E6898CF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01779" calcext:value-type="float">
            <text:p>2201779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EA54744-4B2E-46D1-9B7E-119C5BF208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01780" calcext:value-type="float">
            <text:p>2201780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23979C1-6419-4613-B337-6A32B4A901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01781" calcext:value-type="float">
            <text:p>2201781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F36223-602E-4CEF-A0EC-7D190A26044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01782" calcext:value-type="float">
            <text:p>220178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540644-020F-48B0-8615-368E30E0D7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467" calcext:value-type="float">
            <text:p>227946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0AC1FE-4966-4F5B-AB4E-58606D81B2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394" calcext:value-type="float">
            <text:p>227939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304D3F-E99E-4BF9-AD68-64E4C89F83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395" calcext:value-type="float">
            <text:p>227939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22E20C-8E8E-4CDF-A4C2-7CA464695F6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396" calcext:value-type="float">
            <text:p>227939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F897AF-E304-44AF-B5B8-5D35BBF48D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397" calcext:value-type="float">
            <text:p>227939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C42577-10E4-4476-8FA1-BACC7A51E6E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398" calcext:value-type="float">
            <text:p>227939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13B5B8-763C-4C38-B582-97A1E93426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399" calcext:value-type="float">
            <text:p>2279399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048777-839A-4C96-868F-AB4A311821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573" calcext:value-type="float">
            <text:p>227957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3D09A3-1B84-4366-9BF7-05F0953247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578" calcext:value-type="float">
            <text:p>227957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EACCE6-F94D-43A2-BF1B-1B6EDABB36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392" calcext:value-type="float">
            <text:p>227939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2E2051-947A-41D0-88F9-62E20912385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393" calcext:value-type="float">
            <text:p>227939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9B17412-D503-4CD5-B626-1DB25A85205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466" calcext:value-type="float">
            <text:p>227946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10A27F-82DC-47FB-BA9C-7EFBF3E453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558" calcext:value-type="float">
            <text:p>227955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64EA90-7794-4E1E-9C16-D2B378E650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566" calcext:value-type="float">
            <text:p>227956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C6840CF-A773-4AF5-BEA7-20F532491B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580" calcext:value-type="float">
            <text:p>2279580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28739C-3CAD-479C-9146-5EF50CE6618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279586" calcext:value-type="float">
            <text:p>227958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E7B66A0-5C0C-4016-A747-BE11F6BCF98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0684" calcext:value-type="float">
            <text:p>245068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2508F4-034E-44FA-99E8-BC88ABDAD92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0687" calcext:value-type="float">
            <text:p>245068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B1F4C8-12D0-4831-9B95-A68AD285F9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02" calcext:value-type="float">
            <text:p>245110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CA5DB2-3004-43FE-9B6D-F913524512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03" calcext:value-type="float">
            <text:p>245110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22D6BC-2E01-4ED9-996C-56A55F9CE0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04" calcext:value-type="float">
            <text:p>245110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C3424C-20AC-432C-A703-1D1E5A6A03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05" calcext:value-type="float">
            <text:p>245110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963389C-7399-4C36-A284-FFC35E4F9DE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07" calcext:value-type="float">
            <text:p>245110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03B7B8-B0EA-4338-95D1-34AEE59A1B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08" calcext:value-type="float">
            <text:p>245110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B761A9-1295-4476-96A1-1DCEC063CA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09" calcext:value-type="float">
            <text:p>2451109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B00FD4-3D0F-4941-B30C-53F9BFC6A9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12" calcext:value-type="float">
            <text:p>245111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11C6D5-36AF-4B67-9152-74910E79DF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14" calcext:value-type="float">
            <text:p>245111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59466A0-CD39-4B33-9644-A3FD340897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15" calcext:value-type="float">
            <text:p>245111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DE8818A-A8C5-430D-9ED5-FB49ECE26C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17" calcext:value-type="float">
            <text:p>245111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5FA41D-822D-47A4-9956-D574E6256B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18" calcext:value-type="float">
            <text:p>245111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ADD1B4-62C9-4EC3-9B09-DAAD2D72CD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19" calcext:value-type="float">
            <text:p>2451119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77DBBB0-9E5C-42A8-8764-CC10341AA6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21" calcext:value-type="float">
            <text:p>2451121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30F1A8-CF40-456E-A900-17AA3FBFE6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22" calcext:value-type="float">
            <text:p>245112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DE18D1-3247-4337-83F4-8F7E3A94F8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23" calcext:value-type="float">
            <text:p>245112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74B8291-29B8-4FD2-820A-DAE184B37C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24" calcext:value-type="float">
            <text:p>245112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8E1E71-DA89-4F3D-BF2F-44D79AAAAC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25" calcext:value-type="float">
            <text:p>245112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9BE797-066A-4AC1-BF96-26ADAB08CB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26" calcext:value-type="float">
            <text:p>245112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A72BB6-8CB8-483D-9834-BE1D9C6060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27" calcext:value-type="float">
            <text:p>2451127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97279A-B569-4E3F-8241-2BFAEDFD9A2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28" calcext:value-type="float">
            <text:p>245112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E112DB6-AB66-4404-B2DD-82A8F3D056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451156" calcext:value-type="float">
            <text:p>245115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7C144E-3795-44BC-B905-2BC62D80E0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355671" calcext:value-type="float">
            <text:p>2355671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223D84-D7A2-48C1-B61D-D6C077C163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355743" calcext:value-type="float">
            <text:p>2355743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B68528-E2B2-4AF8-99BF-E2CC3F6CC7C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355744" calcext:value-type="float">
            <text:p>2355744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CF86951-23D6-48AA-9CD1-2926858396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355745" calcext:value-type="float">
            <text:p>2355745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B9DB886-56B0-4B58-BBD9-6981C30050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355746" calcext:value-type="float">
            <text:p>2355746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9997C6-0F8F-47B3-86DE-E1C7213EF14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355670" calcext:value-type="float">
            <text:p>2355670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9A4683-8AAC-4F0F-A9E7-976E35B400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741762" calcext:value-type="float">
            <text:p>2741762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C750CF-D864-43A0-BEE4-CD8122406A6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2742148" calcext:value-type="float">
            <text:p>2742148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29C36B-156B-426B-9B05-E92D342D49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69456" calcext:value-type="float">
            <text:p>2169456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07021A-8535-4C69-A2D2-5046F3D13B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69494" calcext:value-type="float">
            <text:p>2169494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F91961-7763-42AB-AEC6-654F783AD7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69495" calcext:value-type="float">
            <text:p>2169495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499827-A979-495A-87B4-6EB8E65B64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69786" calcext:value-type="float">
            <text:p>2169786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5FEEA86-ED98-4467-8959-67CA4CC80D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69787" calcext:value-type="float">
            <text:p>2169787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EB71CC-056D-4839-86E1-78455EB73FA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69457" calcext:value-type="float">
            <text:p>2169457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7D1BCD-D3F5-4F2F-A063-974F43BF62E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69458" calcext:value-type="float">
            <text:p>2169458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F6C03A3-03A5-48EC-81F0-54FB1953D25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69459" calcext:value-type="float">
            <text:p>2169459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4510DC-79D4-48F5-A540-E6DAE2524E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69462" calcext:value-type="float">
            <text:p>2169462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4914D4-B75A-42B2-AECD-5747271208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69463" calcext:value-type="float">
            <text:p>2169463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9FD009-E4D6-41A8-88BD-4887AD17E6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69479" calcext:value-type="float">
            <text:p>2169479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8EC202F-789C-40AC-996B-87EC44C65A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69480" calcext:value-type="float">
            <text:p>2169480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357A13-8131-4C92-9FE4-0D7B60E540A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84399" calcext:value-type="float">
            <text:p>2184399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06EB10-2B4E-4811-8A4D-1F3F53A1D0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2184400" calcext:value-type="float">
            <text:p>2184400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698FF1-327E-42DB-953B-A0DD6D7830F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519342" calcext:value-type="float">
            <text:p>2519342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655BD7-F6CA-4666-9D26-72961CC236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650718" calcext:value-type="float">
            <text:p>2650718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AFB2E7-B5F4-4D9C-B74E-8EDDB6792CD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650719" calcext:value-type="float">
            <text:p>2650719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050F4B-931C-44F1-9070-013ECC2AD6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650720" calcext:value-type="float">
            <text:p>2650720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F1C637-BB8A-4C66-BA80-02DDF57B9F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349503" calcext:value-type="float">
            <text:p>2349503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369291-8F34-464B-AFCC-3C9C0F6377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401967" calcext:value-type="float">
            <text:p>2401967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541FF1-3E14-4ED8-A10B-90CCDE9FD5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401823" calcext:value-type="float">
            <text:p>2401823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69FEEFC-D011-46CE-992B-DCB9CCA722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401968" calcext:value-type="float">
            <text:p>2401968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1C5A8D-F275-4602-B868-20AA1CF109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401969" calcext:value-type="float">
            <text:p>2401969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B2E7D74-8880-489C-91E9-C46CE8839F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401831" calcext:value-type="float">
            <text:p>2401831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E6FEDD5-6CD8-42F2-A692-A88E3CF1B2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401832" calcext:value-type="float">
            <text:p>2401832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F08127-5053-4F6E-9ED5-0D5900CCC69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401833" calcext:value-type="float">
            <text:p>2401833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B6B2A93-0332-42BA-938F-CD190F3001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401834" calcext:value-type="float">
            <text:p>2401834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E89A3F-F657-4606-B733-C83F3866C5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401835" calcext:value-type="float">
            <text:p>2401835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365D9E-F93A-4106-9AD9-ECC72F7D948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393287" calcext:value-type="float">
            <text:p>2393287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1BDA387-E406-4B3B-B7B2-1548819284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393286" calcext:value-type="float">
            <text:p>2393286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7C0CB75-3395-43B6-9B44-96AA8D3CA7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393336" calcext:value-type="float">
            <text:p>2393336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DF5CF1-A56E-4C45-A73A-580611AB975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393337" calcext:value-type="float">
            <text:p>2393337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7B980E7-5E44-4D09-97E6-4783C241D0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519341" calcext:value-type="float">
            <text:p>2519341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028186-56E1-47CC-A4C6-6F3DFDDDEF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519340" calcext:value-type="float">
            <text:p>2519340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C8007D-62C1-4B7A-98C7-C5040D9952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650721" calcext:value-type="float">
            <text:p>2650721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449279-F7E9-4AAD-8A83-7FFAEA50A7A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650722" calcext:value-type="float">
            <text:p>2650722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68D29C0-163F-455B-85F2-EB1AE0AC9B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650723" calcext:value-type="float">
            <text:p>2650723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720FDCF-68B1-4183-A083-546445F098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650724" calcext:value-type="float">
            <text:p>2650724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D27BF63-12C7-401F-B9A6-F6C98BD272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650725" calcext:value-type="float">
            <text:p>2650725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BFF82D-E785-4A66-81FF-E2412AD4B8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650726" calcext:value-type="float">
            <text:p>2650726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8E9CDB-E581-430A-9446-574B2A3EC48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519343" calcext:value-type="float">
            <text:p>2519343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5F7D6B-912F-4429-92A4-03E3979AC9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519626" calcext:value-type="float">
            <text:p>2519626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C02A0AB-E90C-4739-8C95-3443C1C80D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519627" calcext:value-type="float">
            <text:p>2519627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7DF873-717A-4C98-A8AA-4D67294F8B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519628" calcext:value-type="float">
            <text:p>2519628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B120DE1-2F45-4B6A-B449-76B7650F4E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401830" calcext:value-type="float">
            <text:p>2401830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701496-5C1E-49F2-A4BB-B406CF6665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349341" calcext:value-type="float">
            <text:p>2349341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837C75-B6E2-4E44-8328-D9DAF1D876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349342" calcext:value-type="float">
            <text:p>2349342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B649E0-42C7-447D-94E2-F70E4ECD3B9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2349343" calcext:value-type="float">
            <text:p>2349343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DFFC0D-1E73-4F29-933F-D32643DC32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454466" calcext:value-type="float">
            <text:p>2454466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72C076-E84C-4244-931F-141ADECED9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454650" calcext:value-type="float">
            <text:p>2454650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E16F8C-DFE1-4266-B699-FE5EA09604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454653" calcext:value-type="float">
            <text:p>2454653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3CE8FD2-8EBD-4D6A-B181-51CB89D73B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454654" calcext:value-type="float">
            <text:p>2454654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8CB3EDA-41DC-4DDE-886B-885A41FFE6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83206" calcext:value-type="float">
            <text:p>2383206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71B7F0-53F7-4359-90B9-D8D1337490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83210" calcext:value-type="float">
            <text:p>2383210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806BDB-751A-4956-9DF7-D3CCEA27CA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83209" calcext:value-type="float">
            <text:p>2383209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0049475-7267-4078-A722-ABB5E2FE85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39" calcext:value-type="float">
            <text:p>2369339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34C0AF-9E47-404C-B4F7-7EBE06157C5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65" calcext:value-type="float">
            <text:p>2369365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7FD9C3-8452-4950-B632-5FF6E66B69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66" calcext:value-type="float">
            <text:p>2369366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24A550-5672-410E-913F-E2463A55402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438" calcext:value-type="float">
            <text:p>2369438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2B3B2A-F867-4436-8E92-2FA0FFE3E8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439" calcext:value-type="float">
            <text:p>2369439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D42D05-B6A3-401F-B601-DB1273184F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83212" calcext:value-type="float">
            <text:p>2383212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DC4794F-9133-43B4-BAF5-ADCCC9BE9DE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83213" calcext:value-type="float">
            <text:p>2383213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D1922B-5213-41E3-A96E-F035E44C6D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83355" calcext:value-type="float">
            <text:p>2383355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721468-4CF6-4A8D-AC39-2CCCC848BC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42" calcext:value-type="float">
            <text:p>2369342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6B35A54-26E0-4C8B-AD52-D6B2F64588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47" calcext:value-type="float">
            <text:p>2369347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D56EE91-5FB6-48E0-9C05-304B332E2E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48" calcext:value-type="float">
            <text:p>2369348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7C7BFB-DFBA-4096-991C-724C583E41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51" calcext:value-type="float">
            <text:p>2369351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35FAFC8-11BA-455A-B1BC-55C1D60449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56" calcext:value-type="float">
            <text:p>2369356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45853F8-E5E4-4DCC-80DB-9DBC98305E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57" calcext:value-type="float">
            <text:p>2369357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5AF555-2D76-4A5F-90B3-2ACBAC774A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59" calcext:value-type="float">
            <text:p>2369359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DAB28B-0114-44ED-9FCE-3C9D263AE5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60" calcext:value-type="float">
            <text:p>2369360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D38B25-A8D0-4A96-B300-CAD79D8E298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61" calcext:value-type="float">
            <text:p>2369361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5411AEA-4E43-4D2F-8AC8-27A41BB17B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62" calcext:value-type="float">
            <text:p>2369362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AF07FD-4248-47D8-A79A-9DAE952AAB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63" calcext:value-type="float">
            <text:p>2369363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8B143C-7098-41E1-9772-680BE32492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2369364" calcext:value-type="float">
            <text:p>2369364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15D05C-2B30-45B2-AE7D-8A922F96BF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650065" calcext:value-type="float">
            <text:p>2650065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BE4F8D1-33CB-4E4C-91C2-90D1DB3C5A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650066" calcext:value-type="float">
            <text:p>2650066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B99CED-AA0E-4FB0-BC3B-C0A1675691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650067" calcext:value-type="float">
            <text:p>2650067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EDF96C-8B2F-4E05-826C-0494B7A53C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69165" calcext:value-type="float">
            <text:p>2269165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CE7CF4-282F-4F0B-816F-2C25CA3BF6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69169" calcext:value-type="float">
            <text:p>2269169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7F86F6-3341-4A72-9FD9-550E8FF619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97630" calcext:value-type="float">
            <text:p>2297630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672D67-DF61-48F4-A1C6-5E76228AF0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97631" calcext:value-type="float">
            <text:p>2297631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8A78CBB-8D7E-4BCD-8306-AF855F5F2E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97632" calcext:value-type="float">
            <text:p>2297632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5FC4FF-C847-4159-80C0-FD69C9EE702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97634" calcext:value-type="float">
            <text:p>2297634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4C01A0-C45C-4468-8260-4169DECDA7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97846" calcext:value-type="float">
            <text:p>2297846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6295219-D3F7-46C2-BFC3-93579923D6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97847" calcext:value-type="float">
            <text:p>2297847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27C80B-E81C-4335-AD6C-6337D0B1D8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97848" calcext:value-type="float">
            <text:p>2297848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181578-3F41-4EC4-AE7B-10722C1288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69159" calcext:value-type="float">
            <text:p>2269159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039624-D2E6-4BAC-AB04-8117C63539A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69161" calcext:value-type="float">
            <text:p>2269161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A1F395-8A9D-437C-ACE5-9B68000C30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26" calcext:value-type="float">
            <text:p>2248226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74AFD1B-B48D-4DC1-939A-1528DF606AA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32" calcext:value-type="float">
            <text:p>2248232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7D3C29-092B-498C-8D0C-57D714AB30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37" calcext:value-type="float">
            <text:p>2248237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21653FB-58EE-4E2E-8EE5-066DB06F6C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40" calcext:value-type="float">
            <text:p>2248240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7FA1246-2D3E-4FDE-BDC2-F06953492E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64" calcext:value-type="float">
            <text:p>2248264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D2F30F5-9136-4AA9-8907-3F52EAFB08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74" calcext:value-type="float">
            <text:p>2248274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CDE107-C3AC-44C0-8EAC-63BA5D2809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93" calcext:value-type="float">
            <text:p>2248293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6911C87-B6A1-429D-80D1-834770AED61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50237" calcext:value-type="float">
            <text:p>2250237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494C93-4791-4185-A995-AD0A3761FB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54" calcext:value-type="float">
            <text:p>2248254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3A6B3B-1DCA-4042-8FB7-95EB55B5EA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56" calcext:value-type="float">
            <text:p>2248256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D65C07-1893-4652-9B5E-F98685A2D9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59" calcext:value-type="float">
            <text:p>2248259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5CABEC-C5BC-499C-9F1C-FA7DDB73EE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62" calcext:value-type="float">
            <text:p>2248262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496A65-F3A0-4AFF-9C51-C0BF64C568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332" calcext:value-type="float">
            <text:p>2248332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9F27ABC-673B-44D0-897B-5EEF68D646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45" calcext:value-type="float">
            <text:p>2248245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C187CE4-A8FE-4344-BD0A-C6A175AE00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46" calcext:value-type="float">
            <text:p>2248246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18E857-A8CA-47B5-A5FA-D35EDDD5751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47" calcext:value-type="float">
            <text:p>2248247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DFCB06-2D25-4099-BF05-6CAC0583D87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49" calcext:value-type="float">
            <text:p>2248249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BAB5EA-CF05-488F-9616-D458F02D98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50" calcext:value-type="float">
            <text:p>2248250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E7716B-9F26-48E0-9082-77329C94373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51" calcext:value-type="float">
            <text:p>2248251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BDD9EB0-979E-4F57-BB37-F93D018490B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2248253" calcext:value-type="float">
            <text:p>2248253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036EA3-0E07-4D3E-B2B7-8E6F5968DD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62245" calcext:value-type="float">
            <text:p>2262245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C46A67E-FA35-4CFB-B9FF-8B59E28804B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62247" calcext:value-type="float">
            <text:p>2262247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F658A0-DDF1-4063-831B-C94682E366D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62249" calcext:value-type="float">
            <text:p>2262249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27ADAE-3B8F-420E-B673-54589C34FE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62250" calcext:value-type="float">
            <text:p>2262250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5278D88-090E-4CA0-BF7D-4D8531319F2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62251" calcext:value-type="float">
            <text:p>2262251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864F60-0D0A-44E7-82F1-3293E72D4E2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62252" calcext:value-type="float">
            <text:p>2262252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778E61-7C31-4F4A-9736-9C5C88E7327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73780" calcext:value-type="float">
            <text:p>2273780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B597EA-0579-404F-B4C8-15A6D44073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73781" calcext:value-type="float">
            <text:p>2273781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48B397-A428-4D87-A81E-A62E77B0A6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91187" calcext:value-type="float">
            <text:p>2291187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C8DAC9C-6EE9-4E13-A772-EEBD29565E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91401" calcext:value-type="float">
            <text:p>2291401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16A778-29A9-4588-974F-AED3C9FC6D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91403" calcext:value-type="float">
            <text:p>2291403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0978F9-DEA8-46BC-B50C-27B899EE5E3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91404" calcext:value-type="float">
            <text:p>2291404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E7F7310-17D5-4BB2-8D2B-1C30017C5D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91407" calcext:value-type="float">
            <text:p>2291407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B88AB3-8A83-492E-9FF0-5784117617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291408" calcext:value-type="float">
            <text:p>2291408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2C4DB9-FE43-4C62-BD7B-F8A7B8CDD2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301692" calcext:value-type="float">
            <text:p>2301692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61AA62A-F61D-4513-A0DB-584EB82EEF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2301693" calcext:value-type="float">
            <text:p>2301693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E0ACC5D-8C31-45F4-B38C-AF3FDDC53B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95924" calcext:value-type="float">
            <text:p>2295924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F65287-AC45-4591-8AAA-78C5C6B730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95926" calcext:value-type="float">
            <text:p>2295926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5D5D12-3965-4762-A498-4B3F7B44D27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95927" calcext:value-type="float">
            <text:p>2295927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80B9CEB-6522-4C93-923C-C0020BA463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95930" calcext:value-type="float">
            <text:p>2295930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6C59E8-4A3D-4220-82D8-A4F607E53F7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95932" calcext:value-type="float">
            <text:p>2295932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22C599C-CD68-427B-ABCD-4441223F6E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95933" calcext:value-type="float">
            <text:p>2295933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D83B44-8BD9-4874-969C-B8F8EE3092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95937" calcext:value-type="float">
            <text:p>2295937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52C1F7-932A-4F2E-8AFF-36E4363C13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95923" calcext:value-type="float">
            <text:p>2295923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699EF7-DD7E-4484-81EA-1E155F6103E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66809" calcext:value-type="float">
            <text:p>2266809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B8AF61-CAC4-4258-9731-D0EB810ADA8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66810" calcext:value-type="float">
            <text:p>2266810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261649-9BB7-40BF-80C4-C130B4A119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66811" calcext:value-type="float">
            <text:p>2266811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FA5B1C-11BE-4609-BD21-2F8D435F29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46995" calcext:value-type="float">
            <text:p>2246995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37720A-19B6-4A18-8710-4B272241F7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46996" calcext:value-type="float">
            <text:p>2246996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E41CE9-78F4-4627-BE39-A119E11C49D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46997" calcext:value-type="float">
            <text:p>2246997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98AEF26-C9E4-43FB-8B34-C228A680E9C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46998" calcext:value-type="float">
            <text:p>2246998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D62EEC-2D20-43FC-8F85-67461552A6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46801" calcext:value-type="float">
            <text:p>2246801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F8939A-9A1E-4D80-ADCB-C50EC9969B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46802" calcext:value-type="float">
            <text:p>2246802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CFF42B9-BA8D-4C29-8706-B66DC20AD52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46803" calcext:value-type="float">
            <text:p>2246803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0EAF84-0CBE-44AE-9728-FA28909B25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46804" calcext:value-type="float">
            <text:p>2246804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90E0FF-D729-4C13-9173-B94C6EB657D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2246805" calcext:value-type="float">
            <text:p>2246805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09D1E6-E180-45EF-AAE8-8B03B925E8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7196732" calcext:value-type="float">
            <text:p>7196732</text:p>
          </table:table-cell>
          <table:table-cell office:value-type="float" office:value="2250241" calcext:value-type="float">
            <text:p>2250241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59EEB4C-067A-41D2-9130-76E2BDDC72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7196732" calcext:value-type="float">
            <text:p>7196732</text:p>
          </table:table-cell>
          <table:table-cell office:value-type="float" office:value="2250242" calcext:value-type="float">
            <text:p>2250242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ACB170A-2D27-42A4-A330-9499A49E09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7196732" calcext:value-type="float">
            <text:p>7196732</text:p>
          </table:table-cell>
          <table:table-cell office:value-type="float" office:value="2250244" calcext:value-type="float">
            <text:p>2250244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CD9B74-16FE-42AC-B9C8-94CA0DD2D5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7196732" calcext:value-type="float">
            <text:p>7196732</text:p>
          </table:table-cell>
          <table:table-cell office:value-type="float" office:value="2240903" calcext:value-type="float">
            <text:p>2240903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F8CE2B5-36D3-4461-B622-2933057C00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7196732" calcext:value-type="float">
            <text:p>7196732</text:p>
          </table:table-cell>
          <table:table-cell office:value-type="float" office:value="2240904" calcext:value-type="float">
            <text:p>2240904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D9E7A2-921E-45BA-BDB4-1E33CF0EBDA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7196732" calcext:value-type="float">
            <text:p>7196732</text:p>
          </table:table-cell>
          <table:table-cell office:value-type="float" office:value="2240905" calcext:value-type="float">
            <text:p>2240905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D65534-FD58-4087-8FCE-4F95C31EDAC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207249" calcext:value-type="float">
            <text:p>7207249</text:p>
          </table:table-cell>
          <table:table-cell office:value-type="float" office:value="2368931" calcext:value-type="float">
            <text:p>2368931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8592B95-4B20-4515-A2F2-33F5EAB7245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7207249" calcext:value-type="float">
            <text:p>7207249</text:p>
          </table:table-cell>
          <table:table-cell office:value-type="float" office:value="2368932" calcext:value-type="float">
            <text:p>2368932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7AA492-7D33-4E55-8DF9-B6F3D7099F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7207249" calcext:value-type="float">
            <text:p>7207249</text:p>
          </table:table-cell>
          <table:table-cell office:value-type="float" office:value="2368934" calcext:value-type="float">
            <text:p>2368934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91BBFD-F597-4A09-9C98-00462B3E33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7207249" calcext:value-type="float">
            <text:p>7207249</text:p>
          </table:table-cell>
          <table:table-cell office:value-type="float" office:value="2368935" calcext:value-type="float">
            <text:p>2368935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B15D1E-60CE-473A-92FE-78709C260BA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7214711" calcext:value-type="float">
            <text:p>7214711</text:p>
          </table:table-cell>
          <table:table-cell office:value-type="float" office:value="2255316" calcext:value-type="float">
            <text:p>2255316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F41FF64-3DF7-4FF5-91DB-0C07AE5E3A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7214711" calcext:value-type="float">
            <text:p>7214711</text:p>
          </table:table-cell>
          <table:table-cell office:value-type="float" office:value="2255317" calcext:value-type="float">
            <text:p>2255317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7FB72F-B0B3-48F5-8753-225B64201DB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7214711" calcext:value-type="float">
            <text:p>7214711</text:p>
          </table:table-cell>
          <table:table-cell office:value-type="float" office:value="2254869" calcext:value-type="float">
            <text:p>2254869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6B0B617-3619-4BEF-B51E-EFE03D78A63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7214711" calcext:value-type="float">
            <text:p>7214711</text:p>
          </table:table-cell>
          <table:table-cell office:value-type="float" office:value="2254903" calcext:value-type="float">
            <text:p>2254903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AAA025-3F91-4E1A-A83E-46D6FAFED7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7214711" calcext:value-type="float">
            <text:p>7214711</text:p>
          </table:table-cell>
          <table:table-cell office:value-type="float" office:value="2254904" calcext:value-type="float">
            <text:p>2254904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98C4ED-4E7B-4149-B856-61ED15CD1F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7214711" calcext:value-type="float">
            <text:p>7214711</text:p>
          </table:table-cell>
          <table:table-cell office:value-type="float" office:value="2254905" calcext:value-type="float">
            <text:p>2254905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0539A0-ABF4-443F-8B03-2B9B9DE8834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7214711" calcext:value-type="float">
            <text:p>7214711</text:p>
          </table:table-cell>
          <table:table-cell office:value-type="float" office:value="2254908" calcext:value-type="float">
            <text:p>2254908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00A862-D215-4960-BACF-B1F730E501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22" calcext:value-type="float">
            <text:p>2299222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4A4E01-9D30-4340-B2EF-481815CCFE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24" calcext:value-type="float">
            <text:p>2299224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0C3FA99-E665-4D82-888B-1953C350E4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31" calcext:value-type="float">
            <text:p>2299231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BF4D6F-36C7-4A76-9CB0-24CD1CEC700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34" calcext:value-type="float">
            <text:p>2299234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681A96-8BE5-4BFD-97B3-559465F0A06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35" calcext:value-type="float">
            <text:p>2299235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5D967E-D441-473D-B570-92C071B55A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36" calcext:value-type="float">
            <text:p>2299236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A896BF-8C6D-4D6C-AF94-32A957B6E0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37" calcext:value-type="float">
            <text:p>2299237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6E9B2B-6CF4-4097-AFCE-8840CED73E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38" calcext:value-type="float">
            <text:p>2299238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755656-65F5-4065-9ED7-8F59BEE22B0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39" calcext:value-type="float">
            <text:p>2299239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11E9B95-3A51-43DA-91C2-A8EA4759F9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40" calcext:value-type="float">
            <text:p>2299240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10400F-5DA0-409A-85B2-ACC2086B8D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41" calcext:value-type="float">
            <text:p>2299241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B8E0CBC-3454-411F-8FB8-CEEA159F7E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43" calcext:value-type="float">
            <text:p>2299243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549D54-8DEB-493D-AED1-E9198782E90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44" calcext:value-type="float">
            <text:p>2299244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0C5EB5-793F-4B41-91AF-1AC17C108F1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45" calcext:value-type="float">
            <text:p>2299245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9ED86A0-272F-4908-97D8-44F5F59218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46" calcext:value-type="float">
            <text:p>2299246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803BE60-B867-4E7B-8643-BFB44E7D76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47" calcext:value-type="float">
            <text:p>2299247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362E3A-7126-4AAB-895F-4561403A23F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60" calcext:value-type="float">
            <text:p>2299260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4ED7B4-E87B-4FCF-A580-60351875C2F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61" calcext:value-type="float">
            <text:p>2299261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F2AF06-4314-48E6-B119-4370CE538F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62" calcext:value-type="float">
            <text:p>2299262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C83C21-BE4B-440C-9598-BC75B74C27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64" calcext:value-type="float">
            <text:p>2299264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A6DB4C-B424-4522-89D7-0D038F2332F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65" calcext:value-type="float">
            <text:p>2299265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DCDE14-C5D4-4088-AEA7-EBED03E7477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68152" calcext:value-type="float">
            <text:p>2368152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3F4C870-6669-47E4-99A7-FA05754C7F8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68621" calcext:value-type="float">
            <text:p>2368621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3BAFD35-B97F-4575-AA66-E5E137ED10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68622" calcext:value-type="float">
            <text:p>2368622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F9C513-39D5-4A92-9135-24A0FF667C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68623" calcext:value-type="float">
            <text:p>2368623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B17242-185E-46A5-B62A-714E89305EE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42172" calcext:value-type="float">
            <text:p>2342172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8CD4011-4543-4B79-8882-86B8907D6CE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42173" calcext:value-type="float">
            <text:p>2342173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C0602E-B9CC-45A2-A036-95AF04039F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41986" calcext:value-type="float">
            <text:p>2341986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66273E-8C96-490B-BFB6-79B392C642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41988" calcext:value-type="float">
            <text:p>2341988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2F5BCC6-DAE2-419B-8C72-E04BA9D775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42050" calcext:value-type="float">
            <text:p>2342050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79EF38-BFFC-49DD-9063-A540581D8FB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42170" calcext:value-type="float">
            <text:p>2342170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3C94791-48EC-4825-A7AD-8294581874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14" calcext:value-type="float">
            <text:p>2299214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5F40D5-0E7C-4A04-9170-A94F63C7BC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15" calcext:value-type="float">
            <text:p>2299215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FB94694-1DB8-42FA-AD9B-41CF4771228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16" calcext:value-type="float">
            <text:p>2299216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3EF647-DB72-474E-BA43-53ED869E5F5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17" calcext:value-type="float">
            <text:p>2299217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F6CC39-CC63-4742-A57D-C5141E691A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18" calcext:value-type="float">
            <text:p>2299218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965BA8-D870-43D4-8E5E-A99E6C15833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219" calcext:value-type="float">
            <text:p>2299219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867BC4D-D80C-471B-A9E3-F093A29B494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528" calcext:value-type="float">
            <text:p>2299528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2AC50B7-B436-4960-BB15-1D0736419F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531" calcext:value-type="float">
            <text:p>2299531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FAECF7-2CCB-4A2E-A29E-B0CC79AF11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533" calcext:value-type="float">
            <text:p>2299533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B538F9-C76A-47A1-9049-D22DB57E6E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534" calcext:value-type="float">
            <text:p>2299534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D187BC6-B1BA-4D47-B678-2CE61DBBB6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299535" calcext:value-type="float">
            <text:p>2299535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A98161-C253-4FD8-92C5-6E46531E2D4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68150" calcext:value-type="float">
            <text:p>2368150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B1811C9-D357-4E09-B415-462CD3B71A2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90790" calcext:value-type="float">
            <text:p>2390790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916D42-FE04-4E5C-BFB1-4E28D1DB630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90791" calcext:value-type="float">
            <text:p>2390791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BD609AE-1E78-4059-A319-9CE8E73B471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2390789" calcext:value-type="float">
            <text:p>2390789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33F22B1-7679-4612-9D3A-4990ED2D78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68015" calcext:value-type="float">
            <text:p>236801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FFEA758-A9C9-4F38-9C83-388F10A6DB9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68016" calcext:value-type="float">
            <text:p>2368016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16A1DD-64A9-4F07-A4B4-D0ACAEB67E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68043" calcext:value-type="float">
            <text:p>2368043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BD3650C-4E54-4293-9169-87AC2F1DC5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68044" calcext:value-type="float">
            <text:p>2368044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56F966-FB94-4BF7-8EA3-4B3C486DBF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68045" calcext:value-type="float">
            <text:p>236804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7928F9-2D50-469A-BBF4-56CA95580F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68048" calcext:value-type="float">
            <text:p>2368048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3321366-5549-4ECE-BC6E-161E5BE0AC2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42381" calcext:value-type="float">
            <text:p>234238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080A92-AB9A-4917-9128-A53B0B345AC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42395" calcext:value-type="float">
            <text:p>234239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90978E3-65E2-405F-8AAE-D34B9F3F4F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42339" calcext:value-type="float">
            <text:p>2342339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461C2B-725A-4889-995B-DEF87C480F0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42341" calcext:value-type="float">
            <text:p>234234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80500D-0BC7-400C-8602-7FDC4F0A53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42379" calcext:value-type="float">
            <text:p>2342379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9664A30-AE53-4998-9C45-20915AC2312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67738" calcext:value-type="float">
            <text:p>2367738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2502E7-AF04-41A1-885D-AA801787C2B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67739" calcext:value-type="float">
            <text:p>2367739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7813A2E-4AE2-4AF3-9EED-16B0F7741B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367740" calcext:value-type="float">
            <text:p>2367740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5240ADF-13FE-48AB-A9EB-BC955A4955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99884" calcext:value-type="float">
            <text:p>2299884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28DE619-AF95-425B-A03E-0D2E284251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99885" calcext:value-type="float">
            <text:p>229988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9BCB02-9BCF-41BC-BB41-B6B85B8850A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99889" calcext:value-type="float">
            <text:p>2299889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A5F9CD7-24FD-4ABA-872A-086A99DEC1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99890" calcext:value-type="float">
            <text:p>2299890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2E0069-79A6-488C-A9BD-19E996C625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99891" calcext:value-type="float">
            <text:p>229989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AA2167-7523-4AEC-AAF2-05876D60029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99895" calcext:value-type="float">
            <text:p>229989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3B7E51-08B1-46E9-A96A-01CB5B4F189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99897" calcext:value-type="float">
            <text:p>2299897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C8762D3-D83F-46D7-AFA7-C73D71501F3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99900" calcext:value-type="float">
            <text:p>2299900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D6372E6-551A-4626-99B9-6896EE92E3B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99901" calcext:value-type="float">
            <text:p>229990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7739D9-B327-452A-A68E-039CFEBA63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99904" calcext:value-type="float">
            <text:p>2299904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5748E6C-17CE-4A6D-ACD8-DCFE44058B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690" calcext:value-type="float">
            <text:p>2283690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63EC20-948C-4224-82CA-6A42AE2CB5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691" calcext:value-type="float">
            <text:p>228369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57718A-E755-4576-8CB1-A5AB2E9C6BE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695" calcext:value-type="float">
            <text:p>228369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983B91-282B-4A19-8B55-43F9813A8F3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696" calcext:value-type="float">
            <text:p>2283696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B906EB0-6F0A-4765-9576-7F018748C0E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699" calcext:value-type="float">
            <text:p>2283699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0BAD736-6044-459D-833F-EF62601300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00" calcext:value-type="float">
            <text:p>2283700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F1ACC30-05CD-41B1-9FD0-70C5A3ADB8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02" calcext:value-type="float">
            <text:p>2283702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6E0538-C990-47CF-A4EF-123B98122B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03" calcext:value-type="float">
            <text:p>2283703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06EC00-9CCE-42F7-B4BA-CF6FB35F1D0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04" calcext:value-type="float">
            <text:p>2283704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96A3CE-BF48-4B51-A8CB-F98D547E3B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05" calcext:value-type="float">
            <text:p>2283705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891918-FFA7-47B0-A499-70CBEAFF85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07" calcext:value-type="float">
            <text:p>2283707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12D237A-86C2-453C-A1DE-171ECFD482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11" calcext:value-type="float">
            <text:p>228371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53AC4F-F945-4F23-8514-E9500E4755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12" calcext:value-type="float">
            <text:p>2283712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03D097-1B24-479C-B381-F63DDEEF27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13" calcext:value-type="float">
            <text:p>2283713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129C13-B83B-49BA-B564-3735D61CAFC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16" calcext:value-type="float">
            <text:p>2283716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5BEA6C-D6BA-48A5-8838-17ABDF28561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17" calcext:value-type="float">
            <text:p>2283717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B1B28F-21B4-400E-A7D5-856754D1A02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19" calcext:value-type="float">
            <text:p>2283719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CC0141-7C9C-475E-B188-964F698F47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20" calcext:value-type="float">
            <text:p>2283720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6B8B73C-ADA0-4704-9439-F0E244A5A3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2283721" calcext:value-type="float">
            <text:p>2283721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738CB1-12C8-491E-90FF-81FFE54B3FF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7304270" calcext:value-type="float">
            <text:p>7304270</text:p>
          </table:table-cell>
          <table:table-cell office:value-type="float" office:value="2293314" calcext:value-type="float">
            <text:p>2293314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3AA318A-D347-4D89-BCD4-BAA2A03F1C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7304270" calcext:value-type="float">
            <text:p>7304270</text:p>
          </table:table-cell>
          <table:table-cell office:value-type="float" office:value="2293315" calcext:value-type="float">
            <text:p>2293315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2EE26FE-3CAC-4A86-A9B5-35AFFD8D55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7304270" calcext:value-type="float">
            <text:p>7304270</text:p>
          </table:table-cell>
          <table:table-cell office:value-type="float" office:value="2293316" calcext:value-type="float">
            <text:p>2293316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603EBB-75C8-4C0F-92E0-B4BDD59283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7304270" calcext:value-type="float">
            <text:p>7304270</text:p>
          </table:table-cell>
          <table:table-cell office:value-type="float" office:value="2293317" calcext:value-type="float">
            <text:p>2293317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5A2AB6F-9F7D-428B-A39D-6A5A66452AD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7304270" calcext:value-type="float">
            <text:p>7304270</text:p>
          </table:table-cell>
          <table:table-cell office:value-type="float" office:value="2293341" calcext:value-type="float">
            <text:p>2293341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44678A9-EC5D-4941-A161-9DDEA5F22EE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7304270" calcext:value-type="float">
            <text:p>7304270</text:p>
          </table:table-cell>
          <table:table-cell office:value-type="float" office:value="2293342" calcext:value-type="float">
            <text:p>2293342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F2D403-7EF5-4BDA-935E-AA3BFCE000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7304270" calcext:value-type="float">
            <text:p>7304270</text:p>
          </table:table-cell>
          <table:table-cell office:value-type="float" office:value="2293343" calcext:value-type="float">
            <text:p>2293343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859D91-8E20-4103-AD72-571AC67F659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7304270" calcext:value-type="float">
            <text:p>7304270</text:p>
          </table:table-cell>
          <table:table-cell office:value-type="float" office:value="2293344" calcext:value-type="float">
            <text:p>2293344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62F151-7DE9-468E-A1C5-EF0DC353614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7304270" calcext:value-type="float">
            <text:p>7304270</text:p>
          </table:table-cell>
          <table:table-cell office:value-type="float" office:value="2305941" calcext:value-type="float">
            <text:p>2305941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E37595-AB80-4BBA-9F98-A39CE4C114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7304270" calcext:value-type="float">
            <text:p>7304270</text:p>
          </table:table-cell>
          <table:table-cell office:value-type="float" office:value="2305942" calcext:value-type="float">
            <text:p>2305942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F737F5-7530-48EC-B231-72F9D666FEF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3876" calcext:value-type="float">
            <text:p>2293876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CBAE55-17A5-4B57-BF0F-8AEFBC4525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3879" calcext:value-type="float">
            <text:p>2293879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6934CE1-8885-46E4-9C72-95BE570CAAF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3883" calcext:value-type="float">
            <text:p>2293883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B7B8CD-E791-48EB-929B-4C804C0CB43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3886" calcext:value-type="float">
            <text:p>2293886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A75652-2FAB-4405-A019-5045F39641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3888" calcext:value-type="float">
            <text:p>2293888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B00B053-5265-4713-A91E-54E53B9058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3889" calcext:value-type="float">
            <text:p>2293889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4F0661-89B1-4A4B-9FA7-97975B905F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4392" calcext:value-type="float">
            <text:p>2294392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00BA46B-AC6E-464C-B644-A777FC57F0C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4397" calcext:value-type="float">
            <text:p>2294397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64EEC25-279B-48A3-B389-6F4399A2DE9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4398" calcext:value-type="float">
            <text:p>2294398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AA99BA-D81D-4D56-AC63-09C8DE75A3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4399" calcext:value-type="float">
            <text:p>2294399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61A6CB4-D3A6-4FDF-BE7F-14B1DFA6270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4400" calcext:value-type="float">
            <text:p>2294400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798C5AF-654B-4164-B5CE-56C9C1D69A4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4402" calcext:value-type="float">
            <text:p>2294402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1B83E2-4D37-4260-99C8-80DAC04A870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4404" calcext:value-type="float">
            <text:p>2294404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173F0B9-B55C-4233-B76D-4282E2DD105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4409" calcext:value-type="float">
            <text:p>2294409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517DC99-3278-4422-B4F0-C7CAC3B6B1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4413" calcext:value-type="float">
            <text:p>2294413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B40120-6482-423D-9891-C71CA6F76E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4422" calcext:value-type="float">
            <text:p>2294422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B265F7F-5C40-42A3-9F47-B601825091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2294449" calcext:value-type="float">
            <text:p>2294449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261A932-69A3-466C-A17F-02DE5C87DD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7382135" calcext:value-type="float">
            <text:p>7382135</text:p>
          </table:table-cell>
          <table:table-cell office:value-type="float" office:value="2350984" calcext:value-type="float">
            <text:p>2350984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724841-DA81-45F5-95B3-384C8BD85D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7382135" calcext:value-type="float">
            <text:p>7382135</text:p>
          </table:table-cell>
          <table:table-cell office:value-type="float" office:value="2350985" calcext:value-type="float">
            <text:p>2350985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4595E3E-1970-450E-A775-595E783305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7382135" calcext:value-type="float">
            <text:p>7382135</text:p>
          </table:table-cell>
          <table:table-cell office:value-type="float" office:value="2351012" calcext:value-type="float">
            <text:p>2351012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7E1D18-EE5C-4585-824C-57922C31FE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7382135" calcext:value-type="float">
            <text:p>7382135</text:p>
          </table:table-cell>
          <table:table-cell office:value-type="float" office:value="2351013" calcext:value-type="float">
            <text:p>2351013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B43067F-168F-4265-BADF-88F11F3044B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7382135" calcext:value-type="float">
            <text:p>7382135</text:p>
          </table:table-cell>
          <table:table-cell office:value-type="float" office:value="2651405" calcext:value-type="float">
            <text:p>2651405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4446A2E-7457-4C94-9B38-3FA6DB7F76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7382135" calcext:value-type="float">
            <text:p>7382135</text:p>
          </table:table-cell>
          <table:table-cell office:value-type="float" office:value="2651406" calcext:value-type="float">
            <text:p>2651406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6B2C91B-4575-44DF-B033-30D2EEAF75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369519" calcext:value-type="float">
            <text:p>2369519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CE2404-C984-4DE5-BF66-B07F70DF5F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369521" calcext:value-type="float">
            <text:p>2369521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7C331A-F95F-4BA0-8105-BC303933CD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369524" calcext:value-type="float">
            <text:p>2369524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C15367-6922-4131-82B3-02BB2F5EB3E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369525" calcext:value-type="float">
            <text:p>2369525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71571CA-F41D-4D29-AD67-AA785847B02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369526" calcext:value-type="float">
            <text:p>2369526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E7AFD6F-7A8E-4795-A6AE-D7F3949F3ED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369528" calcext:value-type="float">
            <text:p>2369528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48A091E-E71D-4985-8C70-216B3AEDBCF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369529" calcext:value-type="float">
            <text:p>2369529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E0A09E-2F13-4173-8D03-87988DA48C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369530" calcext:value-type="float">
            <text:p>2369530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4DCC898-15CD-4D89-BB12-3310F4FC127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369531" calcext:value-type="float">
            <text:p>2369531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EF1A32B-65F0-46AA-B7A1-C37A343121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369533" calcext:value-type="float">
            <text:p>2369533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2EDA501-1BA8-403F-85B8-E217F75433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369538" calcext:value-type="float">
            <text:p>2369538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83D4FAB-0056-49CE-A73A-67798ECE435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369541" calcext:value-type="float">
            <text:p>2369541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ED512E-9DDF-4D3B-ABBC-59CEE99695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369542" calcext:value-type="float">
            <text:p>2369542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17D62D6-B752-427F-AB78-15CED7DC07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454372" calcext:value-type="float">
            <text:p>2454372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45AD57D-F449-409B-A74D-28BF071DA9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2454376" calcext:value-type="float">
            <text:p>2454376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3E36AC7-896A-44D8-AA54-F2789ADCB0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7453561" calcext:value-type="float">
            <text:p>7453561</text:p>
          </table:table-cell>
          <table:table-cell office:value-type="float" office:value="2385763" calcext:value-type="float">
            <text:p>2385763</text:p>
          </table:table-cell>
          <table:table-cell office:value-type="string" calcext:value-type="string">
            <text:p>Hernando Manoel Rodrigues Ciel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0DB9D6-F5C0-4A2A-A315-C7EDE31F78C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7453561" calcext:value-type="float">
            <text:p>7453561</text:p>
          </table:table-cell>
          <table:table-cell office:value-type="float" office:value="2389876" calcext:value-type="float">
            <text:p>2389876</text:p>
          </table:table-cell>
          <table:table-cell office:value-type="string" calcext:value-type="string">
            <text:p>Hernando Manoel Rodrigues Ciel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CDC1898-7425-491A-AD1F-CA49C3EFC1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7453561" calcext:value-type="float">
            <text:p>7453561</text:p>
          </table:table-cell>
          <table:table-cell office:value-type="float" office:value="2389878" calcext:value-type="float">
            <text:p>2389878</text:p>
          </table:table-cell>
          <table:table-cell office:value-type="string" calcext:value-type="string">
            <text:p>Hernando Manoel Rodrigues Ciel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5369799-51D4-4EBC-9C8A-276C85ED8F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7453561" calcext:value-type="float">
            <text:p>7453561</text:p>
          </table:table-cell>
          <table:table-cell office:value-type="float" office:value="2389880" calcext:value-type="float">
            <text:p>2389880</text:p>
          </table:table-cell>
          <table:table-cell office:value-type="string" calcext:value-type="string">
            <text:p>Hernando Manoel Rodrigues Ciel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02F700-2C9D-4670-8700-7D2E1DCA3EC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7453561" calcext:value-type="float">
            <text:p>7453561</text:p>
          </table:table-cell>
          <table:table-cell office:value-type="float" office:value="2389882" calcext:value-type="float">
            <text:p>2389882</text:p>
          </table:table-cell>
          <table:table-cell office:value-type="string" calcext:value-type="string">
            <text:p>Hernando Manoel Rodrigues Ciele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E78BAA-07DD-4C25-BD14-0E996D8428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7505369" calcext:value-type="float">
            <text:p>7505369</text:p>
          </table:table-cell>
          <table:table-cell office:value-type="float" office:value="2369090" calcext:value-type="float">
            <text:p>2369090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36CAF8F-00C0-4505-818C-7C29DABCA5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7505369" calcext:value-type="float">
            <text:p>7505369</text:p>
          </table:table-cell>
          <table:table-cell office:value-type="float" office:value="2369091" calcext:value-type="float">
            <text:p>2369091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22F1897-B9BC-4189-8245-B96ED249028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7505369" calcext:value-type="float">
            <text:p>7505369</text:p>
          </table:table-cell>
          <table:table-cell office:value-type="float" office:value="2369106" calcext:value-type="float">
            <text:p>2369106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CC7099E-83BD-45B6-8F8B-343173CB2BE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7505369" calcext:value-type="float">
            <text:p>7505369</text:p>
          </table:table-cell>
          <table:table-cell office:value-type="float" office:value="2369107" calcext:value-type="float">
            <text:p>2369107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B447EC-FCBE-4975-B024-F40F89F81A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7505369" calcext:value-type="float">
            <text:p>7505369</text:p>
          </table:table-cell>
          <table:table-cell office:value-type="float" office:value="2369108" calcext:value-type="float">
            <text:p>2369108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BCE6171-A9C9-48DB-8A8B-74BEF85E8FB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7505369" calcext:value-type="float">
            <text:p>7505369</text:p>
          </table:table-cell>
          <table:table-cell office:value-type="float" office:value="2369210" calcext:value-type="float">
            <text:p>2369210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3AF2619-4AD9-43B7-ACF7-FD1EBACEA2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7505369" calcext:value-type="float">
            <text:p>7505369</text:p>
          </table:table-cell>
          <table:table-cell office:value-type="float" office:value="2369211" calcext:value-type="float">
            <text:p>2369211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EB56B8-C540-4899-9621-B72E43810A2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7505369" calcext:value-type="float">
            <text:p>7505369</text:p>
          </table:table-cell>
          <table:table-cell office:value-type="float" office:value="2369212" calcext:value-type="float">
            <text:p>2369212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F058F1-41D5-4346-A8BE-585AB1CC06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7505369" calcext:value-type="float">
            <text:p>7505369</text:p>
          </table:table-cell>
          <table:table-cell office:value-type="float" office:value="2369213" calcext:value-type="float">
            <text:p>2369213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75EFCA-8859-4F35-940E-BB75F3A1EB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7505369" calcext:value-type="float">
            <text:p>7505369</text:p>
          </table:table-cell>
          <table:table-cell office:value-type="float" office:value="2476552" calcext:value-type="float">
            <text:p>2476552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7FC6E7E-0A16-4548-A8EB-51B72318A1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7505369" calcext:value-type="float">
            <text:p>7505369</text:p>
          </table:table-cell>
          <table:table-cell office:value-type="float" office:value="2476670" calcext:value-type="float">
            <text:p>2476670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026727-23D8-4175-BEF8-BB42315184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7507532" calcext:value-type="float">
            <text:p>7507532</text:p>
          </table:table-cell>
          <table:table-cell office:value-type="float" office:value="2511050" calcext:value-type="float">
            <text:p>2511050</text:p>
          </table:table-cell>
          <table:table-cell office:value-type="string" calcext:value-type="string">
            <text:p>Giselly Ferreira Alve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79A8F9C-7A13-4163-9F80-5BC7E6D11C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7507532" calcext:value-type="float">
            <text:p>7507532</text:p>
          </table:table-cell>
          <table:table-cell office:value-type="float" office:value="2511052" calcext:value-type="float">
            <text:p>2511052</text:p>
          </table:table-cell>
          <table:table-cell office:value-type="string" calcext:value-type="string">
            <text:p>Giselly Ferreira Alve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9D5816-5799-4425-8DDC-C567287BF9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7507532" calcext:value-type="float">
            <text:p>7507532</text:p>
          </table:table-cell>
          <table:table-cell office:value-type="float" office:value="2391797" calcext:value-type="float">
            <text:p>2391797</text:p>
          </table:table-cell>
          <table:table-cell office:value-type="string" calcext:value-type="string">
            <text:p>Giselly Ferreira Alve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51A1C3-C83D-498A-B8FD-73C87EC4DFE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7507532" calcext:value-type="float">
            <text:p>7507532</text:p>
          </table:table-cell>
          <table:table-cell office:value-type="float" office:value="2391798" calcext:value-type="float">
            <text:p>2391798</text:p>
          </table:table-cell>
          <table:table-cell office:value-type="string" calcext:value-type="string">
            <text:p>Giselly Ferreira Alves Ribeir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D25C025-B792-4F66-BB2B-EB94C4B10A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7721121" calcext:value-type="float">
            <text:p>7721121</text:p>
          </table:table-cell>
          <table:table-cell office:value-type="float" office:value="2505742" calcext:value-type="float">
            <text:p>2505742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78FF81-9342-410E-BDD8-D99CB73ADAD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7721121" calcext:value-type="float">
            <text:p>7721121</text:p>
          </table:table-cell>
          <table:table-cell office:value-type="float" office:value="2505746" calcext:value-type="float">
            <text:p>2505746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E48155-D5FB-458C-9D1B-ED30A6370C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7721121" calcext:value-type="float">
            <text:p>7721121</text:p>
          </table:table-cell>
          <table:table-cell office:value-type="float" office:value="2505747" calcext:value-type="float">
            <text:p>2505747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1F7CA9-8C28-48C6-AEC0-DF230187051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7721121" calcext:value-type="float">
            <text:p>7721121</text:p>
          </table:table-cell>
          <table:table-cell office:value-type="float" office:value="2505748" calcext:value-type="float">
            <text:p>2505748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2CD9668-8E04-4DA3-BDD3-2D26553EFF2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7721121" calcext:value-type="float">
            <text:p>7721121</text:p>
          </table:table-cell>
          <table:table-cell office:value-type="float" office:value="2505749" calcext:value-type="float">
            <text:p>2505749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AF57895-30F9-4766-A684-D817457CB3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7721121" calcext:value-type="float">
            <text:p>7721121</text:p>
          </table:table-cell>
          <table:table-cell office:value-type="float" office:value="2505595" calcext:value-type="float">
            <text:p>2505595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2CC72E4-3C2D-4DAF-8738-8D12914C87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7721121" calcext:value-type="float">
            <text:p>7721121</text:p>
          </table:table-cell>
          <table:table-cell office:value-type="float" office:value="2505597" calcext:value-type="float">
            <text:p>2505597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47C9D5-7621-46F3-B033-15DDE855EA5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39765" calcext:value-type="float">
            <text:p>2739765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6A94C5-F4C4-4D07-BFB2-202C1D91FF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39885" calcext:value-type="float">
            <text:p>2739885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EC18DB-4783-406D-8160-190892F56F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39886" calcext:value-type="float">
            <text:p>2739886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F2D21F0-442F-4BCC-90A6-60BBC7D893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39887" calcext:value-type="float">
            <text:p>2739887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805A4E-2A13-4B8A-9B33-0398F29C79C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39888" calcext:value-type="float">
            <text:p>2739888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F3B4B8-0AC0-40A8-8C39-39E5CF2894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39892" calcext:value-type="float">
            <text:p>2739892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88B436B-DC5D-4D73-8945-BC1217EA6D4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61532" calcext:value-type="float">
            <text:p>2761532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14F041-5244-4004-9899-E81015C07F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61510" calcext:value-type="float">
            <text:p>2761510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8E383F7-6551-4B5D-8646-39664CFB278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61511" calcext:value-type="float">
            <text:p>2761511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54B2D66-CEC7-4228-A712-5848BDEE3F1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61514" calcext:value-type="float">
            <text:p>2761514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911B41-8024-41CA-AD9A-3CEA9BCFB3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61515" calcext:value-type="float">
            <text:p>2761515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EA6060-B130-46C3-A684-1E35F1DD97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61592" calcext:value-type="float">
            <text:p>2761592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4A7751-2EC3-4970-B521-84A9AB0593C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61593" calcext:value-type="float">
            <text:p>2761593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12BA43-C24F-4477-AFBD-7705BD4FD0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39768" calcext:value-type="float">
            <text:p>2739768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61DD452-D30E-4BCA-9C78-484FB62DE67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39770" calcext:value-type="float">
            <text:p>2739770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9A00BEE-A258-4C84-AB4A-9AE8BDB5140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2739772" calcext:value-type="float">
            <text:p>2739772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7E438FA-2264-4A81-AABE-6DF8B7F01B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649503" calcext:value-type="float">
            <text:p>2649503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5D4FCEC-3E05-42A7-BC18-6B6AFD1F8A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649504" calcext:value-type="float">
            <text:p>2649504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3575B4-FAC7-46A1-93F5-6C527B3FDEF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181" calcext:value-type="float">
            <text:p>2450181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D6D27F0-9F64-46B9-AEBC-F2C70ADA7E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182" calcext:value-type="float">
            <text:p>2450182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CAB175D-2088-4876-8611-DE6F03E2F5B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183" calcext:value-type="float">
            <text:p>2450183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9D50DB5-5419-4CB4-9228-7CFAA926859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190" calcext:value-type="float">
            <text:p>2450190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EF90C27-ECE7-44BB-B348-04D2D57771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191" calcext:value-type="float">
            <text:p>2450191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6085297-A144-4E19-AF7A-42DC186168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192" calcext:value-type="float">
            <text:p>2450192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CA795F-5C0E-4AD8-8ED2-303321D6848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220" calcext:value-type="float">
            <text:p>2450220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F7F1EF7-3B19-433D-87B7-5F4BDD15E50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224" calcext:value-type="float">
            <text:p>2450224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D5ED5B4-36C5-4939-B8E2-328188B7F6E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225" calcext:value-type="float">
            <text:p>2450225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9509C6-D61A-4146-BE10-E451DB6523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226" calcext:value-type="float">
            <text:p>2450226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802A6D-E54D-46B4-8817-425A638D80B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228" calcext:value-type="float">
            <text:p>2450228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4F4F884-F1FF-4888-A6A2-3E4622C1A6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231" calcext:value-type="float">
            <text:p>2450231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95FBA36-1422-465A-9835-388AC70272F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232" calcext:value-type="float">
            <text:p>2450232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665FDF5-57B0-4F8E-8D73-99F129EDA7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237" calcext:value-type="float">
            <text:p>2450237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F4A09D5-5ED2-4322-A8ED-1EA906BCBF1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238" calcext:value-type="float">
            <text:p>2450238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A7DF8DE-EF17-42E9-B641-C4BB63A836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450239" calcext:value-type="float">
            <text:p>2450239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FB2F375-E723-4BE9-990A-AAD3400904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649499" calcext:value-type="float">
            <text:p>2649499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67B7346-E10E-4328-BE61-0EE8C244AD3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649500" calcext:value-type="float">
            <text:p>2649500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034AC3C-4D38-4BB5-B7CE-7409E480116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2649501" calcext:value-type="float">
            <text:p>2649501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84010B-160E-46B2-8AF9-80449100BE7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503625" calcext:value-type="float">
            <text:p>2503625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2A1B086-DB04-45F9-96E4-5C2BA8960F3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503624" calcext:value-type="float">
            <text:p>2503624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3C0550-4F57-44DA-87E6-84E9825556C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503623" calcext:value-type="float">
            <text:p>2503623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CDA634-9CAA-4E82-AD4C-4FB4CB3883E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524405" calcext:value-type="float">
            <text:p>2524405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A27B602-A033-4653-A6BA-9755A520D1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651578" calcext:value-type="float">
            <text:p>2651578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6CAE08-5413-45E1-8330-1DEB236A0A7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651580" calcext:value-type="float">
            <text:p>2651580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A2D841-0F8A-4733-85E4-D0320FEFA44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503815" calcext:value-type="float">
            <text:p>2503815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58FD461-A029-48FF-BA9A-21C794333AC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503814" calcext:value-type="float">
            <text:p>2503814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16C0BF3-3487-444A-B325-447F71A759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503813" calcext:value-type="float">
            <text:p>2503813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76978E-1F0F-4CFE-92D3-1868E7A29E1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524406" calcext:value-type="float">
            <text:p>2524406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4F9F711-A8B5-41B7-AC3D-5AFC25EBB3D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503816" calcext:value-type="float">
            <text:p>2503816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38C4AF7-AF64-46DF-999A-63EEC560D61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503622" calcext:value-type="float">
            <text:p>2503622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EA0E358-429A-4DEA-A79C-11F988F3BF9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503621" calcext:value-type="float">
            <text:p>2503621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BD721AB-EA62-455B-BEE4-30F18C14896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503810" calcext:value-type="float">
            <text:p>2503810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44343B4-022E-4F9B-8BD3-6039FDAB8CB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503626" calcext:value-type="float">
            <text:p>2503626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1BF4204-8727-4D08-BBDB-3C3860D2202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496493" calcext:value-type="float">
            <text:p>2496493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989D76-FF78-468A-ABC3-ADAEDDA0262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460496" calcext:value-type="float">
            <text:p>2460496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826FFCC-52B1-477B-A3D9-44457E31D1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460497" calcext:value-type="float">
            <text:p>2460497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4D132CF-B40E-4744-88E0-F268E39845F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460498" calcext:value-type="float">
            <text:p>2460498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5B1273-C7A4-4DB8-BEC6-61523E08F5F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460499" calcext:value-type="float">
            <text:p>2460499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39FDDF2-988A-4092-A2A5-FEC5181D4B6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460535" calcext:value-type="float">
            <text:p>2460535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B51EE5-5537-4F01-9135-85D97FEAC6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460536" calcext:value-type="float">
            <text:p>2460536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274FB95-8998-4BEE-A1C7-0CD782B03C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460537" calcext:value-type="float">
            <text:p>2460537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C166EB9-D4F6-47A0-B367-64C7E0BA0A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2460538" calcext:value-type="float">
            <text:p>2460538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50BB49F-BB63-45A9-90B9-284B9A48F4E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7812731" calcext:value-type="float">
            <text:p>7812731</text:p>
          </table:table-cell>
          <table:table-cell office:value-type="float" office:value="2467123" calcext:value-type="float">
            <text:p>2467123</text:p>
          </table:table-cell>
          <table:table-cell office:value-type="string" calcext:value-type="string">
            <text:p>Paulo Segio Marcelo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3BBBDD-C66A-47C4-A184-7699DE2557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7812731" calcext:value-type="float">
            <text:p>7812731</text:p>
          </table:table-cell>
          <table:table-cell office:value-type="float" office:value="2467124" calcext:value-type="float">
            <text:p>2467124</text:p>
          </table:table-cell>
          <table:table-cell office:value-type="string" calcext:value-type="string">
            <text:p>Paulo Segio Marcelo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623D90C-0EAB-4753-9A97-F5AFF3C6575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7812731" calcext:value-type="float">
            <text:p>7812731</text:p>
          </table:table-cell>
          <table:table-cell office:value-type="float" office:value="2495572" calcext:value-type="float">
            <text:p>2495572</text:p>
          </table:table-cell>
          <table:table-cell office:value-type="string" calcext:value-type="string">
            <text:p>Paulo Segio Marcelo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78F2DCD-12C5-449B-9F95-10708A5C878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812731" calcext:value-type="float">
            <text:p>7812731</text:p>
          </table:table-cell>
          <table:table-cell office:value-type="float" office:value="2495573" calcext:value-type="float">
            <text:p>2495573</text:p>
          </table:table-cell>
          <table:table-cell office:value-type="string" calcext:value-type="string">
            <text:p>Paulo Segio Marcelo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49486BE-4E63-44A8-8C18-92E01B5590C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812731" calcext:value-type="float">
            <text:p>7812731</text:p>
          </table:table-cell>
          <table:table-cell office:value-type="float" office:value="2495574" calcext:value-type="float">
            <text:p>2495574</text:p>
          </table:table-cell>
          <table:table-cell office:value-type="string" calcext:value-type="string">
            <text:p>Paulo Segio Marcelo Ferreir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B65367-F45B-47B3-857E-E8A222DF5C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7826638" calcext:value-type="float">
            <text:p>7826638</text:p>
          </table:table-cell>
          <table:table-cell office:value-type="float" office:value="2487788" calcext:value-type="float">
            <text:p>2487788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DAE33D-8B9A-4C60-AFF0-18025E9CCB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7826638" calcext:value-type="float">
            <text:p>7826638</text:p>
          </table:table-cell>
          <table:table-cell office:value-type="float" office:value="2487789" calcext:value-type="float">
            <text:p>2487789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722A0A-4C29-4141-809E-24B5A87912E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7826638" calcext:value-type="float">
            <text:p>7826638</text:p>
          </table:table-cell>
          <table:table-cell office:value-type="float" office:value="2487790" calcext:value-type="float">
            <text:p>2487790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F3A510-06C2-4F0A-B829-305DAF1187F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7826638" calcext:value-type="float">
            <text:p>7826638</text:p>
          </table:table-cell>
          <table:table-cell office:value-type="float" office:value="2487867" calcext:value-type="float">
            <text:p>2487867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FBCF8E-B665-44F1-98CE-19176487161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826638" calcext:value-type="float">
            <text:p>7826638</text:p>
          </table:table-cell>
          <table:table-cell office:value-type="float" office:value="2487870" calcext:value-type="float">
            <text:p>2487870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BCCD18-0739-495A-85A5-D4F7E5317F1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7826638" calcext:value-type="float">
            <text:p>7826638</text:p>
          </table:table-cell>
          <table:table-cell office:value-type="float" office:value="2487871" calcext:value-type="float">
            <text:p>2487871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A1783338-6815-4F53-972E-95337A1194A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7826638" calcext:value-type="float">
            <text:p>7826638</text:p>
          </table:table-cell>
          <table:table-cell office:value-type="float" office:value="2488419" calcext:value-type="float">
            <text:p>2488419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A4DB75E-E833-4EA8-9427-2B8475AAC77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7826638" calcext:value-type="float">
            <text:p>7826638</text:p>
          </table:table-cell>
          <table:table-cell office:value-type="float" office:value="2488420" calcext:value-type="float">
            <text:p>2488420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A21E289-C9E8-42D1-AC9A-6EF5D8B898C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826638" calcext:value-type="float">
            <text:p>7826638</text:p>
          </table:table-cell>
          <table:table-cell office:value-type="float" office:value="2488422" calcext:value-type="float">
            <text:p>2488422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E581123-9160-4DDA-974B-EEA9A4F198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826638" calcext:value-type="float">
            <text:p>7826638</text:p>
          </table:table-cell>
          <table:table-cell office:value-type="float" office:value="2488427" calcext:value-type="float">
            <text:p>2488427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25E6B41-77B9-4B71-AE36-F98CEBAA11E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849427" calcext:value-type="float">
            <text:p>7849427</text:p>
          </table:table-cell>
          <table:table-cell office:value-type="float" office:value="2650646" calcext:value-type="float">
            <text:p>2650646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529D6D4-9FDA-4488-887F-D6BA272345A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849427" calcext:value-type="float">
            <text:p>7849427</text:p>
          </table:table-cell>
          <table:table-cell office:value-type="float" office:value="2650648" calcext:value-type="float">
            <text:p>2650648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E123FE-E1D9-4086-A971-0506FDF243F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849427" calcext:value-type="float">
            <text:p>7849427</text:p>
          </table:table-cell>
          <table:table-cell office:value-type="float" office:value="2650649" calcext:value-type="float">
            <text:p>2650649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F8B68AB-7926-4E0F-8357-7B5D2DCC84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849427" calcext:value-type="float">
            <text:p>7849427</text:p>
          </table:table-cell>
          <table:table-cell office:value-type="float" office:value="2650650" calcext:value-type="float">
            <text:p>2650650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BCEDCA-42E9-4EB1-8329-33BD2696E92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849427" calcext:value-type="float">
            <text:p>7849427</text:p>
          </table:table-cell>
          <table:table-cell office:value-type="float" office:value="2624600" calcext:value-type="float">
            <text:p>2624600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1020_16:14.html</text:p>
          </table:table-cell>
          <table:table-cell office:value-type="string" calcext:value-type="string">
            <text:p>https://app.easydentalcloud.com.br/wsefs/service.svc/download?file=E0AE3B5A-2FCC-4D76-AC72-1570F710D8A2</text:p>
          </table:table-cell>
          <table:table-cell office:value-type="string" calcext:value-type="string">
            <text:p>Emitida em 20/10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849427" calcext:value-type="float">
            <text:p>7849427</text:p>
          </table:table-cell>
          <table:table-cell office:value-type="float" office:value="2624597" calcext:value-type="float">
            <text:p>2624597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Atestado_20211020_16:13.html</text:p>
          </table:table-cell>
          <table:table-cell office:value-type="string" calcext:value-type="string">
            <text:p>https://app.easydentalcloud.com.br/wsefs/service.svc/download?file=DF6637AD-68C2-4A87-93AD-27CE04C9CB28</text:p>
          </table:table-cell>
          <table:table-cell office:value-type="string" calcext:value-type="string">
            <text:p>Emitida em 20/10/2021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849427" calcext:value-type="float">
            <text:p>7849427</text:p>
          </table:table-cell>
          <table:table-cell office:value-type="float" office:value="2650644" calcext:value-type="float">
            <text:p>2650644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8B249F0-CFB6-4744-877F-879D4157207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849427" calcext:value-type="float">
            <text:p>7849427</text:p>
          </table:table-cell>
          <table:table-cell office:value-type="float" office:value="2650645" calcext:value-type="float">
            <text:p>2650645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F6D124-CCBA-4A1A-A829-DEDC1C2EEB2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852594" calcext:value-type="float">
            <text:p>7852594</text:p>
          </table:table-cell>
          <table:table-cell office:value-type="float" office:value="2490258" calcext:value-type="float">
            <text:p>2490258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430305C-39FE-411A-A370-209AFA0865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852594" calcext:value-type="float">
            <text:p>7852594</text:p>
          </table:table-cell>
          <table:table-cell office:value-type="float" office:value="2490259" calcext:value-type="float">
            <text:p>2490259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F9173FA-D78D-4374-9C9A-BCD53FB33B2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852594" calcext:value-type="float">
            <text:p>7852594</text:p>
          </table:table-cell>
          <table:table-cell office:value-type="float" office:value="2490260" calcext:value-type="float">
            <text:p>2490260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C3FCE47-FF96-4657-A442-1809340D6D7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852594" calcext:value-type="float">
            <text:p>7852594</text:p>
          </table:table-cell>
          <table:table-cell office:value-type="float" office:value="2478512" calcext:value-type="float">
            <text:p>2478512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44F1440-F6AD-476D-8E0D-8A6AB281CC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852594" calcext:value-type="float">
            <text:p>7852594</text:p>
          </table:table-cell>
          <table:table-cell office:value-type="float" office:value="2478513" calcext:value-type="float">
            <text:p>2478513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7133A15-5DD5-4900-9A9E-B44B01BACCD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852594" calcext:value-type="float">
            <text:p>7852594</text:p>
          </table:table-cell>
          <table:table-cell office:value-type="float" office:value="2478514" calcext:value-type="float">
            <text:p>2478514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906E84-431C-4858-B6FB-F4C8589E324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852594" calcext:value-type="float">
            <text:p>7852594</text:p>
          </table:table-cell>
          <table:table-cell office:value-type="float" office:value="2496540" calcext:value-type="float">
            <text:p>2496540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EF20EF1-70F2-4B67-B609-902E5A50574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852594" calcext:value-type="float">
            <text:p>7852594</text:p>
          </table:table-cell>
          <table:table-cell office:value-type="float" office:value="2496541" calcext:value-type="float">
            <text:p>2496541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AD1A3F9-BA8B-4655-B8FD-2DC08B5359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852594" calcext:value-type="float">
            <text:p>7852594</text:p>
          </table:table-cell>
          <table:table-cell office:value-type="float" office:value="2496542" calcext:value-type="float">
            <text:p>2496542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9984F94-715F-4332-9E4A-D99314D22CF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852594" calcext:value-type="float">
            <text:p>7852594</text:p>
          </table:table-cell>
          <table:table-cell office:value-type="float" office:value="2496548" calcext:value-type="float">
            <text:p>2496548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05B4BD4-DB84-4D88-B1B4-1D5A2165463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852594" calcext:value-type="float">
            <text:p>7852594</text:p>
          </table:table-cell>
          <table:table-cell office:value-type="float" office:value="2496550" calcext:value-type="float">
            <text:p>2496550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0FBFF92-72B3-4C07-AD3D-B58D3FB11F4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509114" calcext:value-type="float">
            <text:p>2509114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539534-7764-4E51-A275-B57DC57BE7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0530" calcext:value-type="float">
            <text:p>2490530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119148A-8F3C-430F-B8D2-CD6BAB2219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0531" calcext:value-type="float">
            <text:p>2490531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F82987-5365-485A-9BF6-5E4B02BD6E6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0532" calcext:value-type="float">
            <text:p>2490532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0A13242-4FB7-41F3-BC12-5310B97FC71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0533" calcext:value-type="float">
            <text:p>2490533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2C7E874-656C-44F9-B2FA-4A85D93AC0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0534" calcext:value-type="float">
            <text:p>2490534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6788AA-3188-481A-BDDA-42DD58F7E28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0535" calcext:value-type="float">
            <text:p>2490535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800A72E-B3D8-415F-A3F4-C3BEC5C1D1B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0536" calcext:value-type="float">
            <text:p>2490536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068C350-7DDD-4A72-9170-E8953CD6945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0537" calcext:value-type="float">
            <text:p>2490537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2EA60B3-9FE6-4498-94DD-4113850D02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0538" calcext:value-type="float">
            <text:p>2490538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4C8CA3B-DD76-4388-A7F6-34D785E546C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0539" calcext:value-type="float">
            <text:p>2490539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98A2CD1-5CB4-42E4-9B91-BFFF9CF566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0541" calcext:value-type="float">
            <text:p>2490541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3C57F7-2787-4CCE-87E1-DC777E00B23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2512" calcext:value-type="float">
            <text:p>2492512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EF2379-EBAA-46BA-A0DE-847C7216967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2513" calcext:value-type="float">
            <text:p>2492513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226FB2-153B-4B66-B8F1-F9205D1920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2514" calcext:value-type="float">
            <text:p>2492514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681D1C6-69A6-42DF-9A50-FC9A340CAFE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2515" calcext:value-type="float">
            <text:p>2492515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5637DA7-006D-4ACF-8721-96F6A7810E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5568" calcext:value-type="float">
            <text:p>2495568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AFE6C3B-EA2C-4351-BC30-850E35EADF0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495569" calcext:value-type="float">
            <text:p>2495569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5E81FEA-32B7-4171-A3B9-7ECDBC1331D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524338" calcext:value-type="float">
            <text:p>2524338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156FC7C-74C1-430A-8FD4-F8E90C115E9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524339" calcext:value-type="float">
            <text:p>2524339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1A526B2-0E80-402B-BE44-92AF4590551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524340" calcext:value-type="float">
            <text:p>2524340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0B81F9F-6902-4BA1-9BAF-B8D9421AA3F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651260" calcext:value-type="float">
            <text:p>2651260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EDEF97-3B20-4901-9D20-1B08959E8B5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651263" calcext:value-type="float">
            <text:p>2651263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671BC8B-20DB-47F5-BDE8-8D5788F64A3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651266" calcext:value-type="float">
            <text:p>2651266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3163D5D-70E0-4756-8C68-6F6958DD3D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651267" calcext:value-type="float">
            <text:p>2651267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C1CDBA8-CDE7-4ED1-B947-BFF56A47146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2524337" calcext:value-type="float">
            <text:p>2524337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DACE168-8EBD-47FB-86E8-3E68FAF934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748833" calcext:value-type="float">
            <text:p>2748833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2D3EF8-520D-4B68-9115-4A3EE32D836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748832" calcext:value-type="float">
            <text:p>2748832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F282A8-F3A4-425F-AF38-561F29037BD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507487" calcext:value-type="float">
            <text:p>2507487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DE97511-27F7-4595-8F05-A7710746AF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507488" calcext:value-type="float">
            <text:p>2507488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FA2B791-C029-41DA-BB9D-21C03F94ED5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507551" calcext:value-type="float">
            <text:p>2507551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B5AA45-1C29-4ADE-8817-07C6D3C1609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507625" calcext:value-type="float">
            <text:p>2507625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0D6EBEC-F8DA-4381-BEAC-7855CB2DA1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507631" calcext:value-type="float">
            <text:p>2507631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D86A322-09F0-4028-8211-EBD1FB2D554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507633" calcext:value-type="float">
            <text:p>2507633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8D73A95-E394-4753-AF04-0D106F124E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507634" calcext:value-type="float">
            <text:p>2507634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EE9A5D0-8FE1-443C-91F1-66D20DE7C1A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507641" calcext:value-type="float">
            <text:p>2507641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651E206-E583-45B7-B8A7-45BCFE97516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507643" calcext:value-type="float">
            <text:p>2507643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A5A9CDC-F758-4073-A3EC-507EE101ED7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507644" calcext:value-type="float">
            <text:p>2507644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95A4127-A4FA-4057-9A7B-FB261F2F049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507645" calcext:value-type="float">
            <text:p>2507645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3C456B4-A3C3-4CC0-ADC2-D7357A60E2E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507647" calcext:value-type="float">
            <text:p>2507647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2AFA744-DD66-4476-973C-08CC6FAEEA4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2507648" calcext:value-type="float">
            <text:p>2507648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7B4B454-6903-406B-BDB4-2FF9AD53A80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649125" calcext:value-type="float">
            <text:p>2649125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B2DE35E-3826-47A6-9AFB-14ABA7433F4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649126" calcext:value-type="float">
            <text:p>2649126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CF7F02E-746B-4D82-82FA-9B7EBEC8BB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649127" calcext:value-type="float">
            <text:p>2649127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5B033D-4F9E-4D47-A60F-A3A3A95EB34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649128" calcext:value-type="float">
            <text:p>2649128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DDE70C-2954-48E7-8DD4-A5B5AF8BA14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649129" calcext:value-type="float">
            <text:p>2649129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ECF2564-5B37-40A1-8802-56895C5A463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519743" calcext:value-type="float">
            <text:p>2519743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CE9F146-5408-43DC-B37A-792C5C9CA7C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519744" calcext:value-type="float">
            <text:p>2519744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DC67388-A3FC-4836-BAB8-D4D9E892686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519745" calcext:value-type="float">
            <text:p>2519745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390DBA-A1AF-481F-B0E6-B605B7034FA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519746" calcext:value-type="float">
            <text:p>2519746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D73D2BC-ED6B-49EC-B2ED-1335CC1A6D8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519747" calcext:value-type="float">
            <text:p>2519747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110D21B-0C43-430C-9CBB-DB7757BC325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519749" calcext:value-type="float">
            <text:p>2519749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0660CC3-D6FD-4A15-9B08-50CFA111749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519750" calcext:value-type="float">
            <text:p>2519750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7C8B5BD-0A7F-4887-BC69-B134983B8E1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519751" calcext:value-type="float">
            <text:p>2519751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A75EB57-4328-4761-B99B-EC539434F25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519771" calcext:value-type="float">
            <text:p>2519771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EB4E52EC-C569-4587-BC91-51CBD353CCF9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519773" calcext:value-type="float">
            <text:p>2519773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17AE007-F712-4542-B2E5-D66EF96C57DE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519774" calcext:value-type="float">
            <text:p>2519774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F4157D2-42F4-4476-A307-82419F60EB4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519779" calcext:value-type="float">
            <text:p>2519779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5F9E834-55A1-4CCA-A6EF-840CF3DD058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2519780" calcext:value-type="float">
            <text:p>2519780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AE8F0C1-0095-4D93-9725-F8580B080C6A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7924370" calcext:value-type="float">
            <text:p>7924370</text:p>
          </table:table-cell>
          <table:table-cell office:value-type="float" office:value="2650620" calcext:value-type="float">
            <text:p>2650620</text:p>
          </table:table-cell>
          <table:table-cell office:value-type="string" calcext:value-type="string">
            <text:p>Marilia Bastos de Carval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9C0784D-27FD-4544-AD80-903BF832FA8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7924370" calcext:value-type="float">
            <text:p>7924370</text:p>
          </table:table-cell>
          <table:table-cell office:value-type="float" office:value="2650621" calcext:value-type="float">
            <text:p>2650621</text:p>
          </table:table-cell>
          <table:table-cell office:value-type="string" calcext:value-type="string">
            <text:p>Marilia Bastos de Carvalh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49AB424-3E5B-41D9-A256-89DE18B758A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8003676" calcext:value-type="float">
            <text:p>8003676</text:p>
          </table:table-cell>
          <table:table-cell office:value-type="float" office:value="2752342" calcext:value-type="float">
            <text:p>2752342</text:p>
          </table:table-cell>
          <table:table-cell office:value-type="string" calcext:value-type="string">
            <text:p>Debora Camargo Gonçal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C3DB526-09FB-4CC4-B2CA-BA9EA58B663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8003676" calcext:value-type="float">
            <text:p>8003676</text:p>
          </table:table-cell>
          <table:table-cell office:value-type="float" office:value="2752343" calcext:value-type="float">
            <text:p>2752343</text:p>
          </table:table-cell>
          <table:table-cell office:value-type="string" calcext:value-type="string">
            <text:p>Debora Camargo Gonçal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3A7649-428A-4E2E-AEB2-239B47647375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8003676" calcext:value-type="float">
            <text:p>8003676</text:p>
          </table:table-cell>
          <table:table-cell office:value-type="float" office:value="2752344" calcext:value-type="float">
            <text:p>2752344</text:p>
          </table:table-cell>
          <table:table-cell office:value-type="string" calcext:value-type="string">
            <text:p>Debora Camargo Gonçal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081E0E5-ABF0-4BF4-8717-DF2D1DE30F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8003676" calcext:value-type="float">
            <text:p>8003676</text:p>
          </table:table-cell>
          <table:table-cell office:value-type="float" office:value="2752345" calcext:value-type="float">
            <text:p>2752345</text:p>
          </table:table-cell>
          <table:table-cell office:value-type="string" calcext:value-type="string">
            <text:p>Debora Camargo Gonçal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1A2A37E1-3065-4BEA-80E9-40FA47EF581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8003676" calcext:value-type="float">
            <text:p>8003676</text:p>
          </table:table-cell>
          <table:table-cell office:value-type="float" office:value="2752346" calcext:value-type="float">
            <text:p>2752346</text:p>
          </table:table-cell>
          <table:table-cell office:value-type="string" calcext:value-type="string">
            <text:p>Debora Camargo Gonçalve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72BC30-0FF7-4EFF-95FB-878BB32375B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8041354" calcext:value-type="float">
            <text:p>8041354</text:p>
          </table:table-cell>
          <table:table-cell office:value-type="float" office:value="2752324" calcext:value-type="float">
            <text:p>2752324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4EE5BC8F-1A5F-4C7D-8AF9-A3249DC75C8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8041354" calcext:value-type="float">
            <text:p>8041354</text:p>
          </table:table-cell>
          <table:table-cell office:value-type="float" office:value="2752325" calcext:value-type="float">
            <text:p>2752325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7B1FE38-EC3B-4A49-A7D5-7E8E2D38AC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8041354" calcext:value-type="float">
            <text:p>8041354</text:p>
          </table:table-cell>
          <table:table-cell office:value-type="float" office:value="2752326" calcext:value-type="float">
            <text:p>2752326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623240C4-2735-4898-93DE-347BE71235F1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8041354" calcext:value-type="float">
            <text:p>8041354</text:p>
          </table:table-cell>
          <table:table-cell office:value-type="float" office:value="2651398" calcext:value-type="float">
            <text:p>2651398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D6F768C-711C-45CB-B379-368858EB83F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8041354" calcext:value-type="float">
            <text:p>8041354</text:p>
          </table:table-cell>
          <table:table-cell office:value-type="float" office:value="2651399" calcext:value-type="float">
            <text:p>2651399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5B8A80E-E599-49DF-9284-B13B18E65C4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8041354" calcext:value-type="float">
            <text:p>8041354</text:p>
          </table:table-cell>
          <table:table-cell office:value-type="float" office:value="2651400" calcext:value-type="float">
            <text:p>2651400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DE450C98-16B1-4670-9CB5-30DE0BEA19F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8041661" calcext:value-type="float">
            <text:p>8041661</text:p>
          </table:table-cell>
          <table:table-cell office:value-type="float" office:value="2759606" calcext:value-type="float">
            <text:p>2759606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D40DE1D-D369-4152-9866-5E676556BD5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8041661" calcext:value-type="float">
            <text:p>8041661</text:p>
          </table:table-cell>
          <table:table-cell office:value-type="float" office:value="2759607" calcext:value-type="float">
            <text:p>2759607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03981D56-A96A-49B4-81D0-45459F28B34F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8041661" calcext:value-type="float">
            <text:p>8041661</text:p>
          </table:table-cell>
          <table:table-cell office:value-type="float" office:value="2759900" calcext:value-type="float">
            <text:p>2759900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7CC889-F6FF-43D1-B703-55C22D9028F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8041661" calcext:value-type="float">
            <text:p>8041661</text:p>
          </table:table-cell>
          <table:table-cell office:value-type="float" office:value="2759901" calcext:value-type="float">
            <text:p>2759901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70D4A2-2979-4498-BFB6-A1296998546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8041661" calcext:value-type="float">
            <text:p>8041661</text:p>
          </table:table-cell>
          <table:table-cell office:value-type="float" office:value="2759608" calcext:value-type="float">
            <text:p>2759608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50D74E10-D49E-46B6-BFE0-7F55BBAD764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8041661" calcext:value-type="float">
            <text:p>8041661</text:p>
          </table:table-cell>
          <table:table-cell office:value-type="float" office:value="2759899" calcext:value-type="float">
            <text:p>2759899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B114D1E-469E-4ECE-9602-3D1D31C3EA7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8168351" calcext:value-type="float">
            <text:p>8168351</text:p>
          </table:table-cell>
          <table:table-cell office:value-type="float" office:value="2752332" calcext:value-type="float">
            <text:p>2752332</text:p>
          </table:table-cell>
          <table:table-cell office:value-type="string" calcext:value-type="string">
            <text:p>Leticia Vitori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523610F-CD33-4F65-A4A2-50F7103466B4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8168351" calcext:value-type="float">
            <text:p>8168351</text:p>
          </table:table-cell>
          <table:table-cell office:value-type="float" office:value="2752333" calcext:value-type="float">
            <text:p>2752333</text:p>
          </table:table-cell>
          <table:table-cell office:value-type="string" calcext:value-type="string">
            <text:p>Leticia Vitoria Ribeiro Silva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2014F9B-6356-461F-A227-EB955BC01AA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8185804" calcext:value-type="float">
            <text:p>8185804</text:p>
          </table:table-cell>
          <table:table-cell office:value-type="float" office:value="2759285" calcext:value-type="float">
            <text:p>2759285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C7B76167-F60A-4364-BDA0-3FDCB48A016C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8185804" calcext:value-type="float">
            <text:p>8185804</text:p>
          </table:table-cell>
          <table:table-cell office:value-type="float" office:value="2759287" calcext:value-type="float">
            <text:p>2759287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BA26F0F3-3336-435A-A5AD-66253B58013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8185804" calcext:value-type="float">
            <text:p>8185804</text:p>
          </table:table-cell>
          <table:table-cell office:value-type="float" office:value="2759288" calcext:value-type="float">
            <text:p>2759288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0AEC936-0BA5-42EB-864B-ACE5707E184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8185804" calcext:value-type="float">
            <text:p>8185804</text:p>
          </table:table-cell>
          <table:table-cell office:value-type="float" office:value="2759290" calcext:value-type="float">
            <text:p>2759290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F6D992DC-3867-4D18-A21B-98833DE04CCB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8185804" calcext:value-type="float">
            <text:p>8185804</text:p>
          </table:table-cell>
          <table:table-cell office:value-type="float" office:value="2759291" calcext:value-type="float">
            <text:p>2759291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2A57D3DD-0A3F-4E11-A3F8-09C9731CFD00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8185804" calcext:value-type="float">
            <text:p>8185804</text:p>
          </table:table-cell>
          <table:table-cell office:value-type="float" office:value="2759293" calcext:value-type="float">
            <text:p>2759293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F8F4ACD-DA51-4CB2-8980-5CE4EC13EEFD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8185804" calcext:value-type="float">
            <text:p>8185804</text:p>
          </table:table-cell>
          <table:table-cell office:value-type="float" office:value="2759296" calcext:value-type="float">
            <text:p>2759296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8DC1A298-2C0A-4245-B5D1-7C84FBC95F86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8185804" calcext:value-type="float">
            <text:p>8185804</text:p>
          </table:table-cell>
          <table:table-cell office:value-type="float" office:value="2759297" calcext:value-type="float">
            <text:p>2759297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94D50EC8-9BCF-43C0-B279-DF73337F9CD3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8185804" calcext:value-type="float">
            <text:p>8185804</text:p>
          </table:table-cell>
          <table:table-cell office:value-type="float" office:value="2759299" calcext:value-type="float">
            <text:p>2759299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753D0D7-C2A9-4B85-80DA-FA8B1FAB3097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8185804" calcext:value-type="float">
            <text:p>8185804</text:p>
          </table:table-cell>
          <table:table-cell office:value-type="float" office:value="2759301" calcext:value-type="float">
            <text:p>2759301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745EAED4-AC63-4C7B-9D32-8ADE73C1EB92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8185804" calcext:value-type="float">
            <text:p>8185804</text:p>
          </table:table-cell>
          <table:table-cell office:value-type="float" office:value="2759302" calcext:value-type="float">
            <text:p>2759302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EasyDental Smile</text:p>
          </table:table-cell>
          <table:table-cell office:value-type="string" calcext:value-type="string">
            <text:p>file.jpg</text:p>
          </table:table-cell>
          <table:table-cell office:value-type="string" calcext:value-type="string">
            <text:p>https://app.easydentalcloud.com.br/wsefs/service.svc/download?file=3323E345-DEC1-4114-B329-98C22FCD9E98</text:p>
          </table:table-cell>
          <table:table-cell/>
          <table:table-cell office:value-type="string" calcext:value-type="string">
            <text:p>Fotografia</text:p>
          </table:table-cell>
          <table:table-cell office:value-type="string" calcext:value-type="string">
            <text:p>Imag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R$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2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time-style style:name="N118">
      <number:hours/>
      <number:text>:</number:text>
      <number:minutes number:style="long"/>
      <number:text> </number:text>
      <number:am-pm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7">
      <number:month number:textual="true"/>
      <number:text>/</number:text>
      <number:year/>
    </number:date-style>
    <number:time-style style:name="N145">
      <number:minutes number:style="long"/>
      <number:text>:</number:text>
      <number:seconds number:style="long" number:decimal-places="1"/>
    </number:time-style>
    <number:date-style style:name="N116">
      <number:day/>
      <number:text>/</number:text>
      <number:month number:textual="true"/>
    </number:dat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5">
      <number:day/>
      <number:text>/</number:text>
      <number:month number:textual="true"/>
      <number:text>/</number:text>
      <number:year/>
    </number:date-style>
    <number:time-style style:name="N143">
      <number:minutes number:style="long"/>
      <number:text>:</number:text>
      <number:seconds number:style="long"/>
    </number:time-style>
    <number:date-style style:name="N114">
      <number:day/>
      <number:text>/</number:text>
      <number:month/>
      <number:text>/</number:text>
      <number:year number:style="long"/>
    </number:date-style>
    <number:number-style style:name="N14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13P0" style:volatile="true">
      <number:text>R$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6:21:12.288291333</meta:creation-date>
    <dc:date>2023-04-27T19:27:34.041957236</dc:date>
    <meta:editing-duration>PT2H11M5S</meta:editing-duration>
    <meta:editing-cycles>3</meta:editing-cycles>
    <meta:generator>LibreOffice/7.3.7.2$Linux_X86_64 LibreOffice_project/30$Build-2</meta:generator>
    <meta:document-statistic meta:table-count="1" meta:cell-count="18755" meta:object-count="0"/>
  </office:meta>
</office:document-meta>
</file>